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style-name="ce1" office:value-type="string" calcext:value-type="string">
            <text:p>running on -O3</text:p>
          </table:table-cell>
          <table:table-cell table:number-columns-repeated="5"/>
          <table:table-cell table:style-name="ce1" office:value-type="string" calcext:value-type="string">
            <text:p>running on no optimization fla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8 dot product</text:p>
          </table:table-cell>
          <table:table-cell office:value-type="string" calcext:value-type="string">
            <text:p>DOUBLE dot product</text:p>
          </table:table-cell>
          <table:table-cell office:value-type="string" calcext:value-type="string">
            <text:p>DIFFERENCE (double – f48)</text:p>
          </table:table-cell>
          <table:table-cell table:number-columns-repeated="3"/>
          <table:table-cell office:value-type="string" calcext:value-type="string">
            <text:p>f48 dot product</text:p>
          </table:table-cell>
          <table:table-cell office:value-type="string" calcext:value-type="string">
            <text:p>DOUBLE dot product</text:p>
          </table:table-cell>
          <table:table-cell office:value-type="string" calcext:value-type="string">
            <text:p>DIFFERENCE (double – f48)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014425" calcext:value-type="float">
            <text:p>7014425</text:p>
          </table:table-cell>
          <table:table-cell office:value-type="float" office:value="11217053" calcext:value-type="float">
            <text:p>11217053</text:p>
          </table:table-cell>
          <table:table-cell table:formula="of:=[.B10]-[.A10]" office:value-type="float" office:value="4202628" calcext:value-type="float">
            <text:p>4202628</text:p>
          </table:table-cell>
          <table:table-cell table:number-columns-repeated="3"/>
          <table:table-cell office:value-type="float" office:value="16335412" calcext:value-type="float">
            <text:p>16335412</text:p>
          </table:table-cell>
          <table:table-cell office:value-type="float" office:value="18123954" calcext:value-type="float">
            <text:p>18123954</text:p>
          </table:table-cell>
          <table:table-cell table:formula="of:=[.H10]-[.G10]" office:value-type="float" office:value="1788542" calcext:value-type="float">
            <text:p>1788542</text:p>
          </table:table-cell>
          <table:table-cell table:number-columns-repeated="2"/>
        </table:table-row>
        <table:table-row table:style-name="ro1">
          <table:table-cell office:value-type="float" office:value="10792543" calcext:value-type="float">
            <text:p>10792543</text:p>
          </table:table-cell>
          <table:table-cell office:value-type="float" office:value="7575704" calcext:value-type="float">
            <text:p>7575704</text:p>
          </table:table-cell>
          <table:table-cell table:formula="of:=[.B11]-[.A11]" office:value-type="float" office:value="-3216839" calcext:value-type="float">
            <text:p>-3216839</text:p>
          </table:table-cell>
          <table:table-cell/>
          <table:table-cell table:style-name="ce1" office:value-type="string" calcext:value-type="string">
            <text:p>AVERAGE</text:p>
          </table:table-cell>
          <table:table-cell/>
          <table:table-cell office:value-type="float" office:value="15799152" calcext:value-type="float">
            <text:p>15799152</text:p>
          </table:table-cell>
          <table:table-cell office:value-type="float" office:value="11127790" calcext:value-type="float">
            <text:p>11127790</text:p>
          </table:table-cell>
          <table:table-cell table:formula="of:=[.H11]-[.G11]" office:value-type="float" office:value="-4671362" calcext:value-type="float">
            <text:p>-4671362</text:p>
          </table:table-cell>
          <table:table-cell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6766936" calcext:value-type="float">
            <text:p>6766936</text:p>
          </table:table-cell>
          <table:table-cell office:value-type="float" office:value="8020227" calcext:value-type="float">
            <text:p>8020227</text:p>
          </table:table-cell>
          <table:table-cell table:formula="of:=[.B12]-[.A12]" office:value-type="float" office:value="1253291" calcext:value-type="float">
            <text:p>1253291</text:p>
          </table:table-cell>
          <table:table-cell/>
          <table:table-cell table:formula="of:=AVERAGE([.C10:.C109])" office:value-type="float" office:value="1925540.9" calcext:value-type="float">
            <text:p>1925540.9</text:p>
          </table:table-cell>
          <table:table-cell/>
          <table:table-cell office:value-type="float" office:value="16259237" calcext:value-type="float">
            <text:p>16259237</text:p>
          </table:table-cell>
          <table:table-cell office:value-type="float" office:value="11418982" calcext:value-type="float">
            <text:p>11418982</text:p>
          </table:table-cell>
          <table:table-cell table:formula="of:=[.H12]-[.G12]" office:value-type="float" office:value="-4840255" calcext:value-type="float">
            <text:p>-4840255</text:p>
          </table:table-cell>
          <table:table-cell/>
          <table:table-cell table:formula="of:=AVERAGE([.I10:.I109])" office:value-type="float" office:value="-5078837.98" calcext:value-type="float">
            <text:p>-5078837.98</text:p>
          </table:table-cell>
        </table:table-row>
        <table:table-row table:style-name="ro1">
          <table:table-cell office:value-type="float" office:value="5032233" calcext:value-type="float">
            <text:p>5032233</text:p>
          </table:table-cell>
          <table:table-cell office:value-type="float" office:value="9859596" calcext:value-type="float">
            <text:p>9859596</text:p>
          </table:table-cell>
          <table:table-cell table:formula="of:=[.B13]-[.A13]" office:value-type="float" office:value="4827363" calcext:value-type="float">
            <text:p>4827363</text:p>
          </table:table-cell>
          <table:table-cell/>
          <table:table-cell table:style-name="ce1" office:value-type="string" calcext:value-type="string">
            <text:p>MEDIAN</text:p>
          </table:table-cell>
          <table:table-cell/>
          <table:table-cell office:value-type="float" office:value="16502604" calcext:value-type="float">
            <text:p>16502604</text:p>
          </table:table-cell>
          <table:table-cell office:value-type="float" office:value="16392168" calcext:value-type="float">
            <text:p>16392168</text:p>
          </table:table-cell>
          <table:table-cell table:formula="of:=[.H13]-[.G13]" office:value-type="float" office:value="-110436" calcext:value-type="float">
            <text:p>-110436</text:p>
          </table:table-cell>
          <table:table-cell/>
          <table:table-cell table:style-name="ce1" office:value-type="string" calcext:value-type="string">
            <text:p>MEDIAN</text:p>
          </table:table-cell>
        </table:table-row>
        <table:table-row table:style-name="ro1">
          <table:table-cell office:value-type="float" office:value="5098164" calcext:value-type="float">
            <text:p>5098164</text:p>
          </table:table-cell>
          <table:table-cell office:value-type="float" office:value="9993489" calcext:value-type="float">
            <text:p>9993489</text:p>
          </table:table-cell>
          <table:table-cell table:formula="of:=[.B14]-[.A14]" office:value-type="float" office:value="4895325" calcext:value-type="float">
            <text:p>4895325</text:p>
          </table:table-cell>
          <table:table-cell/>
          <table:table-cell table:formula="of:=MEDIAN([.C10:.C109])" office:value-type="float" office:value="1853656.5" calcext:value-type="float">
            <text:p>1853656.5</text:p>
          </table:table-cell>
          <table:table-cell/>
          <table:table-cell office:value-type="float" office:value="16398699" calcext:value-type="float">
            <text:p>16398699</text:p>
          </table:table-cell>
          <table:table-cell office:value-type="float" office:value="11397242" calcext:value-type="float">
            <text:p>11397242</text:p>
          </table:table-cell>
          <table:table-cell table:formula="of:=[.H14]-[.G14]" office:value-type="float" office:value="-5001457" calcext:value-type="float">
            <text:p>-5001457</text:p>
          </table:table-cell>
          <table:table-cell/>
          <table:table-cell table:formula="of:=MEDIAN([.I10:.I109])" office:value-type="float" office:value="-5022845" calcext:value-type="float">
            <text:p>-5022845</text:p>
          </table:table-cell>
        </table:table-row>
        <table:table-row table:style-name="ro1">
          <table:table-cell office:value-type="float" office:value="4715740" calcext:value-type="float">
            <text:p>4715740</text:p>
          </table:table-cell>
          <table:table-cell office:value-type="float" office:value="13998317" calcext:value-type="float">
            <text:p>13998317</text:p>
          </table:table-cell>
          <table:table-cell table:formula="of:=[.B15]-[.A15]" office:value-type="float" office:value="9282577" calcext:value-type="float">
            <text:p>9282577</text:p>
          </table:table-cell>
          <table:table-cell table:number-columns-repeated="3"/>
          <table:table-cell office:value-type="float" office:value="15762403" calcext:value-type="float">
            <text:p>15762403</text:p>
          </table:table-cell>
          <table:table-cell office:value-type="float" office:value="11275999" calcext:value-type="float">
            <text:p>11275999</text:p>
          </table:table-cell>
          <table:table-cell table:formula="of:=[.H15]-[.G15]" office:value-type="float" office:value="-4486404" calcext:value-type="float">
            <text:p>-4486404</text:p>
          </table:table-cell>
          <table:table-cell table:number-columns-repeated="2"/>
        </table:table-row>
        <table:table-row table:style-name="ro1">
          <table:table-cell office:value-type="float" office:value="4879747" calcext:value-type="float">
            <text:p>4879747</text:p>
          </table:table-cell>
          <table:table-cell office:value-type="float" office:value="17207030" calcext:value-type="float">
            <text:p>17207030</text:p>
          </table:table-cell>
          <table:table-cell table:formula="of:=[.B16]-[.A16]" office:value-type="float" office:value="12327283" calcext:value-type="float">
            <text:p>12327283</text:p>
          </table:table-cell>
          <table:table-cell table:number-columns-repeated="3"/>
          <table:table-cell office:value-type="float" office:value="15481960" calcext:value-type="float">
            <text:p>15481960</text:p>
          </table:table-cell>
          <table:table-cell office:value-type="float" office:value="11150258" calcext:value-type="float">
            <text:p>11150258</text:p>
          </table:table-cell>
          <table:table-cell table:formula="of:=[.H16]-[.G16]" office:value-type="float" office:value="-4331702" calcext:value-type="float">
            <text:p>-4331702</text:p>
          </table:table-cell>
          <table:table-cell table:number-columns-repeated="2"/>
        </table:table-row>
        <table:table-row table:style-name="ro1">
          <table:table-cell office:value-type="float" office:value="4964770" calcext:value-type="float">
            <text:p>4964770</text:p>
          </table:table-cell>
          <table:table-cell office:value-type="float" office:value="8843325" calcext:value-type="float">
            <text:p>8843325</text:p>
          </table:table-cell>
          <table:table-cell table:formula="of:=[.B17]-[.A17]" office:value-type="float" office:value="3878555" calcext:value-type="float">
            <text:p>3878555</text:p>
          </table:table-cell>
          <table:table-cell table:number-columns-repeated="3"/>
          <table:table-cell office:value-type="float" office:value="16237200" calcext:value-type="float">
            <text:p>16237200</text:p>
          </table:table-cell>
          <table:table-cell office:value-type="float" office:value="11023097" calcext:value-type="float">
            <text:p>11023097</text:p>
          </table:table-cell>
          <table:table-cell table:formula="of:=[.H17]-[.G17]" office:value-type="float" office:value="-5214103" calcext:value-type="float">
            <text:p>-5214103</text:p>
          </table:table-cell>
          <table:table-cell table:number-columns-repeated="2"/>
        </table:table-row>
        <table:table-row table:style-name="ro1">
          <table:table-cell office:value-type="float" office:value="4663554" calcext:value-type="float">
            <text:p>4663554</text:p>
          </table:table-cell>
          <table:table-cell office:value-type="float" office:value="7235469" calcext:value-type="float">
            <text:p>7235469</text:p>
          </table:table-cell>
          <table:table-cell table:formula="of:=[.B18]-[.A18]" office:value-type="float" office:value="2571915" calcext:value-type="float">
            <text:p>2571915</text:p>
          </table:table-cell>
          <table:table-cell table:number-columns-repeated="3"/>
          <table:table-cell office:value-type="float" office:value="15782236" calcext:value-type="float">
            <text:p>15782236</text:p>
          </table:table-cell>
          <table:table-cell office:value-type="float" office:value="11174739" calcext:value-type="float">
            <text:p>11174739</text:p>
          </table:table-cell>
          <table:table-cell table:formula="of:=[.H18]-[.G18]" office:value-type="float" office:value="-4607497" calcext:value-type="float">
            <text:p>-4607497</text:p>
          </table:table-cell>
          <table:table-cell table:number-columns-repeated="2"/>
        </table:table-row>
        <table:table-row table:style-name="ro1">
          <table:table-cell office:value-type="float" office:value="5332800" calcext:value-type="float">
            <text:p>5332800</text:p>
          </table:table-cell>
          <table:table-cell office:value-type="float" office:value="7118694" calcext:value-type="float">
            <text:p>7118694</text:p>
          </table:table-cell>
          <table:table-cell table:formula="of:=[.B19]-[.A19]" office:value-type="float" office:value="1785894" calcext:value-type="float">
            <text:p>1785894</text:p>
          </table:table-cell>
          <table:table-cell table:number-columns-repeated="3"/>
          <table:table-cell office:value-type="float" office:value="15917848" calcext:value-type="float">
            <text:p>15917848</text:p>
          </table:table-cell>
          <table:table-cell office:value-type="float" office:value="11919081" calcext:value-type="float">
            <text:p>11919081</text:p>
          </table:table-cell>
          <table:table-cell table:formula="of:=[.H19]-[.G19]" office:value-type="float" office:value="-3998767" calcext:value-type="float">
            <text:p>-3998767</text:p>
          </table:table-cell>
          <table:table-cell table:number-columns-repeated="2"/>
        </table:table-row>
        <table:table-row table:style-name="ro1">
          <table:table-cell office:value-type="float" office:value="6395936" calcext:value-type="float">
            <text:p>6395936</text:p>
          </table:table-cell>
          <table:table-cell office:value-type="float" office:value="8705647" calcext:value-type="float">
            <text:p>8705647</text:p>
          </table:table-cell>
          <table:table-cell table:formula="of:=[.B20]-[.A20]" office:value-type="float" office:value="2309711" calcext:value-type="float">
            <text:p>2309711</text:p>
          </table:table-cell>
          <table:table-cell table:number-columns-repeated="3"/>
          <table:table-cell office:value-type="float" office:value="15556702" calcext:value-type="float">
            <text:p>15556702</text:p>
          </table:table-cell>
          <table:table-cell office:value-type="float" office:value="14532398" calcext:value-type="float">
            <text:p>14532398</text:p>
          </table:table-cell>
          <table:table-cell table:formula="of:=[.H20]-[.G20]" office:value-type="float" office:value="-1024304" calcext:value-type="float">
            <text:p>-1024304</text:p>
          </table:table-cell>
          <table:table-cell table:number-columns-repeated="2"/>
        </table:table-row>
        <table:table-row table:style-name="ro1">
          <table:table-cell office:value-type="float" office:value="5913331" calcext:value-type="float">
            <text:p>5913331</text:p>
          </table:table-cell>
          <table:table-cell office:value-type="float" office:value="8195963" calcext:value-type="float">
            <text:p>8195963</text:p>
          </table:table-cell>
          <table:table-cell table:formula="of:=[.B21]-[.A21]" office:value-type="float" office:value="2282632" calcext:value-type="float">
            <text:p>2282632</text:p>
          </table:table-cell>
          <table:table-cell table:number-columns-repeated="3"/>
          <table:table-cell office:value-type="float" office:value="16383878" calcext:value-type="float">
            <text:p>16383878</text:p>
          </table:table-cell>
          <table:table-cell office:value-type="float" office:value="11167131" calcext:value-type="float">
            <text:p>11167131</text:p>
          </table:table-cell>
          <table:table-cell table:formula="of:=[.H21]-[.G21]" office:value-type="float" office:value="-5216747" calcext:value-type="float">
            <text:p>-5216747</text:p>
          </table:table-cell>
          <table:table-cell table:number-columns-repeated="2"/>
        </table:table-row>
        <table:table-row table:style-name="ro1">
          <table:table-cell office:value-type="float" office:value="5843016" calcext:value-type="float">
            <text:p>5843016</text:p>
          </table:table-cell>
          <table:table-cell office:value-type="float" office:value="7678592" calcext:value-type="float">
            <text:p>7678592</text:p>
          </table:table-cell>
          <table:table-cell table:formula="of:=[.B22]-[.A22]" office:value-type="float" office:value="1835576" calcext:value-type="float">
            <text:p>1835576</text:p>
          </table:table-cell>
          <table:table-cell table:number-columns-repeated="3"/>
          <table:table-cell office:value-type="float" office:value="15778081" calcext:value-type="float">
            <text:p>15778081</text:p>
          </table:table-cell>
          <table:table-cell office:value-type="float" office:value="11735168" calcext:value-type="float">
            <text:p>11735168</text:p>
          </table:table-cell>
          <table:table-cell table:formula="of:=[.H22]-[.G22]" office:value-type="float" office:value="-4042913" calcext:value-type="float">
            <text:p>-4042913</text:p>
          </table:table-cell>
          <table:table-cell table:number-columns-repeated="2"/>
        </table:table-row>
        <table:table-row table:style-name="ro1">
          <table:table-cell office:value-type="float" office:value="4958186" calcext:value-type="float">
            <text:p>4958186</text:p>
          </table:table-cell>
          <table:table-cell office:value-type="float" office:value="8191840" calcext:value-type="float">
            <text:p>8191840</text:p>
          </table:table-cell>
          <table:table-cell table:formula="of:=[.B23]-[.A23]" office:value-type="float" office:value="3233654" calcext:value-type="float">
            <text:p>3233654</text:p>
          </table:table-cell>
          <table:table-cell table:number-columns-repeated="3"/>
          <table:table-cell office:value-type="float" office:value="15759373" calcext:value-type="float">
            <text:p>15759373</text:p>
          </table:table-cell>
          <table:table-cell office:value-type="float" office:value="12720978" calcext:value-type="float">
            <text:p>12720978</text:p>
          </table:table-cell>
          <table:table-cell table:formula="of:=[.H23]-[.G23]" office:value-type="float" office:value="-3038395" calcext:value-type="float">
            <text:p>-3038395</text:p>
          </table:table-cell>
          <table:table-cell table:number-columns-repeated="2"/>
        </table:table-row>
        <table:table-row table:style-name="ro1">
          <table:table-cell office:value-type="float" office:value="5209894" calcext:value-type="float">
            <text:p>5209894</text:p>
          </table:table-cell>
          <table:table-cell office:value-type="float" office:value="7502651" calcext:value-type="float">
            <text:p>7502651</text:p>
          </table:table-cell>
          <table:table-cell table:formula="of:=[.B24]-[.A24]" office:value-type="float" office:value="2292757" calcext:value-type="float">
            <text:p>2292757</text:p>
          </table:table-cell>
          <table:table-cell table:number-columns-repeated="3"/>
          <table:table-cell office:value-type="float" office:value="15600034" calcext:value-type="float">
            <text:p>15600034</text:p>
          </table:table-cell>
          <table:table-cell office:value-type="float" office:value="10892770" calcext:value-type="float">
            <text:p>10892770</text:p>
          </table:table-cell>
          <table:table-cell table:formula="of:=[.H24]-[.G24]" office:value-type="float" office:value="-4707264" calcext:value-type="float">
            <text:p>-4707264</text:p>
          </table:table-cell>
          <table:table-cell table:number-columns-repeated="2"/>
        </table:table-row>
        <table:table-row table:style-name="ro1">
          <table:table-cell office:value-type="float" office:value="5196544" calcext:value-type="float">
            <text:p>5196544</text:p>
          </table:table-cell>
          <table:table-cell office:value-type="float" office:value="7512293" calcext:value-type="float">
            <text:p>7512293</text:p>
          </table:table-cell>
          <table:table-cell table:formula="of:=[.B25]-[.A25]" office:value-type="float" office:value="2315749" calcext:value-type="float">
            <text:p>2315749</text:p>
          </table:table-cell>
          <table:table-cell table:number-columns-repeated="3"/>
          <table:table-cell office:value-type="float" office:value="16184153" calcext:value-type="float">
            <text:p>16184153</text:p>
          </table:table-cell>
          <table:table-cell office:value-type="float" office:value="10962610" calcext:value-type="float">
            <text:p>10962610</text:p>
          </table:table-cell>
          <table:table-cell table:formula="of:=[.H25]-[.G25]" office:value-type="float" office:value="-5221543" calcext:value-type="float">
            <text:p>-5221543</text:p>
          </table:table-cell>
          <table:table-cell table:number-columns-repeated="2"/>
        </table:table-row>
        <table:table-row table:style-name="ro1">
          <table:table-cell office:value-type="float" office:value="5002012" calcext:value-type="float">
            <text:p>5002012</text:p>
          </table:table-cell>
          <table:table-cell office:value-type="float" office:value="9648806" calcext:value-type="float">
            <text:p>9648806</text:p>
          </table:table-cell>
          <table:table-cell table:formula="of:=[.B26]-[.A26]" office:value-type="float" office:value="4646794" calcext:value-type="float">
            <text:p>4646794</text:p>
          </table:table-cell>
          <table:table-cell table:number-columns-repeated="3"/>
          <table:table-cell office:value-type="float" office:value="16132206" calcext:value-type="float">
            <text:p>16132206</text:p>
          </table:table-cell>
          <table:table-cell office:value-type="float" office:value="10875514" calcext:value-type="float">
            <text:p>10875514</text:p>
          </table:table-cell>
          <table:table-cell table:formula="of:=[.H26]-[.G26]" office:value-type="float" office:value="-5256692" calcext:value-type="float">
            <text:p>-5256692</text:p>
          </table:table-cell>
          <table:table-cell table:number-columns-repeated="2"/>
        </table:table-row>
        <table:table-row table:style-name="ro1">
          <table:table-cell office:value-type="float" office:value="5000401" calcext:value-type="float">
            <text:p>5000401</text:p>
          </table:table-cell>
          <table:table-cell office:value-type="float" office:value="9209532" calcext:value-type="float">
            <text:p>9209532</text:p>
          </table:table-cell>
          <table:table-cell table:formula="of:=[.B27]-[.A27]" office:value-type="float" office:value="4209131" calcext:value-type="float">
            <text:p>4209131</text:p>
          </table:table-cell>
          <table:table-cell table:number-columns-repeated="3"/>
          <table:table-cell office:value-type="float" office:value="15760500" calcext:value-type="float">
            <text:p>15760500</text:p>
          </table:table-cell>
          <table:table-cell office:value-type="float" office:value="11195033" calcext:value-type="float">
            <text:p>11195033</text:p>
          </table:table-cell>
          <table:table-cell table:formula="of:=[.H27]-[.G27]" office:value-type="float" office:value="-4565467" calcext:value-type="float">
            <text:p>-4565467</text:p>
          </table:table-cell>
          <table:table-cell table:number-columns-repeated="2"/>
        </table:table-row>
        <table:table-row table:style-name="ro1">
          <table:table-cell office:value-type="float" office:value="5159760" calcext:value-type="float">
            <text:p>5159760</text:p>
          </table:table-cell>
          <table:table-cell office:value-type="float" office:value="8473746" calcext:value-type="float">
            <text:p>8473746</text:p>
          </table:table-cell>
          <table:table-cell table:formula="of:=[.B28]-[.A28]" office:value-type="float" office:value="3313986" calcext:value-type="float">
            <text:p>3313986</text:p>
          </table:table-cell>
          <table:table-cell table:number-columns-repeated="3"/>
          <table:table-cell office:value-type="float" office:value="15967426" calcext:value-type="float">
            <text:p>15967426</text:p>
          </table:table-cell>
          <table:table-cell office:value-type="float" office:value="10954952" calcext:value-type="float">
            <text:p>10954952</text:p>
          </table:table-cell>
          <table:table-cell table:formula="of:=[.H28]-[.G28]" office:value-type="float" office:value="-5012474" calcext:value-type="float">
            <text:p>-5012474</text:p>
          </table:table-cell>
          <table:table-cell table:number-columns-repeated="2"/>
        </table:table-row>
        <table:table-row table:style-name="ro1">
          <table:table-cell office:value-type="float" office:value="4765025" calcext:value-type="float">
            <text:p>4765025</text:p>
          </table:table-cell>
          <table:table-cell office:value-type="float" office:value="9227088" calcext:value-type="float">
            <text:p>9227088</text:p>
          </table:table-cell>
          <table:table-cell table:formula="of:=[.B29]-[.A29]" office:value-type="float" office:value="4462063" calcext:value-type="float">
            <text:p>4462063</text:p>
          </table:table-cell>
          <table:table-cell table:number-columns-repeated="3"/>
          <table:table-cell office:value-type="float" office:value="15391388" calcext:value-type="float">
            <text:p>15391388</text:p>
          </table:table-cell>
          <table:table-cell office:value-type="float" office:value="10518734" calcext:value-type="float">
            <text:p>10518734</text:p>
          </table:table-cell>
          <table:table-cell table:formula="of:=[.H29]-[.G29]" office:value-type="float" office:value="-4872654" calcext:value-type="float">
            <text:p>-4872654</text:p>
          </table:table-cell>
          <table:table-cell table:number-columns-repeated="2"/>
        </table:table-row>
        <table:table-row table:style-name="ro1">
          <table:table-cell office:value-type="float" office:value="4976132" calcext:value-type="float">
            <text:p>4976132</text:p>
          </table:table-cell>
          <table:table-cell office:value-type="float" office:value="9281000" calcext:value-type="float">
            <text:p>9281000</text:p>
          </table:table-cell>
          <table:table-cell table:formula="of:=[.B30]-[.A30]" office:value-type="float" office:value="4304868" calcext:value-type="float">
            <text:p>4304868</text:p>
          </table:table-cell>
          <table:table-cell table:number-columns-repeated="3"/>
          <table:table-cell office:value-type="float" office:value="16542735" calcext:value-type="float">
            <text:p>16542735</text:p>
          </table:table-cell>
          <table:table-cell office:value-type="float" office:value="10891981" calcext:value-type="float">
            <text:p>10891981</text:p>
          </table:table-cell>
          <table:table-cell table:formula="of:=[.H30]-[.G30]" office:value-type="float" office:value="-5650754" calcext:value-type="float">
            <text:p>-5650754</text:p>
          </table:table-cell>
          <table:table-cell table:number-columns-repeated="2"/>
        </table:table-row>
        <table:table-row table:style-name="ro1">
          <table:table-cell office:value-type="float" office:value="5616737" calcext:value-type="float">
            <text:p>5616737</text:p>
          </table:table-cell>
          <table:table-cell office:value-type="float" office:value="16568751" calcext:value-type="float">
            <text:p>16568751</text:p>
          </table:table-cell>
          <table:table-cell table:formula="of:=[.B31]-[.A31]" office:value-type="float" office:value="10952014" calcext:value-type="float">
            <text:p>10952014</text:p>
          </table:table-cell>
          <table:table-cell table:number-columns-repeated="3"/>
          <table:table-cell office:value-type="float" office:value="15801583" calcext:value-type="float">
            <text:p>15801583</text:p>
          </table:table-cell>
          <table:table-cell office:value-type="float" office:value="10706921" calcext:value-type="float">
            <text:p>10706921</text:p>
          </table:table-cell>
          <table:table-cell table:formula="of:=[.H31]-[.G31]" office:value-type="float" office:value="-5094662" calcext:value-type="float">
            <text:p>-5094662</text:p>
          </table:table-cell>
          <table:table-cell table:number-columns-repeated="2"/>
        </table:table-row>
        <table:table-row table:style-name="ro1">
          <table:table-cell office:value-type="float" office:value="11007178" calcext:value-type="float">
            <text:p>11007178</text:p>
          </table:table-cell>
          <table:table-cell office:value-type="float" office:value="7332886" calcext:value-type="float">
            <text:p>7332886</text:p>
          </table:table-cell>
          <table:table-cell table:formula="of:=[.B32]-[.A32]" office:value-type="float" office:value="-3674292" calcext:value-type="float">
            <text:p>-3674292</text:p>
          </table:table-cell>
          <table:table-cell table:number-columns-repeated="3"/>
          <table:table-cell office:value-type="float" office:value="17198279" calcext:value-type="float">
            <text:p>17198279</text:p>
          </table:table-cell>
          <table:table-cell office:value-type="float" office:value="11931366" calcext:value-type="float">
            <text:p>11931366</text:p>
          </table:table-cell>
          <table:table-cell table:formula="of:=[.H32]-[.G32]" office:value-type="float" office:value="-5266913" calcext:value-type="float">
            <text:p>-5266913</text:p>
          </table:table-cell>
          <table:table-cell table:number-columns-repeated="2"/>
        </table:table-row>
        <table:table-row table:style-name="ro1">
          <table:table-cell office:value-type="float" office:value="6488654" calcext:value-type="float">
            <text:p>6488654</text:p>
          </table:table-cell>
          <table:table-cell office:value-type="float" office:value="6913078" calcext:value-type="float">
            <text:p>6913078</text:p>
          </table:table-cell>
          <table:table-cell table:formula="of:=[.B33]-[.A33]" office:value-type="float" office:value="424424" calcext:value-type="float">
            <text:p>424424</text:p>
          </table:table-cell>
          <table:table-cell table:number-columns-repeated="3"/>
          <table:table-cell office:value-type="float" office:value="15652894" calcext:value-type="float">
            <text:p>15652894</text:p>
          </table:table-cell>
          <table:table-cell office:value-type="float" office:value="10696351" calcext:value-type="float">
            <text:p>10696351</text:p>
          </table:table-cell>
          <table:table-cell table:formula="of:=[.H33]-[.G33]" office:value-type="float" office:value="-4956543" calcext:value-type="float">
            <text:p>-4956543</text:p>
          </table:table-cell>
          <table:table-cell table:number-columns-repeated="2"/>
        </table:table-row>
        <table:table-row table:style-name="ro1">
          <table:table-cell office:value-type="float" office:value="6508052" calcext:value-type="float">
            <text:p>6508052</text:p>
          </table:table-cell>
          <table:table-cell office:value-type="float" office:value="6128439" calcext:value-type="float">
            <text:p>6128439</text:p>
          </table:table-cell>
          <table:table-cell table:formula="of:=[.B34]-[.A34]" office:value-type="float" office:value="-379613" calcext:value-type="float">
            <text:p>-379613</text:p>
          </table:table-cell>
          <table:table-cell table:number-columns-repeated="3"/>
          <table:table-cell office:value-type="float" office:value="15272592" calcext:value-type="float">
            <text:p>15272592</text:p>
          </table:table-cell>
          <table:table-cell office:value-type="float" office:value="10496115" calcext:value-type="float">
            <text:p>10496115</text:p>
          </table:table-cell>
          <table:table-cell table:formula="of:=[.H34]-[.G34]" office:value-type="float" office:value="-4776477" calcext:value-type="float">
            <text:p>-4776477</text:p>
          </table:table-cell>
          <table:table-cell table:number-columns-repeated="2"/>
        </table:table-row>
        <table:table-row table:style-name="ro1">
          <table:table-cell office:value-type="float" office:value="6761220" calcext:value-type="float">
            <text:p>6761220</text:p>
          </table:table-cell>
          <table:table-cell office:value-type="float" office:value="6283894" calcext:value-type="float">
            <text:p>6283894</text:p>
          </table:table-cell>
          <table:table-cell table:formula="of:=[.B35]-[.A35]" office:value-type="float" office:value="-477326" calcext:value-type="float">
            <text:p>-477326</text:p>
          </table:table-cell>
          <table:table-cell table:number-columns-repeated="3"/>
          <table:table-cell office:value-type="float" office:value="16343358" calcext:value-type="float">
            <text:p>16343358</text:p>
          </table:table-cell>
          <table:table-cell office:value-type="float" office:value="10697900" calcext:value-type="float">
            <text:p>10697900</text:p>
          </table:table-cell>
          <table:table-cell table:formula="of:=[.H35]-[.G35]" office:value-type="float" office:value="-5645458" calcext:value-type="float">
            <text:p>-5645458</text:p>
          </table:table-cell>
          <table:table-cell table:number-columns-repeated="2"/>
        </table:table-row>
        <table:table-row table:style-name="ro1">
          <table:table-cell office:value-type="float" office:value="8151121" calcext:value-type="float">
            <text:p>8151121</text:p>
          </table:table-cell>
          <table:table-cell office:value-type="float" office:value="6164189" calcext:value-type="float">
            <text:p>6164189</text:p>
          </table:table-cell>
          <table:table-cell table:formula="of:=[.B36]-[.A36]" office:value-type="float" office:value="-1986932" calcext:value-type="float">
            <text:p>-1986932</text:p>
          </table:table-cell>
          <table:table-cell table:number-columns-repeated="3"/>
          <table:table-cell office:value-type="float" office:value="17748352" calcext:value-type="float">
            <text:p>17748352</text:p>
          </table:table-cell>
          <table:table-cell office:value-type="float" office:value="10545540" calcext:value-type="float">
            <text:p>10545540</text:p>
          </table:table-cell>
          <table:table-cell table:formula="of:=[.H36]-[.G36]" office:value-type="float" office:value="-7202812" calcext:value-type="float">
            <text:p>-7202812</text:p>
          </table:table-cell>
          <table:table-cell table:number-columns-repeated="2"/>
        </table:table-row>
        <table:table-row table:style-name="ro1">
          <table:table-cell office:value-type="float" office:value="9354428" calcext:value-type="float">
            <text:p>9354428</text:p>
          </table:table-cell>
          <table:table-cell office:value-type="float" office:value="6658606" calcext:value-type="float">
            <text:p>6658606</text:p>
          </table:table-cell>
          <table:table-cell table:formula="of:=[.B37]-[.A37]" office:value-type="float" office:value="-2695822" calcext:value-type="float">
            <text:p>-2695822</text:p>
          </table:table-cell>
          <table:table-cell table:number-columns-repeated="3"/>
          <table:table-cell office:value-type="float" office:value="16016518" calcext:value-type="float">
            <text:p>16016518</text:p>
          </table:table-cell>
          <table:table-cell office:value-type="float" office:value="10995207" calcext:value-type="float">
            <text:p>10995207</text:p>
          </table:table-cell>
          <table:table-cell table:formula="of:=[.H37]-[.G37]" office:value-type="float" office:value="-5021311" calcext:value-type="float">
            <text:p>-5021311</text:p>
          </table:table-cell>
          <table:table-cell table:number-columns-repeated="2"/>
        </table:table-row>
        <table:table-row table:style-name="ro1">
          <table:table-cell office:value-type="float" office:value="15778903" calcext:value-type="float">
            <text:p>15778903</text:p>
          </table:table-cell>
          <table:table-cell office:value-type="float" office:value="7615410" calcext:value-type="float">
            <text:p>7615410</text:p>
          </table:table-cell>
          <table:table-cell table:formula="of:=[.B38]-[.A38]" office:value-type="float" office:value="-8163493" calcext:value-type="float">
            <text:p>-8163493</text:p>
          </table:table-cell>
          <table:table-cell table:number-columns-repeated="3"/>
          <table:table-cell office:value-type="float" office:value="16410594" calcext:value-type="float">
            <text:p>16410594</text:p>
          </table:table-cell>
          <table:table-cell office:value-type="float" office:value="11235803" calcext:value-type="float">
            <text:p>11235803</text:p>
          </table:table-cell>
          <table:table-cell table:formula="of:=[.H38]-[.G38]" office:value-type="float" office:value="-5174791" calcext:value-type="float">
            <text:p>-5174791</text:p>
          </table:table-cell>
          <table:table-cell table:number-columns-repeated="2"/>
        </table:table-row>
        <table:table-row table:style-name="ro1">
          <table:table-cell office:value-type="float" office:value="8978798" calcext:value-type="float">
            <text:p>8978798</text:p>
          </table:table-cell>
          <table:table-cell office:value-type="float" office:value="6691930" calcext:value-type="float">
            <text:p>6691930</text:p>
          </table:table-cell>
          <table:table-cell table:formula="of:=[.B39]-[.A39]" office:value-type="float" office:value="-2286868" calcext:value-type="float">
            <text:p>-2286868</text:p>
          </table:table-cell>
          <table:table-cell table:number-columns-repeated="3"/>
          <table:table-cell office:value-type="float" office:value="16229089" calcext:value-type="float">
            <text:p>16229089</text:p>
          </table:table-cell>
          <table:table-cell office:value-type="float" office:value="10862478" calcext:value-type="float">
            <text:p>10862478</text:p>
          </table:table-cell>
          <table:table-cell table:formula="of:=[.H39]-[.G39]" office:value-type="float" office:value="-5366611" calcext:value-type="float">
            <text:p>-5366611</text:p>
          </table:table-cell>
          <table:table-cell table:number-columns-repeated="2"/>
        </table:table-row>
        <table:table-row table:style-name="ro1">
          <table:table-cell office:value-type="float" office:value="5486409" calcext:value-type="float">
            <text:p>5486409</text:p>
          </table:table-cell>
          <table:table-cell office:value-type="float" office:value="6926694" calcext:value-type="float">
            <text:p>6926694</text:p>
          </table:table-cell>
          <table:table-cell table:formula="of:=[.B40]-[.A40]" office:value-type="float" office:value="1440285" calcext:value-type="float">
            <text:p>1440285</text:p>
          </table:table-cell>
          <table:table-cell table:number-columns-repeated="3"/>
          <table:table-cell office:value-type="float" office:value="15980836" calcext:value-type="float">
            <text:p>15980836</text:p>
          </table:table-cell>
          <table:table-cell office:value-type="float" office:value="12479806" calcext:value-type="float">
            <text:p>12479806</text:p>
          </table:table-cell>
          <table:table-cell table:formula="of:=[.H40]-[.G40]" office:value-type="float" office:value="-3501030" calcext:value-type="float">
            <text:p>-3501030</text:p>
          </table:table-cell>
          <table:table-cell table:number-columns-repeated="2"/>
        </table:table-row>
        <table:table-row table:style-name="ro1">
          <table:table-cell office:value-type="float" office:value="4882590" calcext:value-type="float">
            <text:p>4882590</text:p>
          </table:table-cell>
          <table:table-cell office:value-type="float" office:value="7933186" calcext:value-type="float">
            <text:p>7933186</text:p>
          </table:table-cell>
          <table:table-cell table:formula="of:=[.B41]-[.A41]" office:value-type="float" office:value="3050596" calcext:value-type="float">
            <text:p>3050596</text:p>
          </table:table-cell>
          <table:table-cell table:number-columns-repeated="3"/>
          <table:table-cell office:value-type="float" office:value="15977783" calcext:value-type="float">
            <text:p>15977783</text:p>
          </table:table-cell>
          <table:table-cell office:value-type="float" office:value="10733122" calcext:value-type="float">
            <text:p>10733122</text:p>
          </table:table-cell>
          <table:table-cell table:formula="of:=[.H41]-[.G41]" office:value-type="float" office:value="-5244661" calcext:value-type="float">
            <text:p>-5244661</text:p>
          </table:table-cell>
          <table:table-cell table:number-columns-repeated="2"/>
        </table:table-row>
        <table:table-row table:style-name="ro1">
          <table:table-cell office:value-type="float" office:value="4845795" calcext:value-type="float">
            <text:p>4845795</text:p>
          </table:table-cell>
          <table:table-cell office:value-type="float" office:value="7485055" calcext:value-type="float">
            <text:p>7485055</text:p>
          </table:table-cell>
          <table:table-cell table:formula="of:=[.B42]-[.A42]" office:value-type="float" office:value="2639260" calcext:value-type="float">
            <text:p>2639260</text:p>
          </table:table-cell>
          <table:table-cell table:number-columns-repeated="3"/>
          <table:table-cell office:value-type="float" office:value="16215696" calcext:value-type="float">
            <text:p>16215696</text:p>
          </table:table-cell>
          <table:table-cell office:value-type="float" office:value="11168035" calcext:value-type="float">
            <text:p>11168035</text:p>
          </table:table-cell>
          <table:table-cell table:formula="of:=[.H42]-[.G42]" office:value-type="float" office:value="-5047661" calcext:value-type="float">
            <text:p>-5047661</text:p>
          </table:table-cell>
          <table:table-cell table:number-columns-repeated="2"/>
        </table:table-row>
        <table:table-row table:style-name="ro1">
          <table:table-cell office:value-type="float" office:value="4612717" calcext:value-type="float">
            <text:p>4612717</text:p>
          </table:table-cell>
          <table:table-cell office:value-type="float" office:value="7582522" calcext:value-type="float">
            <text:p>7582522</text:p>
          </table:table-cell>
          <table:table-cell table:formula="of:=[.B43]-[.A43]" office:value-type="float" office:value="2969805" calcext:value-type="float">
            <text:p>2969805</text:p>
          </table:table-cell>
          <table:table-cell table:number-columns-repeated="3"/>
          <table:table-cell office:value-type="float" office:value="16127380" calcext:value-type="float">
            <text:p>16127380</text:p>
          </table:table-cell>
          <table:table-cell office:value-type="float" office:value="10428175" calcext:value-type="float">
            <text:p>10428175</text:p>
          </table:table-cell>
          <table:table-cell table:formula="of:=[.H43]-[.G43]" office:value-type="float" office:value="-5699205" calcext:value-type="float">
            <text:p>-5699205</text:p>
          </table:table-cell>
          <table:table-cell table:number-columns-repeated="2"/>
        </table:table-row>
        <table:table-row table:style-name="ro1">
          <table:table-cell office:value-type="float" office:value="4685544" calcext:value-type="float">
            <text:p>4685544</text:p>
          </table:table-cell>
          <table:table-cell office:value-type="float" office:value="7364799" calcext:value-type="float">
            <text:p>7364799</text:p>
          </table:table-cell>
          <table:table-cell table:formula="of:=[.B44]-[.A44]" office:value-type="float" office:value="2679255" calcext:value-type="float">
            <text:p>2679255</text:p>
          </table:table-cell>
          <table:table-cell table:number-columns-repeated="3"/>
          <table:table-cell office:value-type="float" office:value="15734474" calcext:value-type="float">
            <text:p>15734474</text:p>
          </table:table-cell>
          <table:table-cell office:value-type="float" office:value="10785065" calcext:value-type="float">
            <text:p>10785065</text:p>
          </table:table-cell>
          <table:table-cell table:formula="of:=[.H44]-[.G44]" office:value-type="float" office:value="-4949409" calcext:value-type="float">
            <text:p>-4949409</text:p>
          </table:table-cell>
          <table:table-cell table:number-columns-repeated="2"/>
        </table:table-row>
        <table:table-row table:style-name="ro1">
          <table:table-cell office:value-type="float" office:value="4977922" calcext:value-type="float">
            <text:p>4977922</text:p>
          </table:table-cell>
          <table:table-cell office:value-type="float" office:value="8780877" calcext:value-type="float">
            <text:p>8780877</text:p>
          </table:table-cell>
          <table:table-cell table:formula="of:=[.B45]-[.A45]" office:value-type="float" office:value="3802955" calcext:value-type="float">
            <text:p>3802955</text:p>
          </table:table-cell>
          <table:table-cell table:number-columns-repeated="3"/>
          <table:table-cell office:value-type="float" office:value="15790294" calcext:value-type="float">
            <text:p>15790294</text:p>
          </table:table-cell>
          <table:table-cell office:value-type="float" office:value="10653179" calcext:value-type="float">
            <text:p>10653179</text:p>
          </table:table-cell>
          <table:table-cell table:formula="of:=[.H45]-[.G45]" office:value-type="float" office:value="-5137115" calcext:value-type="float">
            <text:p>-5137115</text:p>
          </table:table-cell>
          <table:table-cell table:number-columns-repeated="2"/>
        </table:table-row>
        <table:table-row table:style-name="ro1">
          <table:table-cell office:value-type="float" office:value="4887232" calcext:value-type="float">
            <text:p>4887232</text:p>
          </table:table-cell>
          <table:table-cell office:value-type="float" office:value="9332726" calcext:value-type="float">
            <text:p>9332726</text:p>
          </table:table-cell>
          <table:table-cell table:formula="of:=[.B46]-[.A46]" office:value-type="float" office:value="4445494" calcext:value-type="float">
            <text:p>4445494</text:p>
          </table:table-cell>
          <table:table-cell table:number-columns-repeated="3"/>
          <table:table-cell office:value-type="float" office:value="16413843" calcext:value-type="float">
            <text:p>16413843</text:p>
          </table:table-cell>
          <table:table-cell office:value-type="float" office:value="10575606" calcext:value-type="float">
            <text:p>10575606</text:p>
          </table:table-cell>
          <table:table-cell table:formula="of:=[.H46]-[.G46]" office:value-type="float" office:value="-5838237" calcext:value-type="float">
            <text:p>-5838237</text:p>
          </table:table-cell>
          <table:table-cell table:number-columns-repeated="2"/>
        </table:table-row>
        <table:table-row table:style-name="ro1">
          <table:table-cell office:value-type="float" office:value="5935425" calcext:value-type="float">
            <text:p>5935425</text:p>
          </table:table-cell>
          <table:table-cell office:value-type="float" office:value="9604078" calcext:value-type="float">
            <text:p>9604078</text:p>
          </table:table-cell>
          <table:table-cell table:formula="of:=[.B47]-[.A47]" office:value-type="float" office:value="3668653" calcext:value-type="float">
            <text:p>3668653</text:p>
          </table:table-cell>
          <table:table-cell table:number-columns-repeated="3"/>
          <table:table-cell office:value-type="float" office:value="15548814" calcext:value-type="float">
            <text:p>15548814</text:p>
          </table:table-cell>
          <table:table-cell office:value-type="float" office:value="10873355" calcext:value-type="float">
            <text:p>10873355</text:p>
          </table:table-cell>
          <table:table-cell table:formula="of:=[.H47]-[.G47]" office:value-type="float" office:value="-4675459" calcext:value-type="float">
            <text:p>-4675459</text:p>
          </table:table-cell>
          <table:table-cell table:number-columns-repeated="2"/>
        </table:table-row>
        <table:table-row table:style-name="ro1">
          <table:table-cell office:value-type="float" office:value="7152409" calcext:value-type="float">
            <text:p>7152409</text:p>
          </table:table-cell>
          <table:table-cell office:value-type="float" office:value="8459610" calcext:value-type="float">
            <text:p>8459610</text:p>
          </table:table-cell>
          <table:table-cell table:formula="of:=[.B48]-[.A48]" office:value-type="float" office:value="1307201" calcext:value-type="float">
            <text:p>1307201</text:p>
          </table:table-cell>
          <table:table-cell table:number-columns-repeated="3"/>
          <table:table-cell office:value-type="float" office:value="15587171" calcext:value-type="float">
            <text:p>15587171</text:p>
          </table:table-cell>
          <table:table-cell office:value-type="float" office:value="11232224" calcext:value-type="float">
            <text:p>11232224</text:p>
          </table:table-cell>
          <table:table-cell table:formula="of:=[.H48]-[.G48]" office:value-type="float" office:value="-4354947" calcext:value-type="float">
            <text:p>-4354947</text:p>
          </table:table-cell>
          <table:table-cell table:number-columns-repeated="2"/>
        </table:table-row>
        <table:table-row table:style-name="ro1">
          <table:table-cell office:value-type="float" office:value="6805983" calcext:value-type="float">
            <text:p>6805983</text:p>
          </table:table-cell>
          <table:table-cell office:value-type="float" office:value="15829918" calcext:value-type="float">
            <text:p>15829918</text:p>
          </table:table-cell>
          <table:table-cell table:formula="of:=[.B49]-[.A49]" office:value-type="float" office:value="9023935" calcext:value-type="float">
            <text:p>9023935</text:p>
          </table:table-cell>
          <table:table-cell table:number-columns-repeated="3"/>
          <table:table-cell office:value-type="float" office:value="16052945" calcext:value-type="float">
            <text:p>16052945</text:p>
          </table:table-cell>
          <table:table-cell office:value-type="float" office:value="10513955" calcext:value-type="float">
            <text:p>10513955</text:p>
          </table:table-cell>
          <table:table-cell table:formula="of:=[.H49]-[.G49]" office:value-type="float" office:value="-5538990" calcext:value-type="float">
            <text:p>-5538990</text:p>
          </table:table-cell>
          <table:table-cell table:number-columns-repeated="2"/>
        </table:table-row>
        <table:table-row table:style-name="ro1">
          <table:table-cell office:value-type="float" office:value="6665885" calcext:value-type="float">
            <text:p>6665885</text:p>
          </table:table-cell>
          <table:table-cell office:value-type="float" office:value="7512534" calcext:value-type="float">
            <text:p>7512534</text:p>
          </table:table-cell>
          <table:table-cell table:formula="of:=[.B50]-[.A50]" office:value-type="float" office:value="846649" calcext:value-type="float">
            <text:p>846649</text:p>
          </table:table-cell>
          <table:table-cell table:number-columns-repeated="3"/>
          <table:table-cell office:value-type="float" office:value="16054837" calcext:value-type="float">
            <text:p>16054837</text:p>
          </table:table-cell>
          <table:table-cell office:value-type="float" office:value="11135182" calcext:value-type="float">
            <text:p>11135182</text:p>
          </table:table-cell>
          <table:table-cell table:formula="of:=[.H50]-[.G50]" office:value-type="float" office:value="-4919655" calcext:value-type="float">
            <text:p>-4919655</text:p>
          </table:table-cell>
          <table:table-cell table:number-columns-repeated="2"/>
        </table:table-row>
        <table:table-row table:style-name="ro1">
          <table:table-cell office:value-type="float" office:value="6814532" calcext:value-type="float">
            <text:p>6814532</text:p>
          </table:table-cell>
          <table:table-cell office:value-type="float" office:value="6709756" calcext:value-type="float">
            <text:p>6709756</text:p>
          </table:table-cell>
          <table:table-cell table:formula="of:=[.B51]-[.A51]" office:value-type="float" office:value="-104776" calcext:value-type="float">
            <text:p>-104776</text:p>
          </table:table-cell>
          <table:table-cell table:number-columns-repeated="3"/>
          <table:table-cell office:value-type="float" office:value="16015681" calcext:value-type="float">
            <text:p>16015681</text:p>
          </table:table-cell>
          <table:table-cell office:value-type="float" office:value="10906996" calcext:value-type="float">
            <text:p>10906996</text:p>
          </table:table-cell>
          <table:table-cell table:formula="of:=[.H51]-[.G51]" office:value-type="float" office:value="-5108685" calcext:value-type="float">
            <text:p>-5108685</text:p>
          </table:table-cell>
          <table:table-cell table:number-columns-repeated="2"/>
        </table:table-row>
        <table:table-row table:style-name="ro1">
          <table:table-cell office:value-type="float" office:value="9109791" calcext:value-type="float">
            <text:p>9109791</text:p>
          </table:table-cell>
          <table:table-cell office:value-type="float" office:value="6156171" calcext:value-type="float">
            <text:p>6156171</text:p>
          </table:table-cell>
          <table:table-cell table:formula="of:=[.B52]-[.A52]" office:value-type="float" office:value="-2953620" calcext:value-type="float">
            <text:p>-2953620</text:p>
          </table:table-cell>
          <table:table-cell table:number-columns-repeated="3"/>
          <table:table-cell office:value-type="float" office:value="15580543" calcext:value-type="float">
            <text:p>15580543</text:p>
          </table:table-cell>
          <table:table-cell office:value-type="float" office:value="10556164" calcext:value-type="float">
            <text:p>10556164</text:p>
          </table:table-cell>
          <table:table-cell table:formula="of:=[.H52]-[.G52]" office:value-type="float" office:value="-5024379" calcext:value-type="float">
            <text:p>-5024379</text:p>
          </table:table-cell>
          <table:table-cell table:number-columns-repeated="2"/>
        </table:table-row>
        <table:table-row table:style-name="ro1">
          <table:table-cell office:value-type="float" office:value="8644708" calcext:value-type="float">
            <text:p>8644708</text:p>
          </table:table-cell>
          <table:table-cell office:value-type="float" office:value="5927265" calcext:value-type="float">
            <text:p>5927265</text:p>
          </table:table-cell>
          <table:table-cell table:formula="of:=[.B53]-[.A53]" office:value-type="float" office:value="-2717443" calcext:value-type="float">
            <text:p>-2717443</text:p>
          </table:table-cell>
          <table:table-cell table:number-columns-repeated="3"/>
          <table:table-cell office:value-type="float" office:value="15715224" calcext:value-type="float">
            <text:p>15715224</text:p>
          </table:table-cell>
          <table:table-cell office:value-type="float" office:value="10940510" calcext:value-type="float">
            <text:p>10940510</text:p>
          </table:table-cell>
          <table:table-cell table:formula="of:=[.H53]-[.G53]" office:value-type="float" office:value="-4774714" calcext:value-type="float">
            <text:p>-4774714</text:p>
          </table:table-cell>
          <table:table-cell table:number-columns-repeated="2"/>
        </table:table-row>
        <table:table-row table:style-name="ro1">
          <table:table-cell office:value-type="float" office:value="9820858" calcext:value-type="float">
            <text:p>9820858</text:p>
          </table:table-cell>
          <table:table-cell office:value-type="float" office:value="6483465" calcext:value-type="float">
            <text:p>6483465</text:p>
          </table:table-cell>
          <table:table-cell table:formula="of:=[.B54]-[.A54]" office:value-type="float" office:value="-3337393" calcext:value-type="float">
            <text:p>-3337393</text:p>
          </table:table-cell>
          <table:table-cell table:number-columns-repeated="3"/>
          <table:table-cell office:value-type="float" office:value="15915271" calcext:value-type="float">
            <text:p>15915271</text:p>
          </table:table-cell>
          <table:table-cell office:value-type="float" office:value="11006153" calcext:value-type="float">
            <text:p>11006153</text:p>
          </table:table-cell>
          <table:table-cell table:formula="of:=[.H54]-[.G54]" office:value-type="float" office:value="-4909118" calcext:value-type="float">
            <text:p>-4909118</text:p>
          </table:table-cell>
          <table:table-cell table:number-columns-repeated="2"/>
        </table:table-row>
        <table:table-row table:style-name="ro1">
          <table:table-cell office:value-type="float" office:value="13206620" calcext:value-type="float">
            <text:p>13206620</text:p>
          </table:table-cell>
          <table:table-cell office:value-type="float" office:value="8335072" calcext:value-type="float">
            <text:p>8335072</text:p>
          </table:table-cell>
          <table:table-cell table:formula="of:=[.B55]-[.A55]" office:value-type="float" office:value="-4871548" calcext:value-type="float">
            <text:p>-4871548</text:p>
          </table:table-cell>
          <table:table-cell table:number-columns-repeated="3"/>
          <table:table-cell office:value-type="float" office:value="15642263" calcext:value-type="float">
            <text:p>15642263</text:p>
          </table:table-cell>
          <table:table-cell office:value-type="float" office:value="10810057" calcext:value-type="float">
            <text:p>10810057</text:p>
          </table:table-cell>
          <table:table-cell table:formula="of:=[.H55]-[.G55]" office:value-type="float" office:value="-4832206" calcext:value-type="float">
            <text:p>-4832206</text:p>
          </table:table-cell>
          <table:table-cell table:number-columns-repeated="2"/>
        </table:table-row>
        <table:table-row table:style-name="ro1">
          <table:table-cell office:value-type="float" office:value="5479031" calcext:value-type="float">
            <text:p>5479031</text:p>
          </table:table-cell>
          <table:table-cell office:value-type="float" office:value="8015477" calcext:value-type="float">
            <text:p>8015477</text:p>
          </table:table-cell>
          <table:table-cell table:formula="of:=[.B56]-[.A56]" office:value-type="float" office:value="2536446" calcext:value-type="float">
            <text:p>2536446</text:p>
          </table:table-cell>
          <table:table-cell table:number-columns-repeated="3"/>
          <table:table-cell office:value-type="float" office:value="15649624" calcext:value-type="float">
            <text:p>15649624</text:p>
          </table:table-cell>
          <table:table-cell office:value-type="float" office:value="10679057" calcext:value-type="float">
            <text:p>10679057</text:p>
          </table:table-cell>
          <table:table-cell table:formula="of:=[.H56]-[.G56]" office:value-type="float" office:value="-4970567" calcext:value-type="float">
            <text:p>-4970567</text:p>
          </table:table-cell>
          <table:table-cell table:number-columns-repeated="2"/>
        </table:table-row>
        <table:table-row table:style-name="ro1">
          <table:table-cell office:value-type="float" office:value="4732155" calcext:value-type="float">
            <text:p>4732155</text:p>
          </table:table-cell>
          <table:table-cell office:value-type="float" office:value="7541201" calcext:value-type="float">
            <text:p>7541201</text:p>
          </table:table-cell>
          <table:table-cell table:formula="of:=[.B57]-[.A57]" office:value-type="float" office:value="2809046" calcext:value-type="float">
            <text:p>2809046</text:p>
          </table:table-cell>
          <table:table-cell table:number-columns-repeated="3"/>
          <table:table-cell office:value-type="float" office:value="16127272" calcext:value-type="float">
            <text:p>16127272</text:p>
          </table:table-cell>
          <table:table-cell office:value-type="float" office:value="12183121" calcext:value-type="float">
            <text:p>12183121</text:p>
          </table:table-cell>
          <table:table-cell table:formula="of:=[.H57]-[.G57]" office:value-type="float" office:value="-3944151" calcext:value-type="float">
            <text:p>-3944151</text:p>
          </table:table-cell>
          <table:table-cell table:number-columns-repeated="2"/>
        </table:table-row>
        <table:table-row table:style-name="ro1">
          <table:table-cell office:value-type="float" office:value="4805059" calcext:value-type="float">
            <text:p>4805059</text:p>
          </table:table-cell>
          <table:table-cell office:value-type="float" office:value="8496116" calcext:value-type="float">
            <text:p>8496116</text:p>
          </table:table-cell>
          <table:table-cell table:formula="of:=[.B58]-[.A58]" office:value-type="float" office:value="3691057" calcext:value-type="float">
            <text:p>3691057</text:p>
          </table:table-cell>
          <table:table-cell table:number-columns-repeated="3"/>
          <table:table-cell office:value-type="float" office:value="15927056" calcext:value-type="float">
            <text:p>15927056</text:p>
          </table:table-cell>
          <table:table-cell office:value-type="float" office:value="10692954" calcext:value-type="float">
            <text:p>10692954</text:p>
          </table:table-cell>
          <table:table-cell table:formula="of:=[.H58]-[.G58]" office:value-type="float" office:value="-5234102" calcext:value-type="float">
            <text:p>-5234102</text:p>
          </table:table-cell>
          <table:table-cell table:number-columns-repeated="2"/>
        </table:table-row>
        <table:table-row table:style-name="ro1">
          <table:table-cell office:value-type="float" office:value="4526157" calcext:value-type="float">
            <text:p>4526157</text:p>
          </table:table-cell>
          <table:table-cell office:value-type="float" office:value="8482003" calcext:value-type="float">
            <text:p>8482003</text:p>
          </table:table-cell>
          <table:table-cell table:formula="of:=[.B59]-[.A59]" office:value-type="float" office:value="3955846" calcext:value-type="float">
            <text:p>3955846</text:p>
          </table:table-cell>
          <table:table-cell table:number-columns-repeated="3"/>
          <table:table-cell office:value-type="float" office:value="15547000" calcext:value-type="float">
            <text:p>15547000</text:p>
          </table:table-cell>
          <table:table-cell office:value-type="float" office:value="10712571" calcext:value-type="float">
            <text:p>10712571</text:p>
          </table:table-cell>
          <table:table-cell table:formula="of:=[.H59]-[.G59]" office:value-type="float" office:value="-4834429" calcext:value-type="float">
            <text:p>-4834429</text:p>
          </table:table-cell>
          <table:table-cell table:number-columns-repeated="2"/>
        </table:table-row>
        <table:table-row table:style-name="ro1">
          <table:table-cell office:value-type="float" office:value="4475812" calcext:value-type="float">
            <text:p>4475812</text:p>
          </table:table-cell>
          <table:table-cell office:value-type="float" office:value="9169473" calcext:value-type="float">
            <text:p>9169473</text:p>
          </table:table-cell>
          <table:table-cell table:formula="of:=[.B60]-[.A60]" office:value-type="float" office:value="4693661" calcext:value-type="float">
            <text:p>4693661</text:p>
          </table:table-cell>
          <table:table-cell table:number-columns-repeated="3"/>
          <table:table-cell office:value-type="float" office:value="15862405" calcext:value-type="float">
            <text:p>15862405</text:p>
          </table:table-cell>
          <table:table-cell office:value-type="float" office:value="10362404" calcext:value-type="float">
            <text:p>10362404</text:p>
          </table:table-cell>
          <table:table-cell table:formula="of:=[.H60]-[.G60]" office:value-type="float" office:value="-5500001" calcext:value-type="float">
            <text:p>-5500001</text:p>
          </table:table-cell>
          <table:table-cell table:number-columns-repeated="2"/>
        </table:table-row>
        <table:table-row table:style-name="ro1">
          <table:table-cell office:value-type="float" office:value="4992791" calcext:value-type="float">
            <text:p>4992791</text:p>
          </table:table-cell>
          <table:table-cell office:value-type="float" office:value="9916091" calcext:value-type="float">
            <text:p>9916091</text:p>
          </table:table-cell>
          <table:table-cell table:formula="of:=[.B61]-[.A61]" office:value-type="float" office:value="4923300" calcext:value-type="float">
            <text:p>4923300</text:p>
          </table:table-cell>
          <table:table-cell table:number-columns-repeated="3"/>
          <table:table-cell office:value-type="float" office:value="16460207" calcext:value-type="float">
            <text:p>16460207</text:p>
          </table:table-cell>
          <table:table-cell office:value-type="float" office:value="10766527" calcext:value-type="float">
            <text:p>10766527</text:p>
          </table:table-cell>
          <table:table-cell table:formula="of:=[.H61]-[.G61]" office:value-type="float" office:value="-5693680" calcext:value-type="float">
            <text:p>-5693680</text:p>
          </table:table-cell>
          <table:table-cell table:number-columns-repeated="2"/>
        </table:table-row>
        <table:table-row table:style-name="ro1">
          <table:table-cell office:value-type="float" office:value="4889405" calcext:value-type="float">
            <text:p>4889405</text:p>
          </table:table-cell>
          <table:table-cell office:value-type="float" office:value="7891395" calcext:value-type="float">
            <text:p>7891395</text:p>
          </table:table-cell>
          <table:table-cell table:formula="of:=[.B62]-[.A62]" office:value-type="float" office:value="3001990" calcext:value-type="float">
            <text:p>3001990</text:p>
          </table:table-cell>
          <table:table-cell table:number-columns-repeated="3"/>
          <table:table-cell office:value-type="float" office:value="16339219" calcext:value-type="float">
            <text:p>16339219</text:p>
          </table:table-cell>
          <table:table-cell office:value-type="float" office:value="10611038" calcext:value-type="float">
            <text:p>10611038</text:p>
          </table:table-cell>
          <table:table-cell table:formula="of:=[.H62]-[.G62]" office:value-type="float" office:value="-5728181" calcext:value-type="float">
            <text:p>-5728181</text:p>
          </table:table-cell>
          <table:table-cell table:number-columns-repeated="2"/>
        </table:table-row>
        <table:table-row table:style-name="ro1">
          <table:table-cell office:value-type="float" office:value="5670311" calcext:value-type="float">
            <text:p>5670311</text:p>
          </table:table-cell>
          <table:table-cell office:value-type="float" office:value="15825983" calcext:value-type="float">
            <text:p>15825983</text:p>
          </table:table-cell>
          <table:table-cell table:formula="of:=[.B63]-[.A63]" office:value-type="float" office:value="10155672" calcext:value-type="float">
            <text:p>10155672</text:p>
          </table:table-cell>
          <table:table-cell table:number-columns-repeated="3"/>
          <table:table-cell office:value-type="float" office:value="16125462" calcext:value-type="float">
            <text:p>16125462</text:p>
          </table:table-cell>
          <table:table-cell office:value-type="float" office:value="10835932" calcext:value-type="float">
            <text:p>10835932</text:p>
          </table:table-cell>
          <table:table-cell table:formula="of:=[.H63]-[.G63]" office:value-type="float" office:value="-5289530" calcext:value-type="float">
            <text:p>-5289530</text:p>
          </table:table-cell>
          <table:table-cell table:number-columns-repeated="2"/>
        </table:table-row>
        <table:table-row table:style-name="ro1">
          <table:table-cell office:value-type="float" office:value="4968106" calcext:value-type="float">
            <text:p>4968106</text:p>
          </table:table-cell>
          <table:table-cell office:value-type="float" office:value="8610867" calcext:value-type="float">
            <text:p>8610867</text:p>
          </table:table-cell>
          <table:table-cell table:formula="of:=[.B64]-[.A64]" office:value-type="float" office:value="3642761" calcext:value-type="float">
            <text:p>3642761</text:p>
          </table:table-cell>
          <table:table-cell table:number-columns-repeated="3"/>
          <table:table-cell office:value-type="float" office:value="15454973" calcext:value-type="float">
            <text:p>15454973</text:p>
          </table:table-cell>
          <table:table-cell office:value-type="float" office:value="11214651" calcext:value-type="float">
            <text:p>11214651</text:p>
          </table:table-cell>
          <table:table-cell table:formula="of:=[.H64]-[.G64]" office:value-type="float" office:value="-4240322" calcext:value-type="float">
            <text:p>-4240322</text:p>
          </table:table-cell>
          <table:table-cell table:number-columns-repeated="2"/>
        </table:table-row>
        <table:table-row table:style-name="ro1">
          <table:table-cell office:value-type="float" office:value="5039830" calcext:value-type="float">
            <text:p>5039830</text:p>
          </table:table-cell>
          <table:table-cell office:value-type="float" office:value="6422619" calcext:value-type="float">
            <text:p>6422619</text:p>
          </table:table-cell>
          <table:table-cell table:formula="of:=[.B65]-[.A65]" office:value-type="float" office:value="1382789" calcext:value-type="float">
            <text:p>1382789</text:p>
          </table:table-cell>
          <table:table-cell table:number-columns-repeated="3"/>
          <table:table-cell office:value-type="float" office:value="15559561" calcext:value-type="float">
            <text:p>15559561</text:p>
          </table:table-cell>
          <table:table-cell office:value-type="float" office:value="11792122" calcext:value-type="float">
            <text:p>11792122</text:p>
          </table:table-cell>
          <table:table-cell table:formula="of:=[.H65]-[.G65]" office:value-type="float" office:value="-3767439" calcext:value-type="float">
            <text:p>-3767439</text:p>
          </table:table-cell>
          <table:table-cell table:number-columns-repeated="2"/>
        </table:table-row>
        <table:table-row table:style-name="ro1">
          <table:table-cell office:value-type="float" office:value="5896573" calcext:value-type="float">
            <text:p>5896573</text:p>
          </table:table-cell>
          <table:table-cell office:value-type="float" office:value="6454598" calcext:value-type="float">
            <text:p>6454598</text:p>
          </table:table-cell>
          <table:table-cell table:formula="of:=[.B66]-[.A66]" office:value-type="float" office:value="558025" calcext:value-type="float">
            <text:p>558025</text:p>
          </table:table-cell>
          <table:table-cell table:number-columns-repeated="3"/>
          <table:table-cell office:value-type="float" office:value="15845950" calcext:value-type="float">
            <text:p>15845950</text:p>
          </table:table-cell>
          <table:table-cell office:value-type="float" office:value="11427652" calcext:value-type="float">
            <text:p>11427652</text:p>
          </table:table-cell>
          <table:table-cell table:formula="of:=[.H66]-[.G66]" office:value-type="float" office:value="-4418298" calcext:value-type="float">
            <text:p>-4418298</text:p>
          </table:table-cell>
          <table:table-cell table:number-columns-repeated="2"/>
        </table:table-row>
        <table:table-row table:style-name="ro1">
          <table:table-cell office:value-type="float" office:value="5161919" calcext:value-type="float">
            <text:p>5161919</text:p>
          </table:table-cell>
          <table:table-cell office:value-type="float" office:value="6465806" calcext:value-type="float">
            <text:p>6465806</text:p>
          </table:table-cell>
          <table:table-cell table:formula="of:=[.B67]-[.A67]" office:value-type="float" office:value="1303887" calcext:value-type="float">
            <text:p>1303887</text:p>
          </table:table-cell>
          <table:table-cell table:number-columns-repeated="3"/>
          <table:table-cell office:value-type="float" office:value="16654780" calcext:value-type="float">
            <text:p>16654780</text:p>
          </table:table-cell>
          <table:table-cell office:value-type="float" office:value="10770912" calcext:value-type="float">
            <text:p>10770912</text:p>
          </table:table-cell>
          <table:table-cell table:formula="of:=[.H67]-[.G67]" office:value-type="float" office:value="-5883868" calcext:value-type="float">
            <text:p>-5883868</text:p>
          </table:table-cell>
          <table:table-cell table:number-columns-repeated="2"/>
        </table:table-row>
        <table:table-row table:style-name="ro1">
          <table:table-cell office:value-type="float" office:value="4565269" calcext:value-type="float">
            <text:p>4565269</text:p>
          </table:table-cell>
          <table:table-cell office:value-type="float" office:value="6899824" calcext:value-type="float">
            <text:p>6899824</text:p>
          </table:table-cell>
          <table:table-cell table:formula="of:=[.B68]-[.A68]" office:value-type="float" office:value="2334555" calcext:value-type="float">
            <text:p>2334555</text:p>
          </table:table-cell>
          <table:table-cell table:number-columns-repeated="3"/>
          <table:table-cell office:value-type="float" office:value="16150976" calcext:value-type="float">
            <text:p>16150976</text:p>
          </table:table-cell>
          <table:table-cell office:value-type="float" office:value="10672969" calcext:value-type="float">
            <text:p>10672969</text:p>
          </table:table-cell>
          <table:table-cell table:formula="of:=[.H68]-[.G68]" office:value-type="float" office:value="-5478007" calcext:value-type="float">
            <text:p>-5478007</text:p>
          </table:table-cell>
          <table:table-cell table:number-columns-repeated="2"/>
        </table:table-row>
        <table:table-row table:style-name="ro1">
          <table:table-cell office:value-type="float" office:value="5542382" calcext:value-type="float">
            <text:p>5542382</text:p>
          </table:table-cell>
          <table:table-cell office:value-type="float" office:value="7274306" calcext:value-type="float">
            <text:p>7274306</text:p>
          </table:table-cell>
          <table:table-cell table:formula="of:=[.B69]-[.A69]" office:value-type="float" office:value="1731924" calcext:value-type="float">
            <text:p>1731924</text:p>
          </table:table-cell>
          <table:table-cell table:number-columns-repeated="3"/>
          <table:table-cell office:value-type="float" office:value="15762463" calcext:value-type="float">
            <text:p>15762463</text:p>
          </table:table-cell>
          <table:table-cell office:value-type="float" office:value="10769449" calcext:value-type="float">
            <text:p>10769449</text:p>
          </table:table-cell>
          <table:table-cell table:formula="of:=[.H69]-[.G69]" office:value-type="float" office:value="-4993014" calcext:value-type="float">
            <text:p>-4993014</text:p>
          </table:table-cell>
          <table:table-cell table:number-columns-repeated="2"/>
        </table:table-row>
        <table:table-row table:style-name="ro1">
          <table:table-cell office:value-type="float" office:value="4688409" calcext:value-type="float">
            <text:p>4688409</text:p>
          </table:table-cell>
          <table:table-cell office:value-type="float" office:value="5910779" calcext:value-type="float">
            <text:p>5910779</text:p>
          </table:table-cell>
          <table:table-cell table:formula="of:=[.B70]-[.A70]" office:value-type="float" office:value="1222370" calcext:value-type="float">
            <text:p>1222370</text:p>
          </table:table-cell>
          <table:table-cell table:number-columns-repeated="3"/>
          <table:table-cell office:value-type="float" office:value="15956500" calcext:value-type="float">
            <text:p>15956500</text:p>
          </table:table-cell>
          <table:table-cell office:value-type="float" office:value="10647536" calcext:value-type="float">
            <text:p>10647536</text:p>
          </table:table-cell>
          <table:table-cell table:formula="of:=[.H70]-[.G70]" office:value-type="float" office:value="-5308964" calcext:value-type="float">
            <text:p>-5308964</text:p>
          </table:table-cell>
          <table:table-cell table:number-columns-repeated="2"/>
        </table:table-row>
        <table:table-row table:style-name="ro1">
          <table:table-cell office:value-type="float" office:value="4841963" calcext:value-type="float">
            <text:p>4841963</text:p>
          </table:table-cell>
          <table:table-cell office:value-type="float" office:value="6713700" calcext:value-type="float">
            <text:p>6713700</text:p>
          </table:table-cell>
          <table:table-cell table:formula="of:=[.B71]-[.A71]" office:value-type="float" office:value="1871737" calcext:value-type="float">
            <text:p>1871737</text:p>
          </table:table-cell>
          <table:table-cell table:number-columns-repeated="3"/>
          <table:table-cell office:value-type="float" office:value="15666601" calcext:value-type="float">
            <text:p>15666601</text:p>
          </table:table-cell>
          <table:table-cell office:value-type="float" office:value="10625806" calcext:value-type="float">
            <text:p>10625806</text:p>
          </table:table-cell>
          <table:table-cell table:formula="of:=[.H71]-[.G71]" office:value-type="float" office:value="-5040795" calcext:value-type="float">
            <text:p>-5040795</text:p>
          </table:table-cell>
          <table:table-cell table:number-columns-repeated="2"/>
        </table:table-row>
        <table:table-row table:style-name="ro1">
          <table:table-cell office:value-type="float" office:value="4816059" calcext:value-type="float">
            <text:p>4816059</text:p>
          </table:table-cell>
          <table:table-cell office:value-type="float" office:value="8443195" calcext:value-type="float">
            <text:p>8443195</text:p>
          </table:table-cell>
          <table:table-cell table:formula="of:=[.B72]-[.A72]" office:value-type="float" office:value="3627136" calcext:value-type="float">
            <text:p>3627136</text:p>
          </table:table-cell>
          <table:table-cell table:number-columns-repeated="3"/>
          <table:table-cell office:value-type="float" office:value="15828472" calcext:value-type="float">
            <text:p>15828472</text:p>
          </table:table-cell>
          <table:table-cell office:value-type="float" office:value="10452802" calcext:value-type="float">
            <text:p>10452802</text:p>
          </table:table-cell>
          <table:table-cell table:formula="of:=[.H72]-[.G72]" office:value-type="float" office:value="-5375670" calcext:value-type="float">
            <text:p>-5375670</text:p>
          </table:table-cell>
          <table:table-cell table:number-columns-repeated="2"/>
        </table:table-row>
        <table:table-row table:style-name="ro1">
          <table:table-cell office:value-type="float" office:value="4613896" calcext:value-type="float">
            <text:p>4613896</text:p>
          </table:table-cell>
          <table:table-cell office:value-type="float" office:value="6946219" calcext:value-type="float">
            <text:p>6946219</text:p>
          </table:table-cell>
          <table:table-cell table:formula="of:=[.B73]-[.A73]" office:value-type="float" office:value="2332323" calcext:value-type="float">
            <text:p>2332323</text:p>
          </table:table-cell>
          <table:table-cell table:number-columns-repeated="3"/>
          <table:table-cell office:value-type="float" office:value="15537372" calcext:value-type="float">
            <text:p>15537372</text:p>
          </table:table-cell>
          <table:table-cell office:value-type="float" office:value="11154157" calcext:value-type="float">
            <text:p>11154157</text:p>
          </table:table-cell>
          <table:table-cell table:formula="of:=[.H73]-[.G73]" office:value-type="float" office:value="-4383215" calcext:value-type="float">
            <text:p>-4383215</text:p>
          </table:table-cell>
          <table:table-cell table:number-columns-repeated="2"/>
        </table:table-row>
        <table:table-row table:style-name="ro1">
          <table:table-cell office:value-type="float" office:value="4844938" calcext:value-type="float">
            <text:p>4844938</text:p>
          </table:table-cell>
          <table:table-cell office:value-type="float" office:value="6217555" calcext:value-type="float">
            <text:p>6217555</text:p>
          </table:table-cell>
          <table:table-cell table:formula="of:=[.B74]-[.A74]" office:value-type="float" office:value="1372617" calcext:value-type="float">
            <text:p>1372617</text:p>
          </table:table-cell>
          <table:table-cell table:number-columns-repeated="3"/>
          <table:table-cell office:value-type="float" office:value="34122087" calcext:value-type="float">
            <text:p>34122087</text:p>
          </table:table-cell>
          <table:table-cell office:value-type="float" office:value="10925295" calcext:value-type="float">
            <text:p>10925295</text:p>
          </table:table-cell>
          <table:table-cell table:formula="of:=[.H74]-[.G74]" office:value-type="float" office:value="-23196792" calcext:value-type="float">
            <text:p>-23196792</text:p>
          </table:table-cell>
          <table:table-cell table:number-columns-repeated="2"/>
        </table:table-row>
        <table:table-row table:style-name="ro1">
          <table:table-cell office:value-type="float" office:value="5107048" calcext:value-type="float">
            <text:p>5107048</text:p>
          </table:table-cell>
          <table:table-cell office:value-type="float" office:value="6462889" calcext:value-type="float">
            <text:p>6462889</text:p>
          </table:table-cell>
          <table:table-cell table:formula="of:=[.B75]-[.A75]" office:value-type="float" office:value="1355841" calcext:value-type="float">
            <text:p>1355841</text:p>
          </table:table-cell>
          <table:table-cell table:number-columns-repeated="3"/>
          <table:table-cell office:value-type="float" office:value="18735196" calcext:value-type="float">
            <text:p>18735196</text:p>
          </table:table-cell>
          <table:table-cell office:value-type="float" office:value="16441479" calcext:value-type="float">
            <text:p>16441479</text:p>
          </table:table-cell>
          <table:table-cell table:formula="of:=[.H75]-[.G75]" office:value-type="float" office:value="-2293717" calcext:value-type="float">
            <text:p>-2293717</text:p>
          </table:table-cell>
          <table:table-cell table:number-columns-repeated="2"/>
        </table:table-row>
        <table:table-row table:style-name="ro1">
          <table:table-cell office:value-type="float" office:value="6076136" calcext:value-type="float">
            <text:p>6076136</text:p>
          </table:table-cell>
          <table:table-cell office:value-type="float" office:value="6647940" calcext:value-type="float">
            <text:p>6647940</text:p>
          </table:table-cell>
          <table:table-cell table:formula="of:=[.B76]-[.A76]" office:value-type="float" office:value="571804" calcext:value-type="float">
            <text:p>571804</text:p>
          </table:table-cell>
          <table:table-cell table:number-columns-repeated="3"/>
          <table:table-cell office:value-type="float" office:value="16375040" calcext:value-type="float">
            <text:p>16375040</text:p>
          </table:table-cell>
          <table:table-cell office:value-type="float" office:value="11059410" calcext:value-type="float">
            <text:p>11059410</text:p>
          </table:table-cell>
          <table:table-cell table:formula="of:=[.H76]-[.G76]" office:value-type="float" office:value="-5315630" calcext:value-type="float">
            <text:p>-5315630</text:p>
          </table:table-cell>
          <table:table-cell table:number-columns-repeated="2"/>
        </table:table-row>
        <table:table-row table:style-name="ro1">
          <table:table-cell office:value-type="float" office:value="7506624" calcext:value-type="float">
            <text:p>7506624</text:p>
          </table:table-cell>
          <table:table-cell office:value-type="float" office:value="7501238" calcext:value-type="float">
            <text:p>7501238</text:p>
          </table:table-cell>
          <table:table-cell table:formula="of:=[.B77]-[.A77]" office:value-type="float" office:value="-5386" calcext:value-type="float">
            <text:p>-5386</text:p>
          </table:table-cell>
          <table:table-cell table:number-columns-repeated="3"/>
          <table:table-cell office:value-type="float" office:value="15622592" calcext:value-type="float">
            <text:p>15622592</text:p>
          </table:table-cell>
          <table:table-cell office:value-type="float" office:value="10849080" calcext:value-type="float">
            <text:p>10849080</text:p>
          </table:table-cell>
          <table:table-cell table:formula="of:=[.H77]-[.G77]" office:value-type="float" office:value="-4773512" calcext:value-type="float">
            <text:p>-4773512</text:p>
          </table:table-cell>
          <table:table-cell table:number-columns-repeated="2"/>
        </table:table-row>
        <table:table-row table:style-name="ro1">
          <table:table-cell office:value-type="float" office:value="6673499" calcext:value-type="float">
            <text:p>6673499</text:p>
          </table:table-cell>
          <table:table-cell office:value-type="float" office:value="7453760" calcext:value-type="float">
            <text:p>7453760</text:p>
          </table:table-cell>
          <table:table-cell table:formula="of:=[.B78]-[.A78]" office:value-type="float" office:value="780261" calcext:value-type="float">
            <text:p>780261</text:p>
          </table:table-cell>
          <table:table-cell table:number-columns-repeated="3"/>
          <table:table-cell office:value-type="float" office:value="18738939" calcext:value-type="float">
            <text:p>18738939</text:p>
          </table:table-cell>
          <table:table-cell office:value-type="float" office:value="10875400" calcext:value-type="float">
            <text:p>10875400</text:p>
          </table:table-cell>
          <table:table-cell table:formula="of:=[.H78]-[.G78]" office:value-type="float" office:value="-7863539" calcext:value-type="float">
            <text:p>-7863539</text:p>
          </table:table-cell>
          <table:table-cell table:number-columns-repeated="2"/>
        </table:table-row>
        <table:table-row table:style-name="ro1">
          <table:table-cell office:value-type="float" office:value="6978510" calcext:value-type="float">
            <text:p>6978510</text:p>
          </table:table-cell>
          <table:table-cell office:value-type="float" office:value="7429115" calcext:value-type="float">
            <text:p>7429115</text:p>
          </table:table-cell>
          <table:table-cell table:formula="of:=[.B79]-[.A79]" office:value-type="float" office:value="450605" calcext:value-type="float">
            <text:p>450605</text:p>
          </table:table-cell>
          <table:table-cell table:number-columns-repeated="3"/>
          <table:table-cell office:value-type="float" office:value="16467470" calcext:value-type="float">
            <text:p>16467470</text:p>
          </table:table-cell>
          <table:table-cell office:value-type="float" office:value="10802507" calcext:value-type="float">
            <text:p>10802507</text:p>
          </table:table-cell>
          <table:table-cell table:formula="of:=[.H79]-[.G79]" office:value-type="float" office:value="-5664963" calcext:value-type="float">
            <text:p>-5664963</text:p>
          </table:table-cell>
          <table:table-cell table:number-columns-repeated="2"/>
        </table:table-row>
        <table:table-row table:style-name="ro1">
          <table:table-cell office:value-type="float" office:value="6590515" calcext:value-type="float">
            <text:p>6590515</text:p>
          </table:table-cell>
          <table:table-cell office:value-type="float" office:value="7682810" calcext:value-type="float">
            <text:p>7682810</text:p>
          </table:table-cell>
          <table:table-cell table:formula="of:=[.B80]-[.A80]" office:value-type="float" office:value="1092295" calcext:value-type="float">
            <text:p>1092295</text:p>
          </table:table-cell>
          <table:table-cell table:number-columns-repeated="3"/>
          <table:table-cell office:value-type="float" office:value="16362967" calcext:value-type="float">
            <text:p>16362967</text:p>
          </table:table-cell>
          <table:table-cell office:value-type="float" office:value="10936143" calcext:value-type="float">
            <text:p>10936143</text:p>
          </table:table-cell>
          <table:table-cell table:formula="of:=[.H80]-[.G80]" office:value-type="float" office:value="-5426824" calcext:value-type="float">
            <text:p>-5426824</text:p>
          </table:table-cell>
          <table:table-cell table:number-columns-repeated="2"/>
        </table:table-row>
        <table:table-row table:style-name="ro1">
          <table:table-cell office:value-type="float" office:value="7705053" calcext:value-type="float">
            <text:p>7705053</text:p>
          </table:table-cell>
          <table:table-cell office:value-type="float" office:value="8702604" calcext:value-type="float">
            <text:p>8702604</text:p>
          </table:table-cell>
          <table:table-cell table:formula="of:=[.B81]-[.A81]" office:value-type="float" office:value="997551" calcext:value-type="float">
            <text:p>997551</text:p>
          </table:table-cell>
          <table:table-cell table:number-columns-repeated="3"/>
          <table:table-cell office:value-type="float" office:value="15955280" calcext:value-type="float">
            <text:p>15955280</text:p>
          </table:table-cell>
          <table:table-cell office:value-type="float" office:value="11535956" calcext:value-type="float">
            <text:p>11535956</text:p>
          </table:table-cell>
          <table:table-cell table:formula="of:=[.H81]-[.G81]" office:value-type="float" office:value="-4419324" calcext:value-type="float">
            <text:p>-4419324</text:p>
          </table:table-cell>
          <table:table-cell table:number-columns-repeated="2"/>
        </table:table-row>
        <table:table-row table:style-name="ro1">
          <table:table-cell office:value-type="float" office:value="8253617" calcext:value-type="float">
            <text:p>8253617</text:p>
          </table:table-cell>
          <table:table-cell office:value-type="float" office:value="8654616" calcext:value-type="float">
            <text:p>8654616</text:p>
          </table:table-cell>
          <table:table-cell table:formula="of:=[.B82]-[.A82]" office:value-type="float" office:value="400999" calcext:value-type="float">
            <text:p>400999</text:p>
          </table:table-cell>
          <table:table-cell table:number-columns-repeated="3"/>
          <table:table-cell office:value-type="float" office:value="15984564" calcext:value-type="float">
            <text:p>15984564</text:p>
          </table:table-cell>
          <table:table-cell office:value-type="float" office:value="10704010" calcext:value-type="float">
            <text:p>10704010</text:p>
          </table:table-cell>
          <table:table-cell table:formula="of:=[.H82]-[.G82]" office:value-type="float" office:value="-5280554" calcext:value-type="float">
            <text:p>-5280554</text:p>
          </table:table-cell>
          <table:table-cell table:number-columns-repeated="2"/>
        </table:table-row>
        <table:table-row table:style-name="ro1">
          <table:table-cell office:value-type="float" office:value="7611794" calcext:value-type="float">
            <text:p>7611794</text:p>
          </table:table-cell>
          <table:table-cell office:value-type="float" office:value="8776377" calcext:value-type="float">
            <text:p>8776377</text:p>
          </table:table-cell>
          <table:table-cell table:formula="of:=[.B83]-[.A83]" office:value-type="float" office:value="1164583" calcext:value-type="float">
            <text:p>1164583</text:p>
          </table:table-cell>
          <table:table-cell table:number-columns-repeated="3"/>
          <table:table-cell office:value-type="float" office:value="16350224" calcext:value-type="float">
            <text:p>16350224</text:p>
          </table:table-cell>
          <table:table-cell office:value-type="float" office:value="13934766" calcext:value-type="float">
            <text:p>13934766</text:p>
          </table:table-cell>
          <table:table-cell table:formula="of:=[.H83]-[.G83]" office:value-type="float" office:value="-2415458" calcext:value-type="float">
            <text:p>-2415458</text:p>
          </table:table-cell>
          <table:table-cell table:number-columns-repeated="2"/>
        </table:table-row>
        <table:table-row table:style-name="ro1">
          <table:table-cell office:value-type="float" office:value="17257250" calcext:value-type="float">
            <text:p>17257250</text:p>
          </table:table-cell>
          <table:table-cell office:value-type="float" office:value="9660719" calcext:value-type="float">
            <text:p>9660719</text:p>
          </table:table-cell>
          <table:table-cell table:formula="of:=[.B84]-[.A84]" office:value-type="float" office:value="-7596531" calcext:value-type="float">
            <text:p>-7596531</text:p>
          </table:table-cell>
          <table:table-cell table:number-columns-repeated="3"/>
          <table:table-cell office:value-type="float" office:value="15786623" calcext:value-type="float">
            <text:p>15786623</text:p>
          </table:table-cell>
          <table:table-cell office:value-type="float" office:value="10536260" calcext:value-type="float">
            <text:p>10536260</text:p>
          </table:table-cell>
          <table:table-cell table:formula="of:=[.H84]-[.G84]" office:value-type="float" office:value="-5250363" calcext:value-type="float">
            <text:p>-5250363</text:p>
          </table:table-cell>
          <table:table-cell table:number-columns-repeated="2"/>
        </table:table-row>
        <table:table-row table:style-name="ro1">
          <table:table-cell office:value-type="float" office:value="5296576" calcext:value-type="float">
            <text:p>5296576</text:p>
          </table:table-cell>
          <table:table-cell office:value-type="float" office:value="8976243" calcext:value-type="float">
            <text:p>8976243</text:p>
          </table:table-cell>
          <table:table-cell table:formula="of:=[.B85]-[.A85]" office:value-type="float" office:value="3679667" calcext:value-type="float">
            <text:p>3679667</text:p>
          </table:table-cell>
          <table:table-cell table:number-columns-repeated="3"/>
          <table:table-cell office:value-type="float" office:value="16423091" calcext:value-type="float">
            <text:p>16423091</text:p>
          </table:table-cell>
          <table:table-cell office:value-type="float" office:value="11388053" calcext:value-type="float">
            <text:p>11388053</text:p>
          </table:table-cell>
          <table:table-cell table:formula="of:=[.H85]-[.G85]" office:value-type="float" office:value="-5035038" calcext:value-type="float">
            <text:p>-5035038</text:p>
          </table:table-cell>
          <table:table-cell table:number-columns-repeated="2"/>
        </table:table-row>
        <table:table-row table:style-name="ro1">
          <table:table-cell office:value-type="float" office:value="4715194" calcext:value-type="float">
            <text:p>4715194</text:p>
          </table:table-cell>
          <table:table-cell office:value-type="float" office:value="14976868" calcext:value-type="float">
            <text:p>14976868</text:p>
          </table:table-cell>
          <table:table-cell table:formula="of:=[.B86]-[.A86]" office:value-type="float" office:value="10261674" calcext:value-type="float">
            <text:p>10261674</text:p>
          </table:table-cell>
          <table:table-cell table:number-columns-repeated="3"/>
          <table:table-cell office:value-type="float" office:value="16141738" calcext:value-type="float">
            <text:p>16141738</text:p>
          </table:table-cell>
          <table:table-cell office:value-type="float" office:value="10627123" calcext:value-type="float">
            <text:p>10627123</text:p>
          </table:table-cell>
          <table:table-cell table:formula="of:=[.H86]-[.G86]" office:value-type="float" office:value="-5514615" calcext:value-type="float">
            <text:p>-5514615</text:p>
          </table:table-cell>
          <table:table-cell table:number-columns-repeated="2"/>
        </table:table-row>
        <table:table-row table:style-name="ro1">
          <table:table-cell office:value-type="float" office:value="4796719" calcext:value-type="float">
            <text:p>4796719</text:p>
          </table:table-cell>
          <table:table-cell office:value-type="float" office:value="6966651" calcext:value-type="float">
            <text:p>6966651</text:p>
          </table:table-cell>
          <table:table-cell table:formula="of:=[.B87]-[.A87]" office:value-type="float" office:value="2169932" calcext:value-type="float">
            <text:p>2169932</text:p>
          </table:table-cell>
          <table:table-cell table:number-columns-repeated="3"/>
          <table:table-cell office:value-type="float" office:value="15399565" calcext:value-type="float">
            <text:p>15399565</text:p>
          </table:table-cell>
          <table:table-cell office:value-type="float" office:value="10675137" calcext:value-type="float">
            <text:p>10675137</text:p>
          </table:table-cell>
          <table:table-cell table:formula="of:=[.H87]-[.G87]" office:value-type="float" office:value="-4724428" calcext:value-type="float">
            <text:p>-4724428</text:p>
          </table:table-cell>
          <table:table-cell table:number-columns-repeated="2"/>
        </table:table-row>
        <table:table-row table:style-name="ro1">
          <table:table-cell office:value-type="float" office:value="4469977" calcext:value-type="float">
            <text:p>4469977</text:p>
          </table:table-cell>
          <table:table-cell office:value-type="float" office:value="6233188" calcext:value-type="float">
            <text:p>6233188</text:p>
          </table:table-cell>
          <table:table-cell table:formula="of:=[.B88]-[.A88]" office:value-type="float" office:value="1763211" calcext:value-type="float">
            <text:p>1763211</text:p>
          </table:table-cell>
          <table:table-cell table:number-columns-repeated="3"/>
          <table:table-cell office:value-type="float" office:value="16759272" calcext:value-type="float">
            <text:p>16759272</text:p>
          </table:table-cell>
          <table:table-cell office:value-type="float" office:value="10557275" calcext:value-type="float">
            <text:p>10557275</text:p>
          </table:table-cell>
          <table:table-cell table:formula="of:=[.H88]-[.G88]" office:value-type="float" office:value="-6201997" calcext:value-type="float">
            <text:p>-6201997</text:p>
          </table:table-cell>
          <table:table-cell table:number-columns-repeated="2"/>
        </table:table-row>
        <table:table-row table:style-name="ro1">
          <table:table-cell office:value-type="float" office:value="4619741" calcext:value-type="float">
            <text:p>4619741</text:p>
          </table:table-cell>
          <table:table-cell office:value-type="float" office:value="6608864" calcext:value-type="float">
            <text:p>6608864</text:p>
          </table:table-cell>
          <table:table-cell table:formula="of:=[.B89]-[.A89]" office:value-type="float" office:value="1989123" calcext:value-type="float">
            <text:p>1989123</text:p>
          </table:table-cell>
          <table:table-cell table:number-columns-repeated="3"/>
          <table:table-cell office:value-type="float" office:value="15551840" calcext:value-type="float">
            <text:p>15551840</text:p>
          </table:table-cell>
          <table:table-cell office:value-type="float" office:value="11086308" calcext:value-type="float">
            <text:p>11086308</text:p>
          </table:table-cell>
          <table:table-cell table:formula="of:=[.H89]-[.G89]" office:value-type="float" office:value="-4465532" calcext:value-type="float">
            <text:p>-4465532</text:p>
          </table:table-cell>
          <table:table-cell table:number-columns-repeated="2"/>
        </table:table-row>
        <table:table-row table:style-name="ro1">
          <table:table-cell office:value-type="float" office:value="4814427" calcext:value-type="float">
            <text:p>4814427</text:p>
          </table:table-cell>
          <table:table-cell office:value-type="float" office:value="7253522" calcext:value-type="float">
            <text:p>7253522</text:p>
          </table:table-cell>
          <table:table-cell table:formula="of:=[.B90]-[.A90]" office:value-type="float" office:value="2439095" calcext:value-type="float">
            <text:p>2439095</text:p>
          </table:table-cell>
          <table:table-cell table:number-columns-repeated="3"/>
          <table:table-cell office:value-type="float" office:value="15544645" calcext:value-type="float">
            <text:p>15544645</text:p>
          </table:table-cell>
          <table:table-cell office:value-type="float" office:value="10738861" calcext:value-type="float">
            <text:p>10738861</text:p>
          </table:table-cell>
          <table:table-cell table:formula="of:=[.H90]-[.G90]" office:value-type="float" office:value="-4805784" calcext:value-type="float">
            <text:p>-4805784</text:p>
          </table:table-cell>
          <table:table-cell table:number-columns-repeated="2"/>
        </table:table-row>
        <table:table-row table:style-name="ro1">
          <table:table-cell office:value-type="float" office:value="4515280" calcext:value-type="float">
            <text:p>4515280</text:p>
          </table:table-cell>
          <table:table-cell office:value-type="float" office:value="8464049" calcext:value-type="float">
            <text:p>8464049</text:p>
          </table:table-cell>
          <table:table-cell table:formula="of:=[.B91]-[.A91]" office:value-type="float" office:value="3948769" calcext:value-type="float">
            <text:p>3948769</text:p>
          </table:table-cell>
          <table:table-cell table:number-columns-repeated="3"/>
          <table:table-cell office:value-type="float" office:value="15534489" calcext:value-type="float">
            <text:p>15534489</text:p>
          </table:table-cell>
          <table:table-cell office:value-type="float" office:value="14589689" calcext:value-type="float">
            <text:p>14589689</text:p>
          </table:table-cell>
          <table:table-cell table:formula="of:=[.H91]-[.G91]" office:value-type="float" office:value="-944800" calcext:value-type="float">
            <text:p>-944800</text:p>
          </table:table-cell>
          <table:table-cell table:number-columns-repeated="2"/>
        </table:table-row>
        <table:table-row table:style-name="ro1">
          <table:table-cell office:value-type="float" office:value="4718690" calcext:value-type="float">
            <text:p>4718690</text:p>
          </table:table-cell>
          <table:table-cell office:value-type="float" office:value="7983619" calcext:value-type="float">
            <text:p>7983619</text:p>
          </table:table-cell>
          <table:table-cell table:formula="of:=[.B92]-[.A92]" office:value-type="float" office:value="3264929" calcext:value-type="float">
            <text:p>3264929</text:p>
          </table:table-cell>
          <table:table-cell table:number-columns-repeated="3"/>
          <table:table-cell office:value-type="float" office:value="15880248" calcext:value-type="float">
            <text:p>15880248</text:p>
          </table:table-cell>
          <table:table-cell office:value-type="float" office:value="11483208" calcext:value-type="float">
            <text:p>11483208</text:p>
          </table:table-cell>
          <table:table-cell table:formula="of:=[.H92]-[.G92]" office:value-type="float" office:value="-4397040" calcext:value-type="float">
            <text:p>-4397040</text:p>
          </table:table-cell>
          <table:table-cell table:number-columns-repeated="2"/>
        </table:table-row>
        <table:table-row table:style-name="ro1">
          <table:table-cell office:value-type="float" office:value="4860656" calcext:value-type="float">
            <text:p>4860656</text:p>
          </table:table-cell>
          <table:table-cell office:value-type="float" office:value="8079009" calcext:value-type="float">
            <text:p>8079009</text:p>
          </table:table-cell>
          <table:table-cell table:formula="of:=[.B93]-[.A93]" office:value-type="float" office:value="3218353" calcext:value-type="float">
            <text:p>3218353</text:p>
          </table:table-cell>
          <table:table-cell table:number-columns-repeated="3"/>
          <table:table-cell office:value-type="float" office:value="15939736" calcext:value-type="float">
            <text:p>15939736</text:p>
          </table:table-cell>
          <table:table-cell office:value-type="float" office:value="10928892" calcext:value-type="float">
            <text:p>10928892</text:p>
          </table:table-cell>
          <table:table-cell table:formula="of:=[.H93]-[.G93]" office:value-type="float" office:value="-5010844" calcext:value-type="float">
            <text:p>-5010844</text:p>
          </table:table-cell>
          <table:table-cell table:number-columns-repeated="2"/>
        </table:table-row>
        <table:table-row table:style-name="ro1">
          <table:table-cell office:value-type="float" office:value="6077870" calcext:value-type="float">
            <text:p>6077870</text:p>
          </table:table-cell>
          <table:table-cell office:value-type="float" office:value="8273527" calcext:value-type="float">
            <text:p>8273527</text:p>
          </table:table-cell>
          <table:table-cell table:formula="of:=[.B94]-[.A94]" office:value-type="float" office:value="2195657" calcext:value-type="float">
            <text:p>2195657</text:p>
          </table:table-cell>
          <table:table-cell table:number-columns-repeated="3"/>
          <table:table-cell office:value-type="float" office:value="16168165" calcext:value-type="float">
            <text:p>16168165</text:p>
          </table:table-cell>
          <table:table-cell office:value-type="float" office:value="11035584" calcext:value-type="float">
            <text:p>11035584</text:p>
          </table:table-cell>
          <table:table-cell table:formula="of:=[.H94]-[.G94]" office:value-type="float" office:value="-5132581" calcext:value-type="float">
            <text:p>-5132581</text:p>
          </table:table-cell>
          <table:table-cell table:number-columns-repeated="2"/>
        </table:table-row>
        <table:table-row table:style-name="ro1">
          <table:table-cell office:value-type="float" office:value="10588306" calcext:value-type="float">
            <text:p>10588306</text:p>
          </table:table-cell>
          <table:table-cell office:value-type="float" office:value="7016055" calcext:value-type="float">
            <text:p>7016055</text:p>
          </table:table-cell>
          <table:table-cell table:formula="of:=[.B95]-[.A95]" office:value-type="float" office:value="-3572251" calcext:value-type="float">
            <text:p>-3572251</text:p>
          </table:table-cell>
          <table:table-cell table:number-columns-repeated="3"/>
          <table:table-cell office:value-type="float" office:value="16074267" calcext:value-type="float">
            <text:p>16074267</text:p>
          </table:table-cell>
          <table:table-cell office:value-type="float" office:value="11114862" calcext:value-type="float">
            <text:p>11114862</text:p>
          </table:table-cell>
          <table:table-cell table:formula="of:=[.H95]-[.G95]" office:value-type="float" office:value="-4959405" calcext:value-type="float">
            <text:p>-4959405</text:p>
          </table:table-cell>
          <table:table-cell table:number-columns-repeated="2"/>
        </table:table-row>
        <table:table-row table:style-name="ro1">
          <table:table-cell office:value-type="float" office:value="6332745" calcext:value-type="float">
            <text:p>6332745</text:p>
          </table:table-cell>
          <table:table-cell office:value-type="float" office:value="6184843" calcext:value-type="float">
            <text:p>6184843</text:p>
          </table:table-cell>
          <table:table-cell table:formula="of:=[.B96]-[.A96]" office:value-type="float" office:value="-147902" calcext:value-type="float">
            <text:p>-147902</text:p>
          </table:table-cell>
          <table:table-cell table:number-columns-repeated="3"/>
          <table:table-cell office:value-type="float" office:value="15846338" calcext:value-type="float">
            <text:p>15846338</text:p>
          </table:table-cell>
          <table:table-cell office:value-type="float" office:value="10840060" calcext:value-type="float">
            <text:p>10840060</text:p>
          </table:table-cell>
          <table:table-cell table:formula="of:=[.H96]-[.G96]" office:value-type="float" office:value="-5006278" calcext:value-type="float">
            <text:p>-5006278</text:p>
          </table:table-cell>
          <table:table-cell table:number-columns-repeated="2"/>
        </table:table-row>
        <table:table-row table:style-name="ro1">
          <table:table-cell office:value-type="float" office:value="6746408" calcext:value-type="float">
            <text:p>6746408</text:p>
          </table:table-cell>
          <table:table-cell office:value-type="float" office:value="6236991" calcext:value-type="float">
            <text:p>6236991</text:p>
          </table:table-cell>
          <table:table-cell table:formula="of:=[.B97]-[.A97]" office:value-type="float" office:value="-509417" calcext:value-type="float">
            <text:p>-509417</text:p>
          </table:table-cell>
          <table:table-cell table:number-columns-repeated="3"/>
          <table:table-cell office:value-type="float" office:value="17202330" calcext:value-type="float">
            <text:p>17202330</text:p>
          </table:table-cell>
          <table:table-cell office:value-type="float" office:value="10957848" calcext:value-type="float">
            <text:p>10957848</text:p>
          </table:table-cell>
          <table:table-cell table:formula="of:=[.H97]-[.G97]" office:value-type="float" office:value="-6244482" calcext:value-type="float">
            <text:p>-6244482</text:p>
          </table:table-cell>
          <table:table-cell table:number-columns-repeated="2"/>
        </table:table-row>
        <table:table-row table:style-name="ro1">
          <table:table-cell office:value-type="float" office:value="6546750" calcext:value-type="float">
            <text:p>6546750</text:p>
          </table:table-cell>
          <table:table-cell office:value-type="float" office:value="6238680" calcext:value-type="float">
            <text:p>6238680</text:p>
          </table:table-cell>
          <table:table-cell table:formula="of:=[.B98]-[.A98]" office:value-type="float" office:value="-308070" calcext:value-type="float">
            <text:p>-308070</text:p>
          </table:table-cell>
          <table:table-cell table:number-columns-repeated="3"/>
          <table:table-cell office:value-type="float" office:value="24422461" calcext:value-type="float">
            <text:p>24422461</text:p>
          </table:table-cell>
          <table:table-cell office:value-type="float" office:value="11150181" calcext:value-type="float">
            <text:p>11150181</text:p>
          </table:table-cell>
          <table:table-cell table:formula="of:=[.H98]-[.G98]" office:value-type="float" office:value="-13272280" calcext:value-type="float">
            <text:p>-13272280</text:p>
          </table:table-cell>
          <table:table-cell table:number-columns-repeated="2"/>
        </table:table-row>
        <table:table-row table:style-name="ro1">
          <table:table-cell office:value-type="float" office:value="5748332" calcext:value-type="float">
            <text:p>5748332</text:p>
          </table:table-cell>
          <table:table-cell office:value-type="float" office:value="6483364" calcext:value-type="float">
            <text:p>6483364</text:p>
          </table:table-cell>
          <table:table-cell table:formula="of:=[.B99]-[.A99]" office:value-type="float" office:value="735032" calcext:value-type="float">
            <text:p>735032</text:p>
          </table:table-cell>
          <table:table-cell table:number-columns-repeated="3"/>
          <table:table-cell office:value-type="float" office:value="16825902" calcext:value-type="float">
            <text:p>16825902</text:p>
          </table:table-cell>
          <table:table-cell office:value-type="float" office:value="11056568" calcext:value-type="float">
            <text:p>11056568</text:p>
          </table:table-cell>
          <table:table-cell table:formula="of:=[.H99]-[.G99]" office:value-type="float" office:value="-5769334" calcext:value-type="float">
            <text:p>-5769334</text:p>
          </table:table-cell>
          <table:table-cell table:number-columns-repeated="2"/>
        </table:table-row>
        <table:table-row table:style-name="ro1">
          <table:table-cell office:value-type="float" office:value="4704983" calcext:value-type="float">
            <text:p>4704983</text:p>
          </table:table-cell>
          <table:table-cell office:value-type="float" office:value="6334008" calcext:value-type="float">
            <text:p>6334008</text:p>
          </table:table-cell>
          <table:table-cell table:formula="of:=[.B100]-[.A100]" office:value-type="float" office:value="1629025" calcext:value-type="float">
            <text:p>1629025</text:p>
          </table:table-cell>
          <table:table-cell table:number-columns-repeated="3"/>
          <table:table-cell office:value-type="float" office:value="16512721" calcext:value-type="float">
            <text:p>16512721</text:p>
          </table:table-cell>
          <table:table-cell office:value-type="float" office:value="11003967" calcext:value-type="float">
            <text:p>11003967</text:p>
          </table:table-cell>
          <table:table-cell table:formula="of:=[.H100]-[.G100]" office:value-type="float" office:value="-5508754" calcext:value-type="float">
            <text:p>-5508754</text:p>
          </table:table-cell>
          <table:table-cell table:number-columns-repeated="2"/>
        </table:table-row>
        <table:table-row table:style-name="ro1">
          <table:table-cell office:value-type="float" office:value="4935494" calcext:value-type="float">
            <text:p>4935494</text:p>
          </table:table-cell>
          <table:table-cell office:value-type="float" office:value="7077816" calcext:value-type="float">
            <text:p>7077816</text:p>
          </table:table-cell>
          <table:table-cell table:formula="of:=[.B101]-[.A101]" office:value-type="float" office:value="2142322" calcext:value-type="float">
            <text:p>2142322</text:p>
          </table:table-cell>
          <table:table-cell table:number-columns-repeated="3"/>
          <table:table-cell office:value-type="float" office:value="16048346" calcext:value-type="float">
            <text:p>16048346</text:p>
          </table:table-cell>
          <table:table-cell office:value-type="float" office:value="10647402" calcext:value-type="float">
            <text:p>10647402</text:p>
          </table:table-cell>
          <table:table-cell table:formula="of:=[.H101]-[.G101]" office:value-type="float" office:value="-5400944" calcext:value-type="float">
            <text:p>-5400944</text:p>
          </table:table-cell>
          <table:table-cell table:number-columns-repeated="2"/>
        </table:table-row>
        <table:table-row table:style-name="ro1">
          <table:table-cell office:value-type="float" office:value="5220202" calcext:value-type="float">
            <text:p>5220202</text:p>
          </table:table-cell>
          <table:table-cell office:value-type="float" office:value="7445894" calcext:value-type="float">
            <text:p>7445894</text:p>
          </table:table-cell>
          <table:table-cell table:formula="of:=[.B102]-[.A102]" office:value-type="float" office:value="2225692" calcext:value-type="float">
            <text:p>2225692</text:p>
          </table:table-cell>
          <table:table-cell table:number-columns-repeated="3"/>
          <table:table-cell office:value-type="float" office:value="16383894" calcext:value-type="float">
            <text:p>16383894</text:p>
          </table:table-cell>
          <table:table-cell office:value-type="float" office:value="11146526" calcext:value-type="float">
            <text:p>11146526</text:p>
          </table:table-cell>
          <table:table-cell table:formula="of:=[.H102]-[.G102]" office:value-type="float" office:value="-5237368" calcext:value-type="float">
            <text:p>-5237368</text:p>
          </table:table-cell>
          <table:table-cell table:number-columns-repeated="2"/>
        </table:table-row>
        <table:table-row table:style-name="ro1">
          <table:table-cell office:value-type="float" office:value="5666138" calcext:value-type="float">
            <text:p>5666138</text:p>
          </table:table-cell>
          <table:table-cell office:value-type="float" office:value="6532078" calcext:value-type="float">
            <text:p>6532078</text:p>
          </table:table-cell>
          <table:table-cell table:formula="of:=[.B103]-[.A103]" office:value-type="float" office:value="865940" calcext:value-type="float">
            <text:p>865940</text:p>
          </table:table-cell>
          <table:table-cell table:number-columns-repeated="3"/>
          <table:table-cell office:value-type="float" office:value="16756117" calcext:value-type="float">
            <text:p>16756117</text:p>
          </table:table-cell>
          <table:table-cell office:value-type="float" office:value="10859895" calcext:value-type="float">
            <text:p>10859895</text:p>
          </table:table-cell>
          <table:table-cell table:formula="of:=[.H103]-[.G103]" office:value-type="float" office:value="-5896222" calcext:value-type="float">
            <text:p>-5896222</text:p>
          </table:table-cell>
          <table:table-cell table:number-columns-repeated="2"/>
        </table:table-row>
        <table:table-row table:style-name="ro1">
          <table:table-cell office:value-type="float" office:value="5412214" calcext:value-type="float">
            <text:p>5412214</text:p>
          </table:table-cell>
          <table:table-cell office:value-type="float" office:value="6202959" calcext:value-type="float">
            <text:p>6202959</text:p>
          </table:table-cell>
          <table:table-cell table:formula="of:=[.B104]-[.A104]" office:value-type="float" office:value="790745" calcext:value-type="float">
            <text:p>790745</text:p>
          </table:table-cell>
          <table:table-cell table:number-columns-repeated="3"/>
          <table:table-cell office:value-type="float" office:value="15820269" calcext:value-type="float">
            <text:p>15820269</text:p>
          </table:table-cell>
          <table:table-cell office:value-type="float" office:value="10578659" calcext:value-type="float">
            <text:p>10578659</text:p>
          </table:table-cell>
          <table:table-cell table:formula="of:=[.H104]-[.G104]" office:value-type="float" office:value="-5241610" calcext:value-type="float">
            <text:p>-5241610</text:p>
          </table:table-cell>
          <table:table-cell table:number-columns-repeated="2"/>
        </table:table-row>
        <table:table-row table:style-name="ro1">
          <table:table-cell office:value-type="float" office:value="5400971" calcext:value-type="float">
            <text:p>5400971</text:p>
          </table:table-cell>
          <table:table-cell office:value-type="float" office:value="6439580" calcext:value-type="float">
            <text:p>6439580</text:p>
          </table:table-cell>
          <table:table-cell table:formula="of:=[.B105]-[.A105]" office:value-type="float" office:value="1038609" calcext:value-type="float">
            <text:p>1038609</text:p>
          </table:table-cell>
          <table:table-cell table:number-columns-repeated="3"/>
          <table:table-cell office:value-type="float" office:value="15778767" calcext:value-type="float">
            <text:p>15778767</text:p>
          </table:table-cell>
          <table:table-cell office:value-type="float" office:value="10832223" calcext:value-type="float">
            <text:p>10832223</text:p>
          </table:table-cell>
          <table:table-cell table:formula="of:=[.H105]-[.G105]" office:value-type="float" office:value="-4946544" calcext:value-type="float">
            <text:p>-4946544</text:p>
          </table:table-cell>
          <table:table-cell table:number-columns-repeated="2"/>
        </table:table-row>
        <table:table-row table:style-name="ro1">
          <table:table-cell office:value-type="float" office:value="4659513" calcext:value-type="float">
            <text:p>4659513</text:p>
          </table:table-cell>
          <table:table-cell office:value-type="float" office:value="6446041" calcext:value-type="float">
            <text:p>6446041</text:p>
          </table:table-cell>
          <table:table-cell table:formula="of:=[.B106]-[.A106]" office:value-type="float" office:value="1786528" calcext:value-type="float">
            <text:p>1786528</text:p>
          </table:table-cell>
          <table:table-cell table:number-columns-repeated="3"/>
          <table:table-cell office:value-type="float" office:value="15791066" calcext:value-type="float">
            <text:p>15791066</text:p>
          </table:table-cell>
          <table:table-cell office:value-type="float" office:value="10919044" calcext:value-type="float">
            <text:p>10919044</text:p>
          </table:table-cell>
          <table:table-cell table:formula="of:=[.H106]-[.G106]" office:value-type="float" office:value="-4872022" calcext:value-type="float">
            <text:p>-4872022</text:p>
          </table:table-cell>
          <table:table-cell table:number-columns-repeated="2"/>
        </table:table-row>
        <table:table-row table:style-name="ro1">
          <table:table-cell office:value-type="float" office:value="4808433" calcext:value-type="float">
            <text:p>4808433</text:p>
          </table:table-cell>
          <table:table-cell office:value-type="float" office:value="6321167" calcext:value-type="float">
            <text:p>6321167</text:p>
          </table:table-cell>
          <table:table-cell table:formula="of:=[.B107]-[.A107]" office:value-type="float" office:value="1512734" calcext:value-type="float">
            <text:p>1512734</text:p>
          </table:table-cell>
          <table:table-cell table:number-columns-repeated="3"/>
          <table:table-cell office:value-type="float" office:value="16661632" calcext:value-type="float">
            <text:p>16661632</text:p>
          </table:table-cell>
          <table:table-cell office:value-type="float" office:value="11118124" calcext:value-type="float">
            <text:p>11118124</text:p>
          </table:table-cell>
          <table:table-cell table:formula="of:=[.H107]-[.G107]" office:value-type="float" office:value="-5543508" calcext:value-type="float">
            <text:p>-5543508</text:p>
          </table:table-cell>
          <table:table-cell table:number-columns-repeated="2"/>
        </table:table-row>
        <table:table-row table:style-name="ro1">
          <table:table-cell office:value-type="float" office:value="4875402" calcext:value-type="float">
            <text:p>4875402</text:p>
          </table:table-cell>
          <table:table-cell office:value-type="float" office:value="6190791" calcext:value-type="float">
            <text:p>6190791</text:p>
          </table:table-cell>
          <table:table-cell table:formula="of:=[.B108]-[.A108]" office:value-type="float" office:value="1315389" calcext:value-type="float">
            <text:p>1315389</text:p>
          </table:table-cell>
          <table:table-cell table:number-columns-repeated="3"/>
          <table:table-cell office:value-type="float" office:value="15784529" calcext:value-type="float">
            <text:p>15784529</text:p>
          </table:table-cell>
          <table:table-cell office:value-type="float" office:value="10734104" calcext:value-type="float">
            <text:p>10734104</text:p>
          </table:table-cell>
          <table:table-cell table:formula="of:=[.H108]-[.G108]" office:value-type="float" office:value="-5050425" calcext:value-type="float">
            <text:p>-5050425</text:p>
          </table:table-cell>
          <table:table-cell table:number-columns-repeated="2"/>
        </table:table-row>
        <table:table-row table:style-name="ro1">
          <table:table-cell office:value-type="float" office:value="4732173" calcext:value-type="float">
            <text:p>4732173</text:p>
          </table:table-cell>
          <table:table-cell office:value-type="float" office:value="5876000" calcext:value-type="float">
            <text:p>5876000</text:p>
          </table:table-cell>
          <table:table-cell table:formula="of:=[.B109]-[.A109]" office:value-type="float" office:value="1143827" calcext:value-type="float">
            <text:p>1143827</text:p>
          </table:table-cell>
          <table:table-cell table:number-columns-repeated="3"/>
          <table:table-cell office:value-type="float" office:value="15542393" calcext:value-type="float">
            <text:p>15542393</text:p>
          </table:table-cell>
          <table:table-cell office:value-type="float" office:value="10969036" calcext:value-type="float">
            <text:p>10969036</text:p>
          </table:table-cell>
          <table:table-cell table:formula="of:=[.H109]-[.G109]" office:value-type="float" office:value="-4573357" calcext:value-type="float">
            <text:p>-4573357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running on -O3</text:p>
          </table:table-cell>
          <table:table-cell table:number-columns-repeated="5"/>
          <table:table-cell table:style-name="ce1" office:value-type="string" calcext:value-type="string">
            <text:p>running on no optimization fla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8 scale vector </text:p>
          </table:table-cell>
          <table:table-cell office:value-type="string" calcext:value-type="string">
            <text:p>DOUBLE scale vector</text:p>
          </table:table-cell>
          <table:table-cell table:number-columns-repeated="4"/>
          <table:table-cell office:value-type="string" calcext:value-type="string">
            <text:p>f48 scale vector </text:p>
          </table:table-cell>
          <table:table-cell office:value-type="string" calcext:value-type="string">
            <text:p>DOUBLE scale vector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07039040" calcext:value-type="float">
            <text:p>107039040</text:p>
          </table:table-cell>
          <table:table-cell office:value-type="float" office:value="54945219" calcext:value-type="float">
            <text:p>54945219</text:p>
          </table:table-cell>
          <table:table-cell table:formula="of:=[.B116]-[.A116]" office:value-type="float" office:value="-52093821" calcext:value-type="float">
            <text:p>-52093821</text:p>
          </table:table-cell>
          <table:table-cell/>
          <table:table-cell table:style-name="ce1" office:value-type="string" calcext:value-type="string">
            <text:p>AVERAGE</text:p>
          </table:table-cell>
          <table:table-cell/>
          <table:table-cell table:style-name="ce2" office:value-type="float" office:value="89774041" calcext:value-type="float">
            <text:p>89774041</text:p>
          </table:table-cell>
          <table:table-cell office:value-type="float" office:value="56945395" calcext:value-type="float">
            <text:p>56945395</text:p>
          </table:table-cell>
          <table:table-cell table:formula="of:=[.H116]-[.G116]" office:value-type="float" office:value="-32828646" calcext:value-type="float">
            <text:p>-32828646</text:p>
          </table:table-cell>
          <table:table-cell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37007220" calcext:value-type="float">
            <text:p>37007220</text:p>
          </table:table-cell>
          <table:table-cell office:value-type="float" office:value="15832787" calcext:value-type="float">
            <text:p>15832787</text:p>
          </table:table-cell>
          <table:table-cell table:formula="of:=[.B117]-[.A117]" office:value-type="float" office:value="-21174433" calcext:value-type="float">
            <text:p>-21174433</text:p>
          </table:table-cell>
          <table:table-cell/>
          <table:table-cell table:formula="of:=AVERAGE([.C116:.C215])" office:value-type="float" office:value="69801448.19" calcext:value-type="float">
            <text:p>69801448.19</text:p>
          </table:table-cell>
          <table:table-cell/>
          <table:table-cell office:value-type="float" office:value="84135016" calcext:value-type="float">
            <text:p>84135016</text:p>
          </table:table-cell>
          <table:table-cell office:value-type="float" office:value="70605483" calcext:value-type="float">
            <text:p>70605483</text:p>
          </table:table-cell>
          <table:table-cell table:formula="of:=[.H117]-[.G117]" office:value-type="float" office:value="-13529533" calcext:value-type="float">
            <text:p>-13529533</text:p>
          </table:table-cell>
          <table:table-cell/>
          <table:table-cell table:formula="of:=AVERAGE([.I116:.I215])" office:value-type="float" office:value="134271090.54" calcext:value-type="float">
            <text:p>134271090.54</text:p>
          </table:table-cell>
        </table:table-row>
        <table:table-row table:style-name="ro1">
          <table:table-cell office:value-type="float" office:value="78573079" calcext:value-type="float">
            <text:p>78573079</text:p>
          </table:table-cell>
          <table:table-cell office:value-type="float" office:value="12251841" calcext:value-type="float">
            <text:p>12251841</text:p>
          </table:table-cell>
          <table:table-cell table:formula="of:=[.B118]-[.A118]" office:value-type="float" office:value="-66321238" calcext:value-type="float">
            <text:p>-66321238</text:p>
          </table:table-cell>
          <table:table-cell/>
          <table:table-cell table:style-name="ce1" office:value-type="string" calcext:value-type="string">
            <text:p>MEDIAN</text:p>
          </table:table-cell>
          <table:table-cell/>
          <table:table-cell office:value-type="float" office:value="82651687" calcext:value-type="float">
            <text:p>82651687</text:p>
          </table:table-cell>
          <table:table-cell office:value-type="float" office:value="32943309" calcext:value-type="float">
            <text:p>32943309</text:p>
          </table:table-cell>
          <table:table-cell table:formula="of:=[.H118]-[.G118]" office:value-type="float" office:value="-49708378" calcext:value-type="float">
            <text:p>-49708378</text:p>
          </table:table-cell>
          <table:table-cell/>
          <table:table-cell table:style-name="ce1" office:value-type="string" calcext:value-type="string">
            <text:p>MEDIAN</text:p>
          </table:table-cell>
        </table:table-row>
        <table:table-row table:style-name="ro1">
          <table:table-cell office:value-type="float" office:value="35465761" calcext:value-type="float">
            <text:p>35465761</text:p>
          </table:table-cell>
          <table:table-cell office:value-type="float" office:value="417256361" calcext:value-type="float">
            <text:p>417256361</text:p>
          </table:table-cell>
          <table:table-cell table:formula="of:=[.B119]-[.A119]" office:value-type="float" office:value="381790600" calcext:value-type="float">
            <text:p>381790600</text:p>
          </table:table-cell>
          <table:table-cell/>
          <table:table-cell table:formula="of:=MEDIAN([.C116:.C215])" office:value-type="float" office:value="61566883.5" calcext:value-type="float">
            <text:p>61566883.5</text:p>
          </table:table-cell>
          <table:table-cell/>
          <table:table-cell office:value-type="float" office:value="82773633" calcext:value-type="float">
            <text:p>82773633</text:p>
          </table:table-cell>
          <table:table-cell office:value-type="float" office:value="55677690" calcext:value-type="float">
            <text:p>55677690</text:p>
          </table:table-cell>
          <table:table-cell table:formula="of:=[.H119]-[.G119]" office:value-type="float" office:value="-27095943" calcext:value-type="float">
            <text:p>-27095943</text:p>
          </table:table-cell>
          <table:table-cell/>
          <table:table-cell table:formula="of:=MEDIAN([.I116:.I215])" office:value-type="float" office:value="-30299151" calcext:value-type="float">
            <text:p>-30299151</text:p>
          </table:table-cell>
        </table:table-row>
        <table:table-row table:style-name="ro1">
          <table:table-cell office:value-type="float" office:value="37456077" calcext:value-type="float">
            <text:p>37456077</text:p>
          </table:table-cell>
          <table:table-cell office:value-type="float" office:value="181379164" calcext:value-type="float">
            <text:p>181379164</text:p>
          </table:table-cell>
          <table:table-cell table:formula="of:=[.B120]-[.A120]" office:value-type="float" office:value="143923087" calcext:value-type="float">
            <text:p>143923087</text:p>
          </table:table-cell>
          <table:table-cell table:number-columns-repeated="3"/>
          <table:table-cell office:value-type="float" office:value="84083643" calcext:value-type="float">
            <text:p>84083643</text:p>
          </table:table-cell>
          <table:table-cell office:value-type="float" office:value="82684633" calcext:value-type="float">
            <text:p>82684633</text:p>
          </table:table-cell>
          <table:table-cell table:formula="of:=[.H120]-[.G120]" office:value-type="float" office:value="-1399010" calcext:value-type="float">
            <text:p>-1399010</text:p>
          </table:table-cell>
          <table:table-cell table:number-columns-repeated="2"/>
        </table:table-row>
        <table:table-row table:style-name="ro1">
          <table:table-cell office:value-type="float" office:value="27380585" calcext:value-type="float">
            <text:p>27380585</text:p>
          </table:table-cell>
          <table:table-cell office:value-type="float" office:value="39260691" calcext:value-type="float">
            <text:p>39260691</text:p>
          </table:table-cell>
          <table:table-cell table:formula="of:=[.B121]-[.A121]" office:value-type="float" office:value="11880106" calcext:value-type="float">
            <text:p>11880106</text:p>
          </table:table-cell>
          <table:table-cell table:number-columns-repeated="3"/>
          <table:table-cell office:value-type="float" office:value="84194945" calcext:value-type="float">
            <text:p>84194945</text:p>
          </table:table-cell>
          <table:table-cell office:value-type="float" office:value="57656823" calcext:value-type="float">
            <text:p>57656823</text:p>
          </table:table-cell>
          <table:table-cell table:formula="of:=[.H121]-[.G121]" office:value-type="float" office:value="-26538122" calcext:value-type="float">
            <text:p>-26538122</text:p>
          </table:table-cell>
          <table:table-cell table:number-columns-repeated="2"/>
        </table:table-row>
        <table:table-row table:style-name="ro1">
          <table:table-cell office:value-type="float" office:value="27888834" calcext:value-type="float">
            <text:p>27888834</text:p>
          </table:table-cell>
          <table:table-cell office:value-type="float" office:value="64686102" calcext:value-type="float">
            <text:p>64686102</text:p>
          </table:table-cell>
          <table:table-cell table:formula="of:=[.B122]-[.A122]" office:value-type="float" office:value="36797268" calcext:value-type="float">
            <text:p>36797268</text:p>
          </table:table-cell>
          <table:table-cell table:number-columns-repeated="3"/>
          <table:table-cell office:value-type="float" office:value="84319560" calcext:value-type="float">
            <text:p>84319560</text:p>
          </table:table-cell>
          <table:table-cell office:value-type="float" office:value="40367827" calcext:value-type="float">
            <text:p>40367827</text:p>
          </table:table-cell>
          <table:table-cell table:formula="of:=[.H122]-[.G122]" office:value-type="float" office:value="-43951733" calcext:value-type="float">
            <text:p>-43951733</text:p>
          </table:table-cell>
          <table:table-cell table:number-columns-repeated="2"/>
        </table:table-row>
        <table:table-row table:style-name="ro1">
          <table:table-cell office:value-type="float" office:value="31549766" calcext:value-type="float">
            <text:p>31549766</text:p>
          </table:table-cell>
          <table:table-cell office:value-type="float" office:value="81815111" calcext:value-type="float">
            <text:p>81815111</text:p>
          </table:table-cell>
          <table:table-cell table:formula="of:=[.B123]-[.A123]" office:value-type="float" office:value="50265345" calcext:value-type="float">
            <text:p>50265345</text:p>
          </table:table-cell>
          <table:table-cell table:number-columns-repeated="3"/>
          <table:table-cell office:value-type="float" office:value="85069893" calcext:value-type="float">
            <text:p>85069893</text:p>
          </table:table-cell>
          <table:table-cell office:value-type="float" office:value="42440328" calcext:value-type="float">
            <text:p>42440328</text:p>
          </table:table-cell>
          <table:table-cell table:formula="of:=[.H123]-[.G123]" office:value-type="float" office:value="-42629565" calcext:value-type="float">
            <text:p>-42629565</text:p>
          </table:table-cell>
          <table:table-cell table:number-columns-repeated="2"/>
        </table:table-row>
        <table:table-row table:style-name="ro1">
          <table:table-cell office:value-type="float" office:value="28552038" calcext:value-type="float">
            <text:p>28552038</text:p>
          </table:table-cell>
          <table:table-cell office:value-type="float" office:value="72214037" calcext:value-type="float">
            <text:p>72214037</text:p>
          </table:table-cell>
          <table:table-cell table:formula="of:=[.B124]-[.A124]" office:value-type="float" office:value="43661999" calcext:value-type="float">
            <text:p>43661999</text:p>
          </table:table-cell>
          <table:table-cell table:number-columns-repeated="3"/>
          <table:table-cell office:value-type="float" office:value="97746360" calcext:value-type="float">
            <text:p>97746360</text:p>
          </table:table-cell>
          <table:table-cell office:value-type="float" office:value="72217611" calcext:value-type="float">
            <text:p>72217611</text:p>
          </table:table-cell>
          <table:table-cell table:formula="of:=[.H124]-[.G124]" office:value-type="float" office:value="-25528749" calcext:value-type="float">
            <text:p>-25528749</text:p>
          </table:table-cell>
          <table:table-cell table:number-columns-repeated="2"/>
        </table:table-row>
        <table:table-row table:style-name="ro1">
          <table:table-cell office:value-type="float" office:value="27062143" calcext:value-type="float">
            <text:p>27062143</text:p>
          </table:table-cell>
          <table:table-cell office:value-type="float" office:value="166969784" calcext:value-type="float">
            <text:p>166969784</text:p>
          </table:table-cell>
          <table:table-cell table:formula="of:=[.B125]-[.A125]" office:value-type="float" office:value="139907641" calcext:value-type="float">
            <text:p>139907641</text:p>
          </table:table-cell>
          <table:table-cell table:number-columns-repeated="3"/>
          <table:table-cell office:value-type="float" office:value="86251597" calcext:value-type="float">
            <text:p>86251597</text:p>
          </table:table-cell>
          <table:table-cell office:value-type="float" office:value="79261563" calcext:value-type="float">
            <text:p>79261563</text:p>
          </table:table-cell>
          <table:table-cell table:formula="of:=[.H125]-[.G125]" office:value-type="float" office:value="-6990034" calcext:value-type="float">
            <text:p>-6990034</text:p>
          </table:table-cell>
          <table:table-cell table:number-columns-repeated="2"/>
        </table:table-row>
        <table:table-row table:style-name="ro1">
          <table:table-cell office:value-type="float" office:value="27205488" calcext:value-type="float">
            <text:p>27205488</text:p>
          </table:table-cell>
          <table:table-cell office:value-type="float" office:value="21944817" calcext:value-type="float">
            <text:p>21944817</text:p>
          </table:table-cell>
          <table:table-cell table:formula="of:=[.B126]-[.A126]" office:value-type="float" office:value="-5260671" calcext:value-type="float">
            <text:p>-5260671</text:p>
          </table:table-cell>
          <table:table-cell table:number-columns-repeated="3"/>
          <table:table-cell office:value-type="float" office:value="84246712" calcext:value-type="float">
            <text:p>84246712</text:p>
          </table:table-cell>
          <table:table-cell office:value-type="float" office:value="57680120" calcext:value-type="float">
            <text:p>57680120</text:p>
          </table:table-cell>
          <table:table-cell table:formula="of:=[.H126]-[.G126]" office:value-type="float" office:value="-26566592" calcext:value-type="float">
            <text:p>-26566592</text:p>
          </table:table-cell>
          <table:table-cell table:number-columns-repeated="2"/>
        </table:table-row>
        <table:table-row table:style-name="ro1">
          <table:table-cell office:value-type="float" office:value="57390194" calcext:value-type="float">
            <text:p>57390194</text:p>
          </table:table-cell>
          <table:table-cell office:value-type="float" office:value="247653679" calcext:value-type="float">
            <text:p>247653679</text:p>
          </table:table-cell>
          <table:table-cell table:formula="of:=[.B127]-[.A127]" office:value-type="float" office:value="190263485" calcext:value-type="float">
            <text:p>190263485</text:p>
          </table:table-cell>
          <table:table-cell table:number-columns-repeated="3"/>
          <table:table-cell office:value-type="float" office:value="85122185" calcext:value-type="float">
            <text:p>85122185</text:p>
          </table:table-cell>
          <table:table-cell office:value-type="float" office:value="54685239" calcext:value-type="float">
            <text:p>54685239</text:p>
          </table:table-cell>
          <table:table-cell table:formula="of:=[.H127]-[.G127]" office:value-type="float" office:value="-30436946" calcext:value-type="float">
            <text:p>-30436946</text:p>
          </table:table-cell>
          <table:table-cell table:number-columns-repeated="2"/>
        </table:table-row>
        <table:table-row table:style-name="ro1">
          <table:table-cell office:value-type="float" office:value="26357601" calcext:value-type="float">
            <text:p>26357601</text:p>
          </table:table-cell>
          <table:table-cell office:value-type="float" office:value="132701356" calcext:value-type="float">
            <text:p>132701356</text:p>
          </table:table-cell>
          <table:table-cell table:formula="of:=[.B128]-[.A128]" office:value-type="float" office:value="106343755" calcext:value-type="float">
            <text:p>106343755</text:p>
          </table:table-cell>
          <table:table-cell table:number-columns-repeated="3"/>
          <table:table-cell office:value-type="float" office:value="85089963" calcext:value-type="float">
            <text:p>85089963</text:p>
          </table:table-cell>
          <table:table-cell office:value-type="float" office:value="57169732" calcext:value-type="float">
            <text:p>57169732</text:p>
          </table:table-cell>
          <table:table-cell table:formula="of:=[.H128]-[.G128]" office:value-type="float" office:value="-27920231" calcext:value-type="float">
            <text:p>-27920231</text:p>
          </table:table-cell>
          <table:table-cell table:number-columns-repeated="2"/>
        </table:table-row>
        <table:table-row table:style-name="ro1">
          <table:table-cell office:value-type="float" office:value="28621804" calcext:value-type="float">
            <text:p>28621804</text:p>
          </table:table-cell>
          <table:table-cell office:value-type="float" office:value="339298342" calcext:value-type="float">
            <text:p>339298342</text:p>
          </table:table-cell>
          <table:table-cell table:formula="of:=[.B129]-[.A129]" office:value-type="float" office:value="310676538" calcext:value-type="float">
            <text:p>310676538</text:p>
          </table:table-cell>
          <table:table-cell table:number-columns-repeated="3"/>
          <table:table-cell office:value-type="float" office:value="83888560" calcext:value-type="float">
            <text:p>83888560</text:p>
          </table:table-cell>
          <table:table-cell office:value-type="float" office:value="73730722" calcext:value-type="float">
            <text:p>73730722</text:p>
          </table:table-cell>
          <table:table-cell table:formula="of:=[.H129]-[.G129]" office:value-type="float" office:value="-10157838" calcext:value-type="float">
            <text:p>-10157838</text:p>
          </table:table-cell>
          <table:table-cell table:number-columns-repeated="2"/>
        </table:table-row>
        <table:table-row table:style-name="ro1">
          <table:table-cell office:value-type="float" office:value="28237115" calcext:value-type="float">
            <text:p>28237115</text:p>
          </table:table-cell>
          <table:table-cell office:value-type="float" office:value="89718238" calcext:value-type="float">
            <text:p>89718238</text:p>
          </table:table-cell>
          <table:table-cell table:formula="of:=[.B130]-[.A130]" office:value-type="float" office:value="61481123" calcext:value-type="float">
            <text:p>61481123</text:p>
          </table:table-cell>
          <table:table-cell table:number-columns-repeated="3"/>
          <table:table-cell office:value-type="float" office:value="85102259" calcext:value-type="float">
            <text:p>85102259</text:p>
          </table:table-cell>
          <table:table-cell office:value-type="float" office:value="96227315" calcext:value-type="float">
            <text:p>96227315</text:p>
          </table:table-cell>
          <table:table-cell table:formula="of:=[.H130]-[.G130]" office:value-type="float" office:value="11125056" calcext:value-type="float">
            <text:p>11125056</text:p>
          </table:table-cell>
          <table:table-cell table:number-columns-repeated="2"/>
        </table:table-row>
        <table:table-row table:style-name="ro1">
          <table:table-cell office:value-type="float" office:value="26323762" calcext:value-type="float">
            <text:p>26323762</text:p>
          </table:table-cell>
          <table:table-cell office:value-type="float" office:value="38949008" calcext:value-type="float">
            <text:p>38949008</text:p>
          </table:table-cell>
          <table:table-cell table:formula="of:=[.B131]-[.A131]" office:value-type="float" office:value="12625246" calcext:value-type="float">
            <text:p>12625246</text:p>
          </table:table-cell>
          <table:table-cell table:number-columns-repeated="3"/>
          <table:table-cell office:value-type="float" office:value="83563131" calcext:value-type="float">
            <text:p>83563131</text:p>
          </table:table-cell>
          <table:table-cell office:value-type="float" office:value="54944838" calcext:value-type="float">
            <text:p>54944838</text:p>
          </table:table-cell>
          <table:table-cell table:formula="of:=[.H131]-[.G131]" office:value-type="float" office:value="-28618293" calcext:value-type="float">
            <text:p>-28618293</text:p>
          </table:table-cell>
          <table:table-cell table:number-columns-repeated="2"/>
        </table:table-row>
        <table:table-row table:style-name="ro1">
          <table:table-cell office:value-type="float" office:value="32412606" calcext:value-type="float">
            <text:p>32412606</text:p>
          </table:table-cell>
          <table:table-cell office:value-type="float" office:value="131696587" calcext:value-type="float">
            <text:p>131696587</text:p>
          </table:table-cell>
          <table:table-cell table:formula="of:=[.B132]-[.A132]" office:value-type="float" office:value="99283981" calcext:value-type="float">
            <text:p>99283981</text:p>
          </table:table-cell>
          <table:table-cell table:number-columns-repeated="3"/>
          <table:table-cell office:value-type="float" office:value="87966037" calcext:value-type="float">
            <text:p>87966037</text:p>
          </table:table-cell>
          <table:table-cell office:value-type="float" office:value="65229631" calcext:value-type="float">
            <text:p>65229631</text:p>
          </table:table-cell>
          <table:table-cell table:formula="of:=[.H132]-[.G132]" office:value-type="float" office:value="-22736406" calcext:value-type="float">
            <text:p>-22736406</text:p>
          </table:table-cell>
          <table:table-cell table:number-columns-repeated="2"/>
        </table:table-row>
        <table:table-row table:style-name="ro1">
          <table:table-cell office:value-type="float" office:value="38683139" calcext:value-type="float">
            <text:p>38683139</text:p>
          </table:table-cell>
          <table:table-cell office:value-type="float" office:value="65237477" calcext:value-type="float">
            <text:p>65237477</text:p>
          </table:table-cell>
          <table:table-cell table:formula="of:=[.B133]-[.A133]" office:value-type="float" office:value="26554338" calcext:value-type="float">
            <text:p>26554338</text:p>
          </table:table-cell>
          <table:table-cell table:number-columns-repeated="3"/>
          <table:table-cell office:value-type="float" office:value="83772099" calcext:value-type="float">
            <text:p>83772099</text:p>
          </table:table-cell>
          <table:table-cell office:value-type="float" office:value="54317286" calcext:value-type="float">
            <text:p>54317286</text:p>
          </table:table-cell>
          <table:table-cell table:formula="of:=[.H133]-[.G133]" office:value-type="float" office:value="-29454813" calcext:value-type="float">
            <text:p>-29454813</text:p>
          </table:table-cell>
          <table:table-cell table:number-columns-repeated="2"/>
        </table:table-row>
        <table:table-row table:style-name="ro1">
          <table:table-cell office:value-type="float" office:value="26741061" calcext:value-type="float">
            <text:p>26741061</text:p>
          </table:table-cell>
          <table:table-cell office:value-type="float" office:value="137312152" calcext:value-type="float">
            <text:p>137312152</text:p>
          </table:table-cell>
          <table:table-cell table:formula="of:=[.B134]-[.A134]" office:value-type="float" office:value="110571091" calcext:value-type="float">
            <text:p>110571091</text:p>
          </table:table-cell>
          <table:table-cell table:number-columns-repeated="3"/>
          <table:table-cell office:value-type="float" office:value="84072373" calcext:value-type="float">
            <text:p>84072373</text:p>
          </table:table-cell>
          <table:table-cell office:value-type="float" office:value="54696568" calcext:value-type="float">
            <text:p>54696568</text:p>
          </table:table-cell>
          <table:table-cell table:formula="of:=[.H134]-[.G134]" office:value-type="float" office:value="-29375805" calcext:value-type="float">
            <text:p>-29375805</text:p>
          </table:table-cell>
          <table:table-cell table:number-columns-repeated="2"/>
        </table:table-row>
        <table:table-row table:style-name="ro1">
          <table:table-cell office:value-type="float" office:value="26727629" calcext:value-type="float">
            <text:p>26727629</text:p>
          </table:table-cell>
          <table:table-cell office:value-type="float" office:value="128018377" calcext:value-type="float">
            <text:p>128018377</text:p>
          </table:table-cell>
          <table:table-cell table:formula="of:=[.B135]-[.A135]" office:value-type="float" office:value="101290748" calcext:value-type="float">
            <text:p>101290748</text:p>
          </table:table-cell>
          <table:table-cell table:number-columns-repeated="3"/>
          <table:table-cell office:value-type="float" office:value="84031181" calcext:value-type="float">
            <text:p>84031181</text:p>
          </table:table-cell>
          <table:table-cell office:value-type="float" office:value="65993902" calcext:value-type="float">
            <text:p>65993902</text:p>
          </table:table-cell>
          <table:table-cell table:formula="of:=[.H135]-[.G135]" office:value-type="float" office:value="-18037279" calcext:value-type="float">
            <text:p>-18037279</text:p>
          </table:table-cell>
          <table:table-cell table:number-columns-repeated="2"/>
        </table:table-row>
        <table:table-row table:style-name="ro1">
          <table:table-cell office:value-type="float" office:value="29331254" calcext:value-type="float">
            <text:p>29331254</text:p>
          </table:table-cell>
          <table:table-cell office:value-type="float" office:value="150022120" calcext:value-type="float">
            <text:p>150022120</text:p>
          </table:table-cell>
          <table:table-cell table:formula="of:=[.B136]-[.A136]" office:value-type="float" office:value="120690866" calcext:value-type="float">
            <text:p>120690866</text:p>
          </table:table-cell>
          <table:table-cell table:number-columns-repeated="3"/>
          <table:table-cell office:value-type="float" office:value="83361677" calcext:value-type="float">
            <text:p>83361677</text:p>
          </table:table-cell>
          <table:table-cell office:value-type="float" office:value="55716317" calcext:value-type="float">
            <text:p>55716317</text:p>
          </table:table-cell>
          <table:table-cell table:formula="of:=[.H136]-[.G136]" office:value-type="float" office:value="-27645360" calcext:value-type="float">
            <text:p>-27645360</text:p>
          </table:table-cell>
          <table:table-cell table:number-columns-repeated="2"/>
        </table:table-row>
        <table:table-row table:style-name="ro1">
          <table:table-cell office:value-type="float" office:value="26143026" calcext:value-type="float">
            <text:p>26143026</text:p>
          </table:table-cell>
          <table:table-cell office:value-type="float" office:value="162668963" calcext:value-type="float">
            <text:p>162668963</text:p>
          </table:table-cell>
          <table:table-cell table:formula="of:=[.B137]-[.A137]" office:value-type="float" office:value="136525937" calcext:value-type="float">
            <text:p>136525937</text:p>
          </table:table-cell>
          <table:table-cell table:number-columns-repeated="3"/>
          <table:table-cell office:value-type="float" office:value="83871426" calcext:value-type="float">
            <text:p>83871426</text:p>
          </table:table-cell>
          <table:table-cell office:value-type="float" office:value="57774771" calcext:value-type="float">
            <text:p>57774771</text:p>
          </table:table-cell>
          <table:table-cell table:formula="of:=[.H137]-[.G137]" office:value-type="float" office:value="-26096655" calcext:value-type="float">
            <text:p>-26096655</text:p>
          </table:table-cell>
          <table:table-cell table:number-columns-repeated="2"/>
        </table:table-row>
        <table:table-row table:style-name="ro1">
          <table:table-cell office:value-type="float" office:value="34446139" calcext:value-type="float">
            <text:p>34446139</text:p>
          </table:table-cell>
          <table:table-cell office:value-type="float" office:value="110737891" calcext:value-type="float">
            <text:p>110737891</text:p>
          </table:table-cell>
          <table:table-cell table:formula="of:=[.B138]-[.A138]" office:value-type="float" office:value="76291752" calcext:value-type="float">
            <text:p>76291752</text:p>
          </table:table-cell>
          <table:table-cell table:number-columns-repeated="3"/>
          <table:table-cell office:value-type="float" office:value="84425051" calcext:value-type="float">
            <text:p>84425051</text:p>
          </table:table-cell>
          <table:table-cell office:value-type="float" office:value="57264557" calcext:value-type="float">
            <text:p>57264557</text:p>
          </table:table-cell>
          <table:table-cell table:formula="of:=[.H138]-[.G138]" office:value-type="float" office:value="-27160494" calcext:value-type="float">
            <text:p>-27160494</text:p>
          </table:table-cell>
          <table:table-cell table:number-columns-repeated="2"/>
        </table:table-row>
        <table:table-row table:style-name="ro1">
          <table:table-cell office:value-type="float" office:value="23780542" calcext:value-type="float">
            <text:p>23780542</text:p>
          </table:table-cell>
          <table:table-cell office:value-type="float" office:value="150889185" calcext:value-type="float">
            <text:p>150889185</text:p>
          </table:table-cell>
          <table:table-cell table:formula="of:=[.B139]-[.A139]" office:value-type="float" office:value="127108643" calcext:value-type="float">
            <text:p>127108643</text:p>
          </table:table-cell>
          <table:table-cell table:number-columns-repeated="3"/>
          <table:table-cell office:value-type="float" office:value="82974775" calcext:value-type="float">
            <text:p>82974775</text:p>
          </table:table-cell>
          <table:table-cell office:value-type="float" office:value="52775590" calcext:value-type="float">
            <text:p>52775590</text:p>
          </table:table-cell>
          <table:table-cell table:formula="of:=[.H139]-[.G139]" office:value-type="float" office:value="-30199185" calcext:value-type="float">
            <text:p>-30199185</text:p>
          </table:table-cell>
          <table:table-cell table:number-columns-repeated="2"/>
        </table:table-row>
        <table:table-row table:style-name="ro1">
          <table:table-cell office:value-type="float" office:value="29652561" calcext:value-type="float">
            <text:p>29652561</text:p>
          </table:table-cell>
          <table:table-cell office:value-type="float" office:value="126321437" calcext:value-type="float">
            <text:p>126321437</text:p>
          </table:table-cell>
          <table:table-cell table:formula="of:=[.B140]-[.A140]" office:value-type="float" office:value="96668876" calcext:value-type="float">
            <text:p>96668876</text:p>
          </table:table-cell>
          <table:table-cell table:number-columns-repeated="3"/>
          <table:table-cell office:value-type="float" office:value="85098473" calcext:value-type="float">
            <text:p>85098473</text:p>
          </table:table-cell>
          <table:table-cell office:value-type="float" office:value="41173440" calcext:value-type="float">
            <text:p>41173440</text:p>
          </table:table-cell>
          <table:table-cell table:formula="of:=[.H140]-[.G140]" office:value-type="float" office:value="-43925033" calcext:value-type="float">
            <text:p>-43925033</text:p>
          </table:table-cell>
          <table:table-cell table:number-columns-repeated="2"/>
        </table:table-row>
        <table:table-row table:style-name="ro1">
          <table:table-cell office:value-type="float" office:value="26875451" calcext:value-type="float">
            <text:p>26875451</text:p>
          </table:table-cell>
          <table:table-cell office:value-type="float" office:value="215067402" calcext:value-type="float">
            <text:p>215067402</text:p>
          </table:table-cell>
          <table:table-cell table:formula="of:=[.B141]-[.A141]" office:value-type="float" office:value="188191951" calcext:value-type="float">
            <text:p>188191951</text:p>
          </table:table-cell>
          <table:table-cell table:number-columns-repeated="3"/>
          <table:table-cell office:value-type="float" office:value="82947075" calcext:value-type="float">
            <text:p>82947075</text:p>
          </table:table-cell>
          <table:table-cell office:value-type="float" office:value="36948251" calcext:value-type="float">
            <text:p>36948251</text:p>
          </table:table-cell>
          <table:table-cell table:formula="of:=[.H141]-[.G141]" office:value-type="float" office:value="-45998824" calcext:value-type="float">
            <text:p>-45998824</text:p>
          </table:table-cell>
          <table:table-cell table:number-columns-repeated="2"/>
        </table:table-row>
        <table:table-row table:style-name="ro1">
          <table:table-cell office:value-type="float" office:value="35297470" calcext:value-type="float">
            <text:p>35297470</text:p>
          </table:table-cell>
          <table:table-cell office:value-type="float" office:value="90884561" calcext:value-type="float">
            <text:p>90884561</text:p>
          </table:table-cell>
          <table:table-cell table:formula="of:=[.B142]-[.A142]" office:value-type="float" office:value="55587091" calcext:value-type="float">
            <text:p>55587091</text:p>
          </table:table-cell>
          <table:table-cell table:number-columns-repeated="3"/>
          <table:table-cell office:value-type="float" office:value="85265242" calcext:value-type="float">
            <text:p>85265242</text:p>
          </table:table-cell>
          <table:table-cell office:value-type="float" office:value="76892941" calcext:value-type="float">
            <text:p>76892941</text:p>
          </table:table-cell>
          <table:table-cell table:formula="of:=[.H142]-[.G142]" office:value-type="float" office:value="-8372301" calcext:value-type="float">
            <text:p>-8372301</text:p>
          </table:table-cell>
          <table:table-cell table:number-columns-repeated="2"/>
        </table:table-row>
        <table:table-row table:style-name="ro1">
          <table:table-cell office:value-type="float" office:value="49221430" calcext:value-type="float">
            <text:p>49221430</text:p>
          </table:table-cell>
          <table:table-cell office:value-type="float" office:value="183811304" calcext:value-type="float">
            <text:p>183811304</text:p>
          </table:table-cell>
          <table:table-cell table:formula="of:=[.B143]-[.A143]" office:value-type="float" office:value="134589874" calcext:value-type="float">
            <text:p>134589874</text:p>
          </table:table-cell>
          <table:table-cell table:number-columns-repeated="3"/>
          <table:table-cell office:value-type="float" office:value="82807429" calcext:value-type="float">
            <text:p>82807429</text:p>
          </table:table-cell>
          <table:table-cell office:value-type="float" office:value="52408312" calcext:value-type="float">
            <text:p>52408312</text:p>
          </table:table-cell>
          <table:table-cell table:formula="of:=[.H143]-[.G143]" office:value-type="float" office:value="-30399117" calcext:value-type="float">
            <text:p>-30399117</text:p>
          </table:table-cell>
          <table:table-cell table:number-columns-repeated="2"/>
        </table:table-row>
        <table:table-row table:style-name="ro1">
          <table:table-cell office:value-type="float" office:value="45239815" calcext:value-type="float">
            <text:p>45239815</text:p>
          </table:table-cell>
          <table:table-cell office:value-type="float" office:value="179122658" calcext:value-type="float">
            <text:p>179122658</text:p>
          </table:table-cell>
          <table:table-cell table:formula="of:=[.B144]-[.A144]" office:value-type="float" office:value="133882843" calcext:value-type="float">
            <text:p>133882843</text:p>
          </table:table-cell>
          <table:table-cell table:number-columns-repeated="3"/>
          <table:table-cell office:value-type="float" office:value="82686347" calcext:value-type="float">
            <text:p>82686347</text:p>
          </table:table-cell>
          <table:table-cell office:value-type="float" office:value="52759125" calcext:value-type="float">
            <text:p>52759125</text:p>
          </table:table-cell>
          <table:table-cell table:formula="of:=[.H144]-[.G144]" office:value-type="float" office:value="-29927222" calcext:value-type="float">
            <text:p>-29927222</text:p>
          </table:table-cell>
          <table:table-cell table:number-columns-repeated="2"/>
        </table:table-row>
        <table:table-row table:style-name="ro1">
          <table:table-cell office:value-type="float" office:value="38465170" calcext:value-type="float">
            <text:p>38465170</text:p>
          </table:table-cell>
          <table:table-cell office:value-type="float" office:value="282633430" calcext:value-type="float">
            <text:p>282633430</text:p>
          </table:table-cell>
          <table:table-cell table:formula="of:=[.B145]-[.A145]" office:value-type="float" office:value="244168260" calcext:value-type="float">
            <text:p>244168260</text:p>
          </table:table-cell>
          <table:table-cell table:number-columns-repeated="3"/>
          <table:table-cell office:value-type="float" office:value="85866683" calcext:value-type="float">
            <text:p>85866683</text:p>
          </table:table-cell>
          <table:table-cell office:value-type="float" office:value="74853975" calcext:value-type="float">
            <text:p>74853975</text:p>
          </table:table-cell>
          <table:table-cell table:formula="of:=[.H145]-[.G145]" office:value-type="float" office:value="-11012708" calcext:value-type="float">
            <text:p>-11012708</text:p>
          </table:table-cell>
          <table:table-cell table:number-columns-repeated="2"/>
        </table:table-row>
        <table:table-row table:style-name="ro1">
          <table:table-cell office:value-type="float" office:value="46897874" calcext:value-type="float">
            <text:p>46897874</text:p>
          </table:table-cell>
          <table:table-cell office:value-type="float" office:value="130416928" calcext:value-type="float">
            <text:p>130416928</text:p>
          </table:table-cell>
          <table:table-cell table:formula="of:=[.B146]-[.A146]" office:value-type="float" office:value="83519054" calcext:value-type="float">
            <text:p>83519054</text:p>
          </table:table-cell>
          <table:table-cell table:number-columns-repeated="3"/>
          <table:table-cell office:value-type="float" office:value="93980871" calcext:value-type="float">
            <text:p>93980871</text:p>
          </table:table-cell>
          <table:table-cell office:value-type="float" office:value="61340788" calcext:value-type="float">
            <text:p>61340788</text:p>
          </table:table-cell>
          <table:table-cell table:formula="of:=[.H146]-[.G146]" office:value-type="float" office:value="-32640083" calcext:value-type="float">
            <text:p>-32640083</text:p>
          </table:table-cell>
          <table:table-cell table:number-columns-repeated="2"/>
        </table:table-row>
        <table:table-row table:style-name="ro1">
          <table:table-cell office:value-type="float" office:value="28673660" calcext:value-type="float">
            <text:p>28673660</text:p>
          </table:table-cell>
          <table:table-cell office:value-type="float" office:value="38887548" calcext:value-type="float">
            <text:p>38887548</text:p>
          </table:table-cell>
          <table:table-cell table:formula="of:=[.B147]-[.A147]" office:value-type="float" office:value="10213888" calcext:value-type="float">
            <text:p>10213888</text:p>
          </table:table-cell>
          <table:table-cell table:number-columns-repeated="3"/>
          <table:table-cell office:value-type="float" office:value="82959294" calcext:value-type="float">
            <text:p>82959294</text:p>
          </table:table-cell>
          <table:table-cell office:value-type="float" office:value="58844376" calcext:value-type="float">
            <text:p>58844376</text:p>
          </table:table-cell>
          <table:table-cell table:formula="of:=[.H147]-[.G147]" office:value-type="float" office:value="-24114918" calcext:value-type="float">
            <text:p>-24114918</text:p>
          </table:table-cell>
          <table:table-cell table:number-columns-repeated="2"/>
        </table:table-row>
        <table:table-row table:style-name="ro1">
          <table:table-cell office:value-type="float" office:value="33788600" calcext:value-type="float">
            <text:p>33788600</text:p>
          </table:table-cell>
          <table:table-cell office:value-type="float" office:value="221565443" calcext:value-type="float">
            <text:p>221565443</text:p>
          </table:table-cell>
          <table:table-cell table:formula="of:=[.B148]-[.A148]" office:value-type="float" office:value="187776843" calcext:value-type="float">
            <text:p>187776843</text:p>
          </table:table-cell>
          <table:table-cell table:number-columns-repeated="3"/>
          <table:table-cell office:value-type="float" office:value="84467552" calcext:value-type="float">
            <text:p>84467552</text:p>
          </table:table-cell>
          <table:table-cell office:value-type="float" office:value="126461359" calcext:value-type="float">
            <text:p>126461359</text:p>
          </table:table-cell>
          <table:table-cell table:formula="of:=[.H148]-[.G148]" office:value-type="float" office:value="41993807" calcext:value-type="float">
            <text:p>41993807</text:p>
          </table:table-cell>
          <table:table-cell table:number-columns-repeated="2"/>
        </table:table-row>
        <table:table-row table:style-name="ro1">
          <table:table-cell office:value-type="float" office:value="32368319" calcext:value-type="float">
            <text:p>32368319</text:p>
          </table:table-cell>
          <table:table-cell office:value-type="float" office:value="96185559" calcext:value-type="float">
            <text:p>96185559</text:p>
          </table:table-cell>
          <table:table-cell table:formula="of:=[.B149]-[.A149]" office:value-type="float" office:value="63817240" calcext:value-type="float">
            <text:p>63817240</text:p>
          </table:table-cell>
          <table:table-cell table:number-columns-repeated="3"/>
          <table:table-cell office:value-type="float" office:value="102819220" calcext:value-type="float">
            <text:p>102819220</text:p>
          </table:table-cell>
          <table:table-cell office:value-type="float" office:value="59364403" calcext:value-type="float">
            <text:p>59364403</text:p>
          </table:table-cell>
          <table:table-cell table:formula="of:=[.H149]-[.G149]" office:value-type="float" office:value="-43454817" calcext:value-type="float">
            <text:p>-43454817</text:p>
          </table:table-cell>
          <table:table-cell table:number-columns-repeated="2"/>
        </table:table-row>
        <table:table-row table:style-name="ro1">
          <table:table-cell office:value-type="float" office:value="45135874" calcext:value-type="float">
            <text:p>45135874</text:p>
          </table:table-cell>
          <table:table-cell office:value-type="float" office:value="91687007" calcext:value-type="float">
            <text:p>91687007</text:p>
          </table:table-cell>
          <table:table-cell table:formula="of:=[.B150]-[.A150]" office:value-type="float" office:value="46551133" calcext:value-type="float">
            <text:p>46551133</text:p>
          </table:table-cell>
          <table:table-cell table:number-columns-repeated="3"/>
          <table:table-cell office:value-type="float" office:value="84594976" calcext:value-type="float">
            <text:p>84594976</text:p>
          </table:table-cell>
          <table:table-cell office:value-type="float" office:value="27935836" calcext:value-type="float">
            <text:p>27935836</text:p>
          </table:table-cell>
          <table:table-cell table:formula="of:=[.H150]-[.G150]" office:value-type="float" office:value="-56659140" calcext:value-type="float">
            <text:p>-56659140</text:p>
          </table:table-cell>
          <table:table-cell table:number-columns-repeated="2"/>
        </table:table-row>
        <table:table-row table:style-name="ro1">
          <table:table-cell office:value-type="float" office:value="46812637" calcext:value-type="float">
            <text:p>46812637</text:p>
          </table:table-cell>
          <table:table-cell office:value-type="float" office:value="429466252" calcext:value-type="float">
            <text:p>429466252</text:p>
          </table:table-cell>
          <table:table-cell table:formula="of:=[.B151]-[.A151]" office:value-type="float" office:value="382653615" calcext:value-type="float">
            <text:p>382653615</text:p>
          </table:table-cell>
          <table:table-cell table:number-columns-repeated="3"/>
          <table:table-cell office:value-type="float" office:value="83791802" calcext:value-type="float">
            <text:p>83791802</text:p>
          </table:table-cell>
          <table:table-cell office:value-type="float" office:value="152801039" calcext:value-type="float">
            <text:p>152801039</text:p>
          </table:table-cell>
          <table:table-cell table:formula="of:=[.H151]-[.G151]" office:value-type="float" office:value="69009237" calcext:value-type="float">
            <text:p>69009237</text:p>
          </table:table-cell>
          <table:table-cell table:number-columns-repeated="2"/>
        </table:table-row>
        <table:table-row table:style-name="ro1">
          <table:table-cell office:value-type="float" office:value="40610378" calcext:value-type="float">
            <text:p>40610378</text:p>
          </table:table-cell>
          <table:table-cell office:value-type="float" office:value="29101621" calcext:value-type="float">
            <text:p>29101621</text:p>
          </table:table-cell>
          <table:table-cell table:formula="of:=[.B152]-[.A152]" office:value-type="float" office:value="-11508757" calcext:value-type="float">
            <text:p>-11508757</text:p>
          </table:table-cell>
          <table:table-cell table:number-columns-repeated="3"/>
          <table:table-cell office:value-type="float" office:value="84041705" calcext:value-type="float">
            <text:p>84041705</text:p>
          </table:table-cell>
          <table:table-cell office:value-type="float" office:value="36241973" calcext:value-type="float">
            <text:p>36241973</text:p>
          </table:table-cell>
          <table:table-cell table:formula="of:=[.H152]-[.G152]" office:value-type="float" office:value="-47799732" calcext:value-type="float">
            <text:p>-47799732</text:p>
          </table:table-cell>
          <table:table-cell table:number-columns-repeated="2"/>
        </table:table-row>
        <table:table-row table:style-name="ro1">
          <table:table-cell office:value-type="float" office:value="53516400" calcext:value-type="float">
            <text:p>53516400</text:p>
          </table:table-cell>
          <table:table-cell office:value-type="float" office:value="276344133" calcext:value-type="float">
            <text:p>276344133</text:p>
          </table:table-cell>
          <table:table-cell table:formula="of:=[.B153]-[.A153]" office:value-type="float" office:value="222827733" calcext:value-type="float">
            <text:p>222827733</text:p>
          </table:table-cell>
          <table:table-cell table:number-columns-repeated="3"/>
          <table:table-cell office:value-type="float" office:value="95610631" calcext:value-type="float">
            <text:p>95610631</text:p>
          </table:table-cell>
          <table:table-cell office:value-type="float" office:value="49307683" calcext:value-type="float">
            <text:p>49307683</text:p>
          </table:table-cell>
          <table:table-cell table:formula="of:=[.H153]-[.G153]" office:value-type="float" office:value="-46302948" calcext:value-type="float">
            <text:p>-46302948</text:p>
          </table:table-cell>
          <table:table-cell table:number-columns-repeated="2"/>
        </table:table-row>
        <table:table-row table:style-name="ro1">
          <table:table-cell office:value-type="float" office:value="33371892" calcext:value-type="float">
            <text:p>33371892</text:p>
          </table:table-cell>
          <table:table-cell office:value-type="float" office:value="114184796" calcext:value-type="float">
            <text:p>114184796</text:p>
          </table:table-cell>
          <table:table-cell table:formula="of:=[.B154]-[.A154]" office:value-type="float" office:value="80812904" calcext:value-type="float">
            <text:p>80812904</text:p>
          </table:table-cell>
          <table:table-cell table:number-columns-repeated="3"/>
          <table:table-cell office:value-type="float" office:value="97543990" calcext:value-type="float">
            <text:p>97543990</text:p>
          </table:table-cell>
          <table:table-cell office:value-type="float" office:value="49717963" calcext:value-type="float">
            <text:p>49717963</text:p>
          </table:table-cell>
          <table:table-cell table:formula="of:=[.H154]-[.G154]" office:value-type="float" office:value="-47826027" calcext:value-type="float">
            <text:p>-47826027</text:p>
          </table:table-cell>
          <table:table-cell table:number-columns-repeated="2"/>
        </table:table-row>
        <table:table-row table:style-name="ro1">
          <table:table-cell office:value-type="float" office:value="56274840" calcext:value-type="float">
            <text:p>56274840</text:p>
          </table:table-cell>
          <table:table-cell office:value-type="float" office:value="208844235" calcext:value-type="float">
            <text:p>208844235</text:p>
          </table:table-cell>
          <table:table-cell table:formula="of:=[.B155]-[.A155]" office:value-type="float" office:value="152569395" calcext:value-type="float">
            <text:p>152569395</text:p>
          </table:table-cell>
          <table:table-cell table:number-columns-repeated="3"/>
          <table:table-cell office:value-type="float" office:value="84434425" calcext:value-type="float">
            <text:p>84434425</text:p>
          </table:table-cell>
          <table:table-cell office:value-type="float" office:value="52478388" calcext:value-type="float">
            <text:p>52478388</text:p>
          </table:table-cell>
          <table:table-cell table:formula="of:=[.H155]-[.G155]" office:value-type="float" office:value="-31956037" calcext:value-type="float">
            <text:p>-31956037</text:p>
          </table:table-cell>
          <table:table-cell table:number-columns-repeated="2"/>
        </table:table-row>
        <table:table-row table:style-name="ro1">
          <table:table-cell office:value-type="float" office:value="39954843" calcext:value-type="float">
            <text:p>39954843</text:p>
          </table:table-cell>
          <table:table-cell office:value-type="float" office:value="120718459" calcext:value-type="float">
            <text:p>120718459</text:p>
          </table:table-cell>
          <table:table-cell table:formula="of:=[.B156]-[.A156]" office:value-type="float" office:value="80763616" calcext:value-type="float">
            <text:p>80763616</text:p>
          </table:table-cell>
          <table:table-cell table:number-columns-repeated="3"/>
          <table:table-cell office:value-type="float" office:value="84987353" calcext:value-type="float">
            <text:p>84987353</text:p>
          </table:table-cell>
          <table:table-cell office:value-type="float" office:value="51803783" calcext:value-type="float">
            <text:p>51803783</text:p>
          </table:table-cell>
          <table:table-cell table:formula="of:=[.H156]-[.G156]" office:value-type="float" office:value="-33183570" calcext:value-type="float">
            <text:p>-33183570</text:p>
          </table:table-cell>
          <table:table-cell table:number-columns-repeated="2"/>
        </table:table-row>
        <table:table-row table:style-name="ro1">
          <table:table-cell office:value-type="float" office:value="46625019" calcext:value-type="float">
            <text:p>46625019</text:p>
          </table:table-cell>
          <table:table-cell office:value-type="float" office:value="133360621" calcext:value-type="float">
            <text:p>133360621</text:p>
          </table:table-cell>
          <table:table-cell table:formula="of:=[.B157]-[.A157]" office:value-type="float" office:value="86735602" calcext:value-type="float">
            <text:p>86735602</text:p>
          </table:table-cell>
          <table:table-cell table:number-columns-repeated="3"/>
          <table:table-cell office:value-type="float" office:value="83583756" calcext:value-type="float">
            <text:p>83583756</text:p>
          </table:table-cell>
          <table:table-cell office:value-type="float" office:value="58589790" calcext:value-type="float">
            <text:p>58589790</text:p>
          </table:table-cell>
          <table:table-cell table:formula="of:=[.H157]-[.G157]" office:value-type="float" office:value="-24993966" calcext:value-type="float">
            <text:p>-24993966</text:p>
          </table:table-cell>
          <table:table-cell table:number-columns-repeated="2"/>
        </table:table-row>
        <table:table-row table:style-name="ro1">
          <table:table-cell office:value-type="float" office:value="34862360" calcext:value-type="float">
            <text:p>34862360</text:p>
          </table:table-cell>
          <table:table-cell office:value-type="float" office:value="234750676" calcext:value-type="float">
            <text:p>234750676</text:p>
          </table:table-cell>
          <table:table-cell table:formula="of:=[.B158]-[.A158]" office:value-type="float" office:value="199888316" calcext:value-type="float">
            <text:p>199888316</text:p>
          </table:table-cell>
          <table:table-cell table:number-columns-repeated="3"/>
          <table:table-cell office:value-type="float" office:value="235215460" calcext:value-type="float">
            <text:p>235215460</text:p>
          </table:table-cell>
          <table:table-cell office:value-type="float" office:value="50281588" calcext:value-type="float">
            <text:p>50281588</text:p>
          </table:table-cell>
          <table:table-cell table:formula="of:=[.H158]-[.G158]" office:value-type="float" office:value="-184933872" calcext:value-type="float">
            <text:p>-184933872</text:p>
          </table:table-cell>
          <table:table-cell table:number-columns-repeated="2"/>
        </table:table-row>
        <table:table-row table:style-name="ro1">
          <table:table-cell office:value-type="float" office:value="42672800" calcext:value-type="float">
            <text:p>42672800</text:p>
          </table:table-cell>
          <table:table-cell office:value-type="float" office:value="40395380" calcext:value-type="float">
            <text:p>40395380</text:p>
          </table:table-cell>
          <table:table-cell table:formula="of:=[.B159]-[.A159]" office:value-type="float" office:value="-2277420" calcext:value-type="float">
            <text:p>-2277420</text:p>
          </table:table-cell>
          <table:table-cell table:number-columns-repeated="3"/>
          <table:table-cell office:value-type="float" office:value="87312972" calcext:value-type="float">
            <text:p>87312972</text:p>
          </table:table-cell>
          <table:table-cell office:value-type="float" office:value="74630207" calcext:value-type="float">
            <text:p>74630207</text:p>
          </table:table-cell>
          <table:table-cell table:formula="of:=[.H159]-[.G159]" office:value-type="float" office:value="-12682765" calcext:value-type="float">
            <text:p>-12682765</text:p>
          </table:table-cell>
          <table:table-cell table:number-columns-repeated="2"/>
        </table:table-row>
        <table:table-row table:style-name="ro1">
          <table:table-cell office:value-type="float" office:value="38764600" calcext:value-type="float">
            <text:p>38764600</text:p>
          </table:table-cell>
          <table:table-cell office:value-type="float" office:value="136993606" calcext:value-type="float">
            <text:p>136993606</text:p>
          </table:table-cell>
          <table:table-cell table:formula="of:=[.B160]-[.A160]" office:value-type="float" office:value="98229006" calcext:value-type="float">
            <text:p>98229006</text:p>
          </table:table-cell>
          <table:table-cell table:number-columns-repeated="3"/>
          <table:table-cell office:value-type="float" office:value="86574743" calcext:value-type="float">
            <text:p>86574743</text:p>
          </table:table-cell>
          <table:table-cell office:value-type="float" office:value="144524201" calcext:value-type="float">
            <text:p>144524201</text:p>
          </table:table-cell>
          <table:table-cell table:formula="of:=[.H160]-[.G160]" office:value-type="float" office:value="57949458" calcext:value-type="float">
            <text:p>57949458</text:p>
          </table:table-cell>
          <table:table-cell table:number-columns-repeated="2"/>
        </table:table-row>
        <table:table-row table:style-name="ro1">
          <table:table-cell office:value-type="float" office:value="37223966" calcext:value-type="float">
            <text:p>37223966</text:p>
          </table:table-cell>
          <table:table-cell office:value-type="float" office:value="165554325" calcext:value-type="float">
            <text:p>165554325</text:p>
          </table:table-cell>
          <table:table-cell table:formula="of:=[.B161]-[.A161]" office:value-type="float" office:value="128330359" calcext:value-type="float">
            <text:p>128330359</text:p>
          </table:table-cell>
          <table:table-cell table:number-columns-repeated="3"/>
          <table:table-cell office:value-type="float" office:value="83277728" calcext:value-type="float">
            <text:p>83277728</text:p>
          </table:table-cell>
          <table:table-cell office:value-type="float" office:value="41925271" calcext:value-type="float">
            <text:p>41925271</text:p>
          </table:table-cell>
          <table:table-cell table:formula="of:=[.H161]-[.G161]" office:value-type="float" office:value="-41352457" calcext:value-type="float">
            <text:p>-41352457</text:p>
          </table:table-cell>
          <table:table-cell table:number-columns-repeated="2"/>
        </table:table-row>
        <table:table-row table:style-name="ro1">
          <table:table-cell office:value-type="float" office:value="33943938" calcext:value-type="float">
            <text:p>33943938</text:p>
          </table:table-cell>
          <table:table-cell office:value-type="float" office:value="142008654" calcext:value-type="float">
            <text:p>142008654</text:p>
          </table:table-cell>
          <table:table-cell table:formula="of:=[.B162]-[.A162]" office:value-type="float" office:value="108064716" calcext:value-type="float">
            <text:p>108064716</text:p>
          </table:table-cell>
          <table:table-cell table:number-columns-repeated="3"/>
          <table:table-cell office:value-type="float" office:value="88523992" calcext:value-type="float">
            <text:p>88523992</text:p>
          </table:table-cell>
          <table:table-cell office:value-type="float" office:value="43879055" calcext:value-type="float">
            <text:p>43879055</text:p>
          </table:table-cell>
          <table:table-cell table:formula="of:=[.H162]-[.G162]" office:value-type="float" office:value="-44644937" calcext:value-type="float">
            <text:p>-44644937</text:p>
          </table:table-cell>
          <table:table-cell table:number-columns-repeated="2"/>
        </table:table-row>
        <table:table-row table:style-name="ro1">
          <table:table-cell office:value-type="float" office:value="37854772" calcext:value-type="float">
            <text:p>37854772</text:p>
          </table:table-cell>
          <table:table-cell office:value-type="float" office:value="82324915" calcext:value-type="float">
            <text:p>82324915</text:p>
          </table:table-cell>
          <table:table-cell table:formula="of:=[.B163]-[.A163]" office:value-type="float" office:value="44470143" calcext:value-type="float">
            <text:p>44470143</text:p>
          </table:table-cell>
          <table:table-cell table:number-columns-repeated="3"/>
          <table:table-cell office:value-type="float" office:value="92822223" calcext:value-type="float">
            <text:p>92822223</text:p>
          </table:table-cell>
          <table:table-cell office:value-type="float" office:value="75731398" calcext:value-type="float">
            <text:p>75731398</text:p>
          </table:table-cell>
          <table:table-cell table:formula="of:=[.H163]-[.G163]" office:value-type="float" office:value="-17090825" calcext:value-type="float">
            <text:p>-17090825</text:p>
          </table:table-cell>
          <table:table-cell table:number-columns-repeated="2"/>
        </table:table-row>
        <table:table-row table:style-name="ro1">
          <table:table-cell office:value-type="float" office:value="58183493" calcext:value-type="float">
            <text:p>58183493</text:p>
          </table:table-cell>
          <table:table-cell office:value-type="float" office:value="80513148" calcext:value-type="float">
            <text:p>80513148</text:p>
          </table:table-cell>
          <table:table-cell table:formula="of:=[.B164]-[.A164]" office:value-type="float" office:value="22329655" calcext:value-type="float">
            <text:p>22329655</text:p>
          </table:table-cell>
          <table:table-cell table:number-columns-repeated="3"/>
          <table:table-cell office:value-type="float" office:value="128526680" calcext:value-type="float">
            <text:p>128526680</text:p>
          </table:table-cell>
          <table:table-cell office:value-type="float" office:value="35671933" calcext:value-type="float">
            <text:p>35671933</text:p>
          </table:table-cell>
          <table:table-cell table:formula="of:=[.H164]-[.G164]" office:value-type="float" office:value="-92854747" calcext:value-type="float">
            <text:p>-92854747</text:p>
          </table:table-cell>
          <table:table-cell table:number-columns-repeated="2"/>
        </table:table-row>
        <table:table-row table:style-name="ro1">
          <table:table-cell office:value-type="float" office:value="46017319" calcext:value-type="float">
            <text:p>46017319</text:p>
          </table:table-cell>
          <table:table-cell office:value-type="float" office:value="21952221" calcext:value-type="float">
            <text:p>21952221</text:p>
          </table:table-cell>
          <table:table-cell table:formula="of:=[.B165]-[.A165]" office:value-type="float" office:value="-24065098" calcext:value-type="float">
            <text:p>-24065098</text:p>
          </table:table-cell>
          <table:table-cell table:number-columns-repeated="3"/>
          <table:table-cell office:value-type="float" office:value="126645994" calcext:value-type="float">
            <text:p>126645994</text:p>
          </table:table-cell>
          <table:table-cell office:value-type="float" office:value="104473022" calcext:value-type="float">
            <text:p>104473022</text:p>
          </table:table-cell>
          <table:table-cell table:formula="of:=[.H165]-[.G165]" office:value-type="float" office:value="-22172972" calcext:value-type="float">
            <text:p>-22172972</text:p>
          </table:table-cell>
          <table:table-cell table:number-columns-repeated="2"/>
        </table:table-row>
        <table:table-row table:style-name="ro1">
          <table:table-cell office:value-type="float" office:value="61646776" calcext:value-type="float">
            <text:p>61646776</text:p>
          </table:table-cell>
          <table:table-cell office:value-type="float" office:value="207699294" calcext:value-type="float">
            <text:p>207699294</text:p>
          </table:table-cell>
          <table:table-cell table:formula="of:=[.B166]-[.A166]" office:value-type="float" office:value="146052518" calcext:value-type="float">
            <text:p>146052518</text:p>
          </table:table-cell>
          <table:table-cell table:number-columns-repeated="3"/>
          <table:table-cell office:value-type="float" office:value="127502778" calcext:value-type="float">
            <text:p>127502778</text:p>
          </table:table-cell>
          <table:table-cell office:value-type="float" office:value="72453855" calcext:value-type="float">
            <text:p>72453855</text:p>
          </table:table-cell>
          <table:table-cell table:formula="of:=[.H166]-[.G166]" office:value-type="float" office:value="-55048923" calcext:value-type="float">
            <text:p>-55048923</text:p>
          </table:table-cell>
          <table:table-cell table:number-columns-repeated="2"/>
        </table:table-row>
        <table:table-row table:style-name="ro1">
          <table:table-cell office:value-type="float" office:value="40566689" calcext:value-type="float">
            <text:p>40566689</text:p>
          </table:table-cell>
          <table:table-cell office:value-type="float" office:value="31041962" calcext:value-type="float">
            <text:p>31041962</text:p>
          </table:table-cell>
          <table:table-cell table:formula="of:=[.B167]-[.A167]" office:value-type="float" office:value="-9524727" calcext:value-type="float">
            <text:p>-9524727</text:p>
          </table:table-cell>
          <table:table-cell table:number-columns-repeated="3"/>
          <table:table-cell office:value-type="float" office:value="129204516" calcext:value-type="float">
            <text:p>129204516</text:p>
          </table:table-cell>
          <table:table-cell office:value-type="float" office:value="83836590" calcext:value-type="float">
            <text:p>83836590</text:p>
          </table:table-cell>
          <table:table-cell table:formula="of:=[.H167]-[.G167]" office:value-type="float" office:value="-45367926" calcext:value-type="float">
            <text:p>-45367926</text:p>
          </table:table-cell>
          <table:table-cell table:number-columns-repeated="2"/>
        </table:table-row>
        <table:table-row table:style-name="ro1">
          <table:table-cell office:value-type="float" office:value="41847436" calcext:value-type="float">
            <text:p>41847436</text:p>
          </table:table-cell>
          <table:table-cell office:value-type="float" office:value="178401395" calcext:value-type="float">
            <text:p>178401395</text:p>
          </table:table-cell>
          <table:table-cell table:formula="of:=[.B168]-[.A168]" office:value-type="float" office:value="136553959" calcext:value-type="float">
            <text:p>136553959</text:p>
          </table:table-cell>
          <table:table-cell table:number-columns-repeated="3"/>
          <table:table-cell office:value-type="float" office:value="123046636" calcext:value-type="float">
            <text:p>123046636</text:p>
          </table:table-cell>
          <table:table-cell office:value-type="float" office:value="53461765" calcext:value-type="float">
            <text:p>53461765</text:p>
          </table:table-cell>
          <table:table-cell table:formula="of:=[.H168]-[.G168]" office:value-type="float" office:value="-69584871" calcext:value-type="float">
            <text:p>-69584871</text:p>
          </table:table-cell>
          <table:table-cell table:number-columns-repeated="2"/>
        </table:table-row>
        <table:table-row table:style-name="ro1">
          <table:table-cell office:value-type="float" office:value="43509656" calcext:value-type="float">
            <text:p>43509656</text:p>
          </table:table-cell>
          <table:table-cell office:value-type="float" office:value="135702661" calcext:value-type="float">
            <text:p>135702661</text:p>
          </table:table-cell>
          <table:table-cell table:formula="of:=[.B169]-[.A169]" office:value-type="float" office:value="92193005" calcext:value-type="float">
            <text:p>92193005</text:p>
          </table:table-cell>
          <table:table-cell table:number-columns-repeated="3"/>
          <table:table-cell office:value-type="float" office:value="190531970" calcext:value-type="float">
            <text:p>190531970</text:p>
          </table:table-cell>
          <table:table-cell office:value-type="float" office:value="1229604995" calcext:value-type="float">
            <text:p>1229604995</text:p>
          </table:table-cell>
          <table:table-cell table:formula="of:=[.H169]-[.G169]" office:value-type="float" office:value="1039073025" calcext:value-type="float">
            <text:p>1039073025</text:p>
          </table:table-cell>
          <table:table-cell table:number-columns-repeated="2"/>
        </table:table-row>
        <table:table-row table:style-name="ro1">
          <table:table-cell office:value-type="float" office:value="41235979" calcext:value-type="float">
            <text:p>41235979</text:p>
          </table:table-cell>
          <table:table-cell office:value-type="float" office:value="185689033" calcext:value-type="float">
            <text:p>185689033</text:p>
          </table:table-cell>
          <table:table-cell table:formula="of:=[.B170]-[.A170]" office:value-type="float" office:value="144453054" calcext:value-type="float">
            <text:p>144453054</text:p>
          </table:table-cell>
          <table:table-cell table:number-columns-repeated="3"/>
          <table:table-cell office:value-type="float" office:value="153751950" calcext:value-type="float">
            <text:p>153751950</text:p>
          </table:table-cell>
          <table:table-cell office:value-type="float" office:value="22473989" calcext:value-type="float">
            <text:p>22473989</text:p>
          </table:table-cell>
          <table:table-cell table:formula="of:=[.H170]-[.G170]" office:value-type="float" office:value="-131277961" calcext:value-type="float">
            <text:p>-131277961</text:p>
          </table:table-cell>
          <table:table-cell table:number-columns-repeated="2"/>
        </table:table-row>
        <table:table-row table:style-name="ro1">
          <table:table-cell office:value-type="float" office:value="76432655" calcext:value-type="float">
            <text:p>76432655</text:p>
          </table:table-cell>
          <table:table-cell office:value-type="float" office:value="94066630" calcext:value-type="float">
            <text:p>94066630</text:p>
          </table:table-cell>
          <table:table-cell table:formula="of:=[.B171]-[.A171]" office:value-type="float" office:value="17633975" calcext:value-type="float">
            <text:p>17633975</text:p>
          </table:table-cell>
          <table:table-cell table:number-columns-repeated="3"/>
          <table:table-cell office:value-type="float" office:value="141078378" calcext:value-type="float">
            <text:p>141078378</text:p>
          </table:table-cell>
          <table:table-cell office:value-type="float" office:value="20512873" calcext:value-type="float">
            <text:p>20512873</text:p>
          </table:table-cell>
          <table:table-cell table:formula="of:=[.H171]-[.G171]" office:value-type="float" office:value="-120565505" calcext:value-type="float">
            <text:p>-120565505</text:p>
          </table:table-cell>
          <table:table-cell table:number-columns-repeated="2"/>
        </table:table-row>
        <table:table-row table:style-name="ro1">
          <table:table-cell office:value-type="float" office:value="63744491" calcext:value-type="float">
            <text:p>63744491</text:p>
          </table:table-cell>
          <table:table-cell office:value-type="float" office:value="105275686" calcext:value-type="float">
            <text:p>105275686</text:p>
          </table:table-cell>
          <table:table-cell table:formula="of:=[.B172]-[.A172]" office:value-type="float" office:value="41531195" calcext:value-type="float">
            <text:p>41531195</text:p>
          </table:table-cell>
          <table:table-cell table:number-columns-repeated="3"/>
          <table:table-cell office:value-type="float" office:value="113606844" calcext:value-type="float">
            <text:p>113606844</text:p>
          </table:table-cell>
          <table:table-cell office:value-type="float" office:value="511361215" calcext:value-type="float">
            <text:p>511361215</text:p>
          </table:table-cell>
          <table:table-cell table:formula="of:=[.H172]-[.G172]" office:value-type="float" office:value="397754371" calcext:value-type="float">
            <text:p>397754371</text:p>
          </table:table-cell>
          <table:table-cell table:number-columns-repeated="2"/>
        </table:table-row>
        <table:table-row table:style-name="ro1">
          <table:table-cell office:value-type="float" office:value="38511837" calcext:value-type="float">
            <text:p>38511837</text:p>
          </table:table-cell>
          <table:table-cell office:value-type="float" office:value="23400291" calcext:value-type="float">
            <text:p>23400291</text:p>
          </table:table-cell>
          <table:table-cell table:formula="of:=[.B173]-[.A173]" office:value-type="float" office:value="-15111546" calcext:value-type="float">
            <text:p>-15111546</text:p>
          </table:table-cell>
          <table:table-cell table:number-columns-repeated="3"/>
          <table:table-cell office:value-type="float" office:value="94905085" calcext:value-type="float">
            <text:p>94905085</text:p>
          </table:table-cell>
          <table:table-cell office:value-type="float" office:value="22661219" calcext:value-type="float">
            <text:p>22661219</text:p>
          </table:table-cell>
          <table:table-cell table:formula="of:=[.H173]-[.G173]" office:value-type="float" office:value="-72243866" calcext:value-type="float">
            <text:p>-72243866</text:p>
          </table:table-cell>
          <table:table-cell table:number-columns-repeated="2"/>
        </table:table-row>
        <table:table-row table:style-name="ro1">
          <table:table-cell office:value-type="float" office:value="38471275" calcext:value-type="float">
            <text:p>38471275</text:p>
          </table:table-cell>
          <table:table-cell office:value-type="float" office:value="127045374" calcext:value-type="float">
            <text:p>127045374</text:p>
          </table:table-cell>
          <table:table-cell table:formula="of:=[.B174]-[.A174]" office:value-type="float" office:value="88574099" calcext:value-type="float">
            <text:p>88574099</text:p>
          </table:table-cell>
          <table:table-cell table:number-columns-repeated="3"/>
          <table:table-cell office:value-type="float" office:value="97127297" calcext:value-type="float">
            <text:p>97127297</text:p>
          </table:table-cell>
          <table:table-cell office:value-type="float" office:value="610385032" calcext:value-type="float">
            <text:p>610385032</text:p>
          </table:table-cell>
          <table:table-cell table:formula="of:=[.H174]-[.G174]" office:value-type="float" office:value="513257735" calcext:value-type="float">
            <text:p>513257735</text:p>
          </table:table-cell>
          <table:table-cell table:number-columns-repeated="2"/>
        </table:table-row>
        <table:table-row table:style-name="ro1">
          <table:table-cell office:value-type="float" office:value="43892222" calcext:value-type="float">
            <text:p>43892222</text:p>
          </table:table-cell>
          <table:table-cell office:value-type="float" office:value="179845328" calcext:value-type="float">
            <text:p>179845328</text:p>
          </table:table-cell>
          <table:table-cell table:formula="of:=[.B175]-[.A175]" office:value-type="float" office:value="135953106" calcext:value-type="float">
            <text:p>135953106</text:p>
          </table:table-cell>
          <table:table-cell table:number-columns-repeated="3"/>
          <table:table-cell office:value-type="float" office:value="99755543" calcext:value-type="float">
            <text:p>99755543</text:p>
          </table:table-cell>
          <table:table-cell office:value-type="float" office:value="22021422" calcext:value-type="float">
            <text:p>22021422</text:p>
          </table:table-cell>
          <table:table-cell table:formula="of:=[.H175]-[.G175]" office:value-type="float" office:value="-77734121" calcext:value-type="float">
            <text:p>-77734121</text:p>
          </table:table-cell>
          <table:table-cell table:number-columns-repeated="2"/>
        </table:table-row>
        <table:table-row table:style-name="ro1">
          <table:table-cell office:value-type="float" office:value="58966038" calcext:value-type="float">
            <text:p>58966038</text:p>
          </table:table-cell>
          <table:table-cell office:value-type="float" office:value="102594642" calcext:value-type="float">
            <text:p>102594642</text:p>
          </table:table-cell>
          <table:table-cell table:formula="of:=[.B176]-[.A176]" office:value-type="float" office:value="43628604" calcext:value-type="float">
            <text:p>43628604</text:p>
          </table:table-cell>
          <table:table-cell table:number-columns-repeated="3"/>
          <table:table-cell office:value-type="float" office:value="101414291" calcext:value-type="float">
            <text:p>101414291</text:p>
          </table:table-cell>
          <table:table-cell office:value-type="float" office:value="485116345" calcext:value-type="float">
            <text:p>485116345</text:p>
          </table:table-cell>
          <table:table-cell table:formula="of:=[.H176]-[.G176]" office:value-type="float" office:value="383702054" calcext:value-type="float">
            <text:p>383702054</text:p>
          </table:table-cell>
          <table:table-cell table:number-columns-repeated="2"/>
        </table:table-row>
        <table:table-row table:style-name="ro1">
          <table:table-cell office:value-type="float" office:value="38635829" calcext:value-type="float">
            <text:p>38635829</text:p>
          </table:table-cell>
          <table:table-cell office:value-type="float" office:value="82816917" calcext:value-type="float">
            <text:p>82816917</text:p>
          </table:table-cell>
          <table:table-cell table:formula="of:=[.B177]-[.A177]" office:value-type="float" office:value="44181088" calcext:value-type="float">
            <text:p>44181088</text:p>
          </table:table-cell>
          <table:table-cell table:number-columns-repeated="3"/>
          <table:table-cell office:value-type="float" office:value="97601297" calcext:value-type="float">
            <text:p>97601297</text:p>
          </table:table-cell>
          <table:table-cell office:value-type="float" office:value="62097351" calcext:value-type="float">
            <text:p>62097351</text:p>
          </table:table-cell>
          <table:table-cell table:formula="of:=[.H177]-[.G177]" office:value-type="float" office:value="-35503946" calcext:value-type="float">
            <text:p>-35503946</text:p>
          </table:table-cell>
          <table:table-cell table:number-columns-repeated="2"/>
        </table:table-row>
        <table:table-row table:style-name="ro1">
          <table:table-cell office:value-type="float" office:value="45283923" calcext:value-type="float">
            <text:p>45283923</text:p>
          </table:table-cell>
          <table:table-cell office:value-type="float" office:value="29793704" calcext:value-type="float">
            <text:p>29793704</text:p>
          </table:table-cell>
          <table:table-cell table:formula="of:=[.B178]-[.A178]" office:value-type="float" office:value="-15490219" calcext:value-type="float">
            <text:p>-15490219</text:p>
          </table:table-cell>
          <table:table-cell table:number-columns-repeated="3"/>
          <table:table-cell office:value-type="float" office:value="102068873" calcext:value-type="float">
            <text:p>102068873</text:p>
          </table:table-cell>
          <table:table-cell office:value-type="float" office:value="32666783" calcext:value-type="float">
            <text:p>32666783</text:p>
          </table:table-cell>
          <table:table-cell table:formula="of:=[.H178]-[.G178]" office:value-type="float" office:value="-69402090" calcext:value-type="float">
            <text:p>-69402090</text:p>
          </table:table-cell>
          <table:table-cell table:number-columns-repeated="2"/>
        </table:table-row>
        <table:table-row table:style-name="ro1">
          <table:table-cell office:value-type="float" office:value="49122232" calcext:value-type="float">
            <text:p>49122232</text:p>
          </table:table-cell>
          <table:table-cell office:value-type="float" office:value="301818631" calcext:value-type="float">
            <text:p>301818631</text:p>
          </table:table-cell>
          <table:table-cell table:formula="of:=[.B179]-[.A179]" office:value-type="float" office:value="252696399" calcext:value-type="float">
            <text:p>252696399</text:p>
          </table:table-cell>
          <table:table-cell table:number-columns-repeated="3"/>
          <table:table-cell office:value-type="float" office:value="96274598" calcext:value-type="float">
            <text:p>96274598</text:p>
          </table:table-cell>
          <table:table-cell office:value-type="float" office:value="350016651" calcext:value-type="float">
            <text:p>350016651</text:p>
          </table:table-cell>
          <table:table-cell table:formula="of:=[.H179]-[.G179]" office:value-type="float" office:value="253742053" calcext:value-type="float">
            <text:p>253742053</text:p>
          </table:table-cell>
          <table:table-cell table:number-columns-repeated="2"/>
        </table:table-row>
        <table:table-row table:style-name="ro1">
          <table:table-cell office:value-type="float" office:value="36692811" calcext:value-type="float">
            <text:p>36692811</text:p>
          </table:table-cell>
          <table:table-cell office:value-type="float" office:value="13462921" calcext:value-type="float">
            <text:p>13462921</text:p>
          </table:table-cell>
          <table:table-cell table:formula="of:=[.B180]-[.A180]" office:value-type="float" office:value="-23229890" calcext:value-type="float">
            <text:p>-23229890</text:p>
          </table:table-cell>
          <table:table-cell table:number-columns-repeated="3"/>
          <table:table-cell office:value-type="float" office:value="97145971" calcext:value-type="float">
            <text:p>97145971</text:p>
          </table:table-cell>
          <table:table-cell office:value-type="float" office:value="27259246" calcext:value-type="float">
            <text:p>27259246</text:p>
          </table:table-cell>
          <table:table-cell table:formula="of:=[.H180]-[.G180]" office:value-type="float" office:value="-69886725" calcext:value-type="float">
            <text:p>-69886725</text:p>
          </table:table-cell>
          <table:table-cell table:number-columns-repeated="2"/>
        </table:table-row>
        <table:table-row table:style-name="ro1">
          <table:table-cell office:value-type="float" office:value="43606902" calcext:value-type="float">
            <text:p>43606902</text:p>
          </table:table-cell>
          <table:table-cell office:value-type="float" office:value="64284168" calcext:value-type="float">
            <text:p>64284168</text:p>
          </table:table-cell>
          <table:table-cell table:formula="of:=[.B181]-[.A181]" office:value-type="float" office:value="20677266" calcext:value-type="float">
            <text:p>20677266</text:p>
          </table:table-cell>
          <table:table-cell table:number-columns-repeated="3"/>
          <table:table-cell office:value-type="float" office:value="100206409" calcext:value-type="float">
            <text:p>100206409</text:p>
          </table:table-cell>
          <table:table-cell office:value-type="float" office:value="18813291" calcext:value-type="float">
            <text:p>18813291</text:p>
          </table:table-cell>
          <table:table-cell table:formula="of:=[.H181]-[.G181]" office:value-type="float" office:value="-81393118" calcext:value-type="float">
            <text:p>-81393118</text:p>
          </table:table-cell>
          <table:table-cell table:number-columns-repeated="2"/>
        </table:table-row>
        <table:table-row table:style-name="ro1">
          <table:table-cell office:value-type="float" office:value="57261848" calcext:value-type="float">
            <text:p>57261848</text:p>
          </table:table-cell>
          <table:table-cell office:value-type="float" office:value="56157668" calcext:value-type="float">
            <text:p>56157668</text:p>
          </table:table-cell>
          <table:table-cell table:formula="of:=[.B182]-[.A182]" office:value-type="float" office:value="-1104180" calcext:value-type="float">
            <text:p>-1104180</text:p>
          </table:table-cell>
          <table:table-cell table:number-columns-repeated="3"/>
          <table:table-cell office:value-type="float" office:value="94711472" calcext:value-type="float">
            <text:p>94711472</text:p>
          </table:table-cell>
          <table:table-cell office:value-type="float" office:value="455819293" calcext:value-type="float">
            <text:p>455819293</text:p>
          </table:table-cell>
          <table:table-cell table:formula="of:=[.H182]-[.G182]" office:value-type="float" office:value="361107821" calcext:value-type="float">
            <text:p>361107821</text:p>
          </table:table-cell>
          <table:table-cell table:number-columns-repeated="2"/>
        </table:table-row>
        <table:table-row table:style-name="ro1">
          <table:table-cell office:value-type="float" office:value="42480095" calcext:value-type="float">
            <text:p>42480095</text:p>
          </table:table-cell>
          <table:table-cell office:value-type="float" office:value="135907280" calcext:value-type="float">
            <text:p>135907280</text:p>
          </table:table-cell>
          <table:table-cell table:formula="of:=[.B183]-[.A183]" office:value-type="float" office:value="93427185" calcext:value-type="float">
            <text:p>93427185</text:p>
          </table:table-cell>
          <table:table-cell table:number-columns-repeated="3"/>
          <table:table-cell office:value-type="float" office:value="93361668" calcext:value-type="float">
            <text:p>93361668</text:p>
          </table:table-cell>
          <table:table-cell office:value-type="float" office:value="43013576" calcext:value-type="float">
            <text:p>43013576</text:p>
          </table:table-cell>
          <table:table-cell table:formula="of:=[.H183]-[.G183]" office:value-type="float" office:value="-50348092" calcext:value-type="float">
            <text:p>-50348092</text:p>
          </table:table-cell>
          <table:table-cell table:number-columns-repeated="2"/>
        </table:table-row>
        <table:table-row table:style-name="ro1">
          <table:table-cell office:value-type="float" office:value="52617964" calcext:value-type="float">
            <text:p>52617964</text:p>
          </table:table-cell>
          <table:table-cell office:value-type="float" office:value="138469888" calcext:value-type="float">
            <text:p>138469888</text:p>
          </table:table-cell>
          <table:table-cell table:formula="of:=[.B184]-[.A184]" office:value-type="float" office:value="85851924" calcext:value-type="float">
            <text:p>85851924</text:p>
          </table:table-cell>
          <table:table-cell table:number-columns-repeated="3"/>
          <table:table-cell office:value-type="float" office:value="97121088" calcext:value-type="float">
            <text:p>97121088</text:p>
          </table:table-cell>
          <table:table-cell office:value-type="float" office:value="32976614" calcext:value-type="float">
            <text:p>32976614</text:p>
          </table:table-cell>
          <table:table-cell table:formula="of:=[.H184]-[.G184]" office:value-type="float" office:value="-64144474" calcext:value-type="float">
            <text:p>-64144474</text:p>
          </table:table-cell>
          <table:table-cell table:number-columns-repeated="2"/>
        </table:table-row>
        <table:table-row table:style-name="ro1">
          <table:table-cell office:value-type="float" office:value="53672601" calcext:value-type="float">
            <text:p>53672601</text:p>
          </table:table-cell>
          <table:table-cell office:value-type="float" office:value="197208134" calcext:value-type="float">
            <text:p>197208134</text:p>
          </table:table-cell>
          <table:table-cell table:formula="of:=[.B185]-[.A185]" office:value-type="float" office:value="143535533" calcext:value-type="float">
            <text:p>143535533</text:p>
          </table:table-cell>
          <table:table-cell table:number-columns-repeated="3"/>
          <table:table-cell office:value-type="float" office:value="97244026" calcext:value-type="float">
            <text:p>97244026</text:p>
          </table:table-cell>
          <table:table-cell office:value-type="float" office:value="31926053" calcext:value-type="float">
            <text:p>31926053</text:p>
          </table:table-cell>
          <table:table-cell table:formula="of:=[.H185]-[.G185]" office:value-type="float" office:value="-65317973" calcext:value-type="float">
            <text:p>-65317973</text:p>
          </table:table-cell>
          <table:table-cell table:number-columns-repeated="2"/>
        </table:table-row>
        <table:table-row table:style-name="ro1">
          <table:table-cell office:value-type="float" office:value="39035905" calcext:value-type="float">
            <text:p>39035905</text:p>
          </table:table-cell>
          <table:table-cell office:value-type="float" office:value="27571073" calcext:value-type="float">
            <text:p>27571073</text:p>
          </table:table-cell>
          <table:table-cell table:formula="of:=[.B186]-[.A186]" office:value-type="float" office:value="-11464832" calcext:value-type="float">
            <text:p>-11464832</text:p>
          </table:table-cell>
          <table:table-cell table:number-columns-repeated="3"/>
          <table:table-cell office:value-type="float" office:value="98872444" calcext:value-type="float">
            <text:p>98872444</text:p>
          </table:table-cell>
          <table:table-cell office:value-type="float" office:value="51053494" calcext:value-type="float">
            <text:p>51053494</text:p>
          </table:table-cell>
          <table:table-cell table:formula="of:=[.H186]-[.G186]" office:value-type="float" office:value="-47818950" calcext:value-type="float">
            <text:p>-47818950</text:p>
          </table:table-cell>
          <table:table-cell table:number-columns-repeated="2"/>
        </table:table-row>
        <table:table-row table:style-name="ro1">
          <table:table-cell office:value-type="float" office:value="42238334" calcext:value-type="float">
            <text:p>42238334</text:p>
          </table:table-cell>
          <table:table-cell office:value-type="float" office:value="120399363" calcext:value-type="float">
            <text:p>120399363</text:p>
          </table:table-cell>
          <table:table-cell table:formula="of:=[.B187]-[.A187]" office:value-type="float" office:value="78161029" calcext:value-type="float">
            <text:p>78161029</text:p>
          </table:table-cell>
          <table:table-cell table:number-columns-repeated="3"/>
          <table:table-cell office:value-type="float" office:value="97808667" calcext:value-type="float">
            <text:p>97808667</text:p>
          </table:table-cell>
          <table:table-cell office:value-type="float" office:value="1797671950" calcext:value-type="float">
            <text:p>1797671950</text:p>
          </table:table-cell>
          <table:table-cell table:formula="of:=[.H187]-[.G187]" office:value-type="float" office:value="1699863283" calcext:value-type="float">
            <text:p>1699863283</text:p>
          </table:table-cell>
          <table:table-cell table:number-columns-repeated="2"/>
        </table:table-row>
        <table:table-row table:style-name="ro1">
          <table:table-cell office:value-type="float" office:value="49367682" calcext:value-type="float">
            <text:p>49367682</text:p>
          </table:table-cell>
          <table:table-cell office:value-type="float" office:value="99103875" calcext:value-type="float">
            <text:p>99103875</text:p>
          </table:table-cell>
          <table:table-cell table:formula="of:=[.B188]-[.A188]" office:value-type="float" office:value="49736193" calcext:value-type="float">
            <text:p>49736193</text:p>
          </table:table-cell>
          <table:table-cell table:number-columns-repeated="3"/>
          <table:table-cell office:value-type="float" office:value="119601500" calcext:value-type="float">
            <text:p>119601500</text:p>
          </table:table-cell>
          <table:table-cell office:value-type="float" office:value="32622222" calcext:value-type="float">
            <text:p>32622222</text:p>
          </table:table-cell>
          <table:table-cell table:formula="of:=[.H188]-[.G188]" office:value-type="float" office:value="-86979278" calcext:value-type="float">
            <text:p>-86979278</text:p>
          </table:table-cell>
          <table:table-cell table:number-columns-repeated="2"/>
        </table:table-row>
        <table:table-row table:style-name="ro1">
          <table:table-cell office:value-type="float" office:value="56444544" calcext:value-type="float">
            <text:p>56444544</text:p>
          </table:table-cell>
          <table:table-cell office:value-type="float" office:value="254076957" calcext:value-type="float">
            <text:p>254076957</text:p>
          </table:table-cell>
          <table:table-cell table:formula="of:=[.B189]-[.A189]" office:value-type="float" office:value="197632413" calcext:value-type="float">
            <text:p>197632413</text:p>
          </table:table-cell>
          <table:table-cell table:number-columns-repeated="3"/>
          <table:table-cell office:value-type="float" office:value="130236280" calcext:value-type="float">
            <text:p>130236280</text:p>
          </table:table-cell>
          <table:table-cell office:value-type="float" office:value="2039218750" calcext:value-type="float">
            <text:p>2039218750</text:p>
          </table:table-cell>
          <table:table-cell table:formula="of:=[.H189]-[.G189]" office:value-type="float" office:value="1908982470" calcext:value-type="float">
            <text:p>1908982470</text:p>
          </table:table-cell>
          <table:table-cell table:number-columns-repeated="2"/>
        </table:table-row>
        <table:table-row table:style-name="ro1">
          <table:table-cell office:value-type="float" office:value="47750179" calcext:value-type="float">
            <text:p>47750179</text:p>
          </table:table-cell>
          <table:table-cell office:value-type="float" office:value="27861325" calcext:value-type="float">
            <text:p>27861325</text:p>
          </table:table-cell>
          <table:table-cell table:formula="of:=[.B190]-[.A190]" office:value-type="float" office:value="-19888854" calcext:value-type="float">
            <text:p>-19888854</text:p>
          </table:table-cell>
          <table:table-cell table:number-columns-repeated="3"/>
          <table:table-cell office:value-type="float" office:value="109791593" calcext:value-type="float">
            <text:p>109791593</text:p>
          </table:table-cell>
          <table:table-cell office:value-type="float" office:value="21523916" calcext:value-type="float">
            <text:p>21523916</text:p>
          </table:table-cell>
          <table:table-cell table:formula="of:=[.H190]-[.G190]" office:value-type="float" office:value="-88267677" calcext:value-type="float">
            <text:p>-88267677</text:p>
          </table:table-cell>
          <table:table-cell table:number-columns-repeated="2"/>
        </table:table-row>
        <table:table-row table:style-name="ro1">
          <table:table-cell office:value-type="float" office:value="40041513" calcext:value-type="float">
            <text:p>40041513</text:p>
          </table:table-cell>
          <table:table-cell office:value-type="float" office:value="72749734" calcext:value-type="float">
            <text:p>72749734</text:p>
          </table:table-cell>
          <table:table-cell table:formula="of:=[.B191]-[.A191]" office:value-type="float" office:value="32708221" calcext:value-type="float">
            <text:p>32708221</text:p>
          </table:table-cell>
          <table:table-cell table:number-columns-repeated="3"/>
          <table:table-cell office:value-type="float" office:value="140323884" calcext:value-type="float">
            <text:p>140323884</text:p>
          </table:table-cell>
          <table:table-cell office:value-type="float" office:value="394331199" calcext:value-type="float">
            <text:p>394331199</text:p>
          </table:table-cell>
          <table:table-cell table:formula="of:=[.H191]-[.G191]" office:value-type="float" office:value="254007315" calcext:value-type="float">
            <text:p>254007315</text:p>
          </table:table-cell>
          <table:table-cell table:number-columns-repeated="2"/>
        </table:table-row>
        <table:table-row table:style-name="ro1">
          <table:table-cell office:value-type="float" office:value="46346650" calcext:value-type="float">
            <text:p>46346650</text:p>
          </table:table-cell>
          <table:table-cell office:value-type="float" office:value="218488710" calcext:value-type="float">
            <text:p>218488710</text:p>
          </table:table-cell>
          <table:table-cell table:formula="of:=[.B192]-[.A192]" office:value-type="float" office:value="172142060" calcext:value-type="float">
            <text:p>172142060</text:p>
          </table:table-cell>
          <table:table-cell table:number-columns-repeated="3"/>
          <table:table-cell office:value-type="float" office:value="127525380" calcext:value-type="float">
            <text:p>127525380</text:p>
          </table:table-cell>
          <table:table-cell office:value-type="float" office:value="30660800" calcext:value-type="float">
            <text:p>30660800</text:p>
          </table:table-cell>
          <table:table-cell table:formula="of:=[.H192]-[.G192]" office:value-type="float" office:value="-96864580" calcext:value-type="float">
            <text:p>-96864580</text:p>
          </table:table-cell>
          <table:table-cell table:number-columns-repeated="2"/>
        </table:table-row>
        <table:table-row table:style-name="ro1">
          <table:table-cell office:value-type="float" office:value="42948646" calcext:value-type="float">
            <text:p>42948646</text:p>
          </table:table-cell>
          <table:table-cell office:value-type="float" office:value="25457910" calcext:value-type="float">
            <text:p>25457910</text:p>
          </table:table-cell>
          <table:table-cell table:formula="of:=[.B193]-[.A193]" office:value-type="float" office:value="-17490736" calcext:value-type="float">
            <text:p>-17490736</text:p>
          </table:table-cell>
          <table:table-cell table:number-columns-repeated="3"/>
          <table:table-cell office:value-type="float" office:value="119124215" calcext:value-type="float">
            <text:p>119124215</text:p>
          </table:table-cell>
          <table:table-cell office:value-type="float" office:value="790671380" calcext:value-type="float">
            <text:p>790671380</text:p>
          </table:table-cell>
          <table:table-cell table:formula="of:=[.H193]-[.G193]" office:value-type="float" office:value="671547165" calcext:value-type="float">
            <text:p>671547165</text:p>
          </table:table-cell>
          <table:table-cell table:number-columns-repeated="2"/>
        </table:table-row>
        <table:table-row table:style-name="ro1">
          <table:table-cell office:value-type="float" office:value="65480855" calcext:value-type="float">
            <text:p>65480855</text:p>
          </table:table-cell>
          <table:table-cell office:value-type="float" office:value="18804520" calcext:value-type="float">
            <text:p>18804520</text:p>
          </table:table-cell>
          <table:table-cell table:formula="of:=[.B194]-[.A194]" office:value-type="float" office:value="-46676335" calcext:value-type="float">
            <text:p>-46676335</text:p>
          </table:table-cell>
          <table:table-cell table:number-columns-repeated="3"/>
          <table:table-cell office:value-type="float" office:value="116717116" calcext:value-type="float">
            <text:p>116717116</text:p>
          </table:table-cell>
          <table:table-cell office:value-type="float" office:value="16815248" calcext:value-type="float">
            <text:p>16815248</text:p>
          </table:table-cell>
          <table:table-cell table:formula="of:=[.H194]-[.G194]" office:value-type="float" office:value="-99901868" calcext:value-type="float">
            <text:p>-99901868</text:p>
          </table:table-cell>
          <table:table-cell table:number-columns-repeated="2"/>
        </table:table-row>
        <table:table-row table:style-name="ro1">
          <table:table-cell office:value-type="float" office:value="103952646" calcext:value-type="float">
            <text:p>103952646</text:p>
          </table:table-cell>
          <table:table-cell office:value-type="float" office:value="96334025" calcext:value-type="float">
            <text:p>96334025</text:p>
          </table:table-cell>
          <table:table-cell table:formula="of:=[.B195]-[.A195]" office:value-type="float" office:value="-7618621" calcext:value-type="float">
            <text:p>-7618621</text:p>
          </table:table-cell>
          <table:table-cell table:number-columns-repeated="3"/>
          <table:table-cell office:value-type="float" office:value="261246728" calcext:value-type="float">
            <text:p>261246728</text:p>
          </table:table-cell>
          <table:table-cell office:value-type="float" office:value="19526926" calcext:value-type="float">
            <text:p>19526926</text:p>
          </table:table-cell>
          <table:table-cell table:formula="of:=[.H195]-[.G195]" office:value-type="float" office:value="-241719802" calcext:value-type="float">
            <text:p>-241719802</text:p>
          </table:table-cell>
          <table:table-cell table:number-columns-repeated="2"/>
        </table:table-row>
        <table:table-row table:style-name="ro1">
          <table:table-cell office:value-type="float" office:value="43560207" calcext:value-type="float">
            <text:p>43560207</text:p>
          </table:table-cell>
          <table:table-cell office:value-type="float" office:value="96907284" calcext:value-type="float">
            <text:p>96907284</text:p>
          </table:table-cell>
          <table:table-cell table:formula="of:=[.B196]-[.A196]" office:value-type="float" office:value="53347077" calcext:value-type="float">
            <text:p>53347077</text:p>
          </table:table-cell>
          <table:table-cell table:number-columns-repeated="3"/>
          <table:table-cell office:value-type="float" office:value="167241546" calcext:value-type="float">
            <text:p>167241546</text:p>
          </table:table-cell>
          <table:table-cell office:value-type="float" office:value="17419622" calcext:value-type="float">
            <text:p>17419622</text:p>
          </table:table-cell>
          <table:table-cell table:formula="of:=[.H196]-[.G196]" office:value-type="float" office:value="-149821924" calcext:value-type="float">
            <text:p>-149821924</text:p>
          </table:table-cell>
          <table:table-cell table:number-columns-repeated="2"/>
        </table:table-row>
        <table:table-row table:style-name="ro1">
          <table:table-cell office:value-type="float" office:value="45246074" calcext:value-type="float">
            <text:p>45246074</text:p>
          </table:table-cell>
          <table:table-cell office:value-type="float" office:value="67015605" calcext:value-type="float">
            <text:p>67015605</text:p>
          </table:table-cell>
          <table:table-cell table:formula="of:=[.B197]-[.A197]" office:value-type="float" office:value="21769531" calcext:value-type="float">
            <text:p>21769531</text:p>
          </table:table-cell>
          <table:table-cell table:number-columns-repeated="3"/>
          <table:table-cell office:value-type="float" office:value="167559608" calcext:value-type="float">
            <text:p>167559608</text:p>
          </table:table-cell>
          <table:table-cell office:value-type="float" office:value="2083946488" calcext:value-type="float">
            <text:p>2083946488</text:p>
          </table:table-cell>
          <table:table-cell table:formula="of:=[.H197]-[.G197]" office:value-type="float" office:value="1916386880" calcext:value-type="float">
            <text:p>1916386880</text:p>
          </table:table-cell>
          <table:table-cell table:number-columns-repeated="2"/>
        </table:table-row>
        <table:table-row table:style-name="ro1">
          <table:table-cell office:value-type="float" office:value="40961631" calcext:value-type="float">
            <text:p>40961631</text:p>
          </table:table-cell>
          <table:table-cell office:value-type="float" office:value="88646780" calcext:value-type="float">
            <text:p>88646780</text:p>
          </table:table-cell>
          <table:table-cell table:formula="of:=[.B198]-[.A198]" office:value-type="float" office:value="47685149" calcext:value-type="float">
            <text:p>47685149</text:p>
          </table:table-cell>
          <table:table-cell table:number-columns-repeated="3"/>
          <table:table-cell office:value-type="float" office:value="114304910" calcext:value-type="float">
            <text:p>114304910</text:p>
          </table:table-cell>
          <table:table-cell office:value-type="float" office:value="24184822" calcext:value-type="float">
            <text:p>24184822</text:p>
          </table:table-cell>
          <table:table-cell table:formula="of:=[.H198]-[.G198]" office:value-type="float" office:value="-90120088" calcext:value-type="float">
            <text:p>-90120088</text:p>
          </table:table-cell>
          <table:table-cell table:number-columns-repeated="2"/>
        </table:table-row>
        <table:table-row table:style-name="ro1">
          <table:table-cell office:value-type="float" office:value="62858083" calcext:value-type="float">
            <text:p>62858083</text:p>
          </table:table-cell>
          <table:table-cell office:value-type="float" office:value="133479147" calcext:value-type="float">
            <text:p>133479147</text:p>
          </table:table-cell>
          <table:table-cell table:formula="of:=[.B199]-[.A199]" office:value-type="float" office:value="70621064" calcext:value-type="float">
            <text:p>70621064</text:p>
          </table:table-cell>
          <table:table-cell table:number-columns-repeated="3"/>
          <table:table-cell office:value-type="float" office:value="149338706" calcext:value-type="float">
            <text:p>149338706</text:p>
          </table:table-cell>
          <table:table-cell office:value-type="float" office:value="61824848" calcext:value-type="float">
            <text:p>61824848</text:p>
          </table:table-cell>
          <table:table-cell table:formula="of:=[.H199]-[.G199]" office:value-type="float" office:value="-87513858" calcext:value-type="float">
            <text:p>-87513858</text:p>
          </table:table-cell>
          <table:table-cell table:number-columns-repeated="2"/>
        </table:table-row>
        <table:table-row table:style-name="ro1">
          <table:table-cell office:value-type="float" office:value="36606909" calcext:value-type="float">
            <text:p>36606909</text:p>
          </table:table-cell>
          <table:table-cell office:value-type="float" office:value="178126690" calcext:value-type="float">
            <text:p>178126690</text:p>
          </table:table-cell>
          <table:table-cell table:formula="of:=[.B200]-[.A200]" office:value-type="float" office:value="141519781" calcext:value-type="float">
            <text:p>141519781</text:p>
          </table:table-cell>
          <table:table-cell table:number-columns-repeated="3"/>
          <table:table-cell office:value-type="float" office:value="137650774" calcext:value-type="float">
            <text:p>137650774</text:p>
          </table:table-cell>
          <table:table-cell office:value-type="float" office:value="86054328" calcext:value-type="float">
            <text:p>86054328</text:p>
          </table:table-cell>
          <table:table-cell table:formula="of:=[.H200]-[.G200]" office:value-type="float" office:value="-51596446" calcext:value-type="float">
            <text:p>-51596446</text:p>
          </table:table-cell>
          <table:table-cell table:number-columns-repeated="2"/>
        </table:table-row>
        <table:table-row table:style-name="ro1">
          <table:table-cell office:value-type="float" office:value="107849107" calcext:value-type="float">
            <text:p>107849107</text:p>
          </table:table-cell>
          <table:table-cell office:value-type="float" office:value="191820236" calcext:value-type="float">
            <text:p>191820236</text:p>
          </table:table-cell>
          <table:table-cell table:formula="of:=[.B201]-[.A201]" office:value-type="float" office:value="83971129" calcext:value-type="float">
            <text:p>83971129</text:p>
          </table:table-cell>
          <table:table-cell table:number-columns-repeated="3"/>
          <table:table-cell office:value-type="float" office:value="120097461" calcext:value-type="float">
            <text:p>120097461</text:p>
          </table:table-cell>
          <table:table-cell office:value-type="float" office:value="24821118" calcext:value-type="float">
            <text:p>24821118</text:p>
          </table:table-cell>
          <table:table-cell table:formula="of:=[.H201]-[.G201]" office:value-type="float" office:value="-95276343" calcext:value-type="float">
            <text:p>-95276343</text:p>
          </table:table-cell>
          <table:table-cell table:number-columns-repeated="2"/>
        </table:table-row>
        <table:table-row table:style-name="ro1">
          <table:table-cell office:value-type="float" office:value="341676053" calcext:value-type="float">
            <text:p>341676053</text:p>
          </table:table-cell>
          <table:table-cell office:value-type="float" office:value="88034597" calcext:value-type="float">
            <text:p>88034597</text:p>
          </table:table-cell>
          <table:table-cell table:formula="of:=[.B202]-[.A202]" office:value-type="float" office:value="-253641456" calcext:value-type="float">
            <text:p>-253641456</text:p>
          </table:table-cell>
          <table:table-cell table:number-columns-repeated="3"/>
          <table:table-cell office:value-type="float" office:value="108723090" calcext:value-type="float">
            <text:p>108723090</text:p>
          </table:table-cell>
          <table:table-cell office:value-type="float" office:value="99957691" calcext:value-type="float">
            <text:p>99957691</text:p>
          </table:table-cell>
          <table:table-cell table:formula="of:=[.H202]-[.G202]" office:value-type="float" office:value="-8765399" calcext:value-type="float">
            <text:p>-8765399</text:p>
          </table:table-cell>
          <table:table-cell table:number-columns-repeated="2"/>
        </table:table-row>
        <table:table-row table:style-name="ro1">
          <table:table-cell office:value-type="float" office:value="132308788" calcext:value-type="float">
            <text:p>132308788</text:p>
          </table:table-cell>
          <table:table-cell office:value-type="float" office:value="181304847" calcext:value-type="float">
            <text:p>181304847</text:p>
          </table:table-cell>
          <table:table-cell table:formula="of:=[.B203]-[.A203]" office:value-type="float" office:value="48996059" calcext:value-type="float">
            <text:p>48996059</text:p>
          </table:table-cell>
          <table:table-cell table:number-columns-repeated="3"/>
          <table:table-cell office:value-type="float" office:value="181683048" calcext:value-type="float">
            <text:p>181683048</text:p>
          </table:table-cell>
          <table:table-cell office:value-type="float" office:value="60820745" calcext:value-type="float">
            <text:p>60820745</text:p>
          </table:table-cell>
          <table:table-cell table:formula="of:=[.H203]-[.G203]" office:value-type="float" office:value="-120862303" calcext:value-type="float">
            <text:p>-120862303</text:p>
          </table:table-cell>
          <table:table-cell table:number-columns-repeated="2"/>
        </table:table-row>
        <table:table-row table:style-name="ro1">
          <table:table-cell office:value-type="float" office:value="405964923" calcext:value-type="float">
            <text:p>405964923</text:p>
          </table:table-cell>
          <table:table-cell office:value-type="float" office:value="112561270" calcext:value-type="float">
            <text:p>112561270</text:p>
          </table:table-cell>
          <table:table-cell table:formula="of:=[.B204]-[.A204]" office:value-type="float" office:value="-293403653" calcext:value-type="float">
            <text:p>-293403653</text:p>
          </table:table-cell>
          <table:table-cell table:number-columns-repeated="3"/>
          <table:table-cell office:value-type="float" office:value="165025052" calcext:value-type="float">
            <text:p>165025052</text:p>
          </table:table-cell>
          <table:table-cell office:value-type="float" office:value="28262071" calcext:value-type="float">
            <text:p>28262071</text:p>
          </table:table-cell>
          <table:table-cell table:formula="of:=[.H204]-[.G204]" office:value-type="float" office:value="-136762981" calcext:value-type="float">
            <text:p>-136762981</text:p>
          </table:table-cell>
          <table:table-cell table:number-columns-repeated="2"/>
        </table:table-row>
        <table:table-row table:style-name="ro1">
          <table:table-cell office:value-type="float" office:value="162560702" calcext:value-type="float">
            <text:p>162560702</text:p>
          </table:table-cell>
          <table:table-cell office:value-type="float" office:value="102646131" calcext:value-type="float">
            <text:p>102646131</text:p>
          </table:table-cell>
          <table:table-cell table:formula="of:=[.B205]-[.A205]" office:value-type="float" office:value="-59914571" calcext:value-type="float">
            <text:p>-59914571</text:p>
          </table:table-cell>
          <table:table-cell table:number-columns-repeated="3"/>
          <table:table-cell office:value-type="float" office:value="193815172" calcext:value-type="float">
            <text:p>193815172</text:p>
          </table:table-cell>
          <table:table-cell office:value-type="float" office:value="477605673" calcext:value-type="float">
            <text:p>477605673</text:p>
          </table:table-cell>
          <table:table-cell table:formula="of:=[.H205]-[.G205]" office:value-type="float" office:value="283790501" calcext:value-type="float">
            <text:p>283790501</text:p>
          </table:table-cell>
          <table:table-cell table:number-columns-repeated="2"/>
        </table:table-row>
        <table:table-row table:style-name="ro1">
          <table:table-cell office:value-type="float" office:value="109049751" calcext:value-type="float">
            <text:p>109049751</text:p>
          </table:table-cell>
          <table:table-cell office:value-type="float" office:value="147961795" calcext:value-type="float">
            <text:p>147961795</text:p>
          </table:table-cell>
          <table:table-cell table:formula="of:=[.B206]-[.A206]" office:value-type="float" office:value="38912044" calcext:value-type="float">
            <text:p>38912044</text:p>
          </table:table-cell>
          <table:table-cell table:number-columns-repeated="3"/>
          <table:table-cell office:value-type="float" office:value="182696381" calcext:value-type="float">
            <text:p>182696381</text:p>
          </table:table-cell>
          <table:table-cell office:value-type="float" office:value="1879699188" calcext:value-type="float">
            <text:p>1879699188</text:p>
          </table:table-cell>
          <table:table-cell table:formula="of:=[.H206]-[.G206]" office:value-type="float" office:value="1697002807" calcext:value-type="float">
            <text:p>1697002807</text:p>
          </table:table-cell>
          <table:table-cell table:number-columns-repeated="2"/>
        </table:table-row>
        <table:table-row table:style-name="ro1">
          <table:table-cell office:value-type="float" office:value="49503017" calcext:value-type="float">
            <text:p>49503017</text:p>
          </table:table-cell>
          <table:table-cell office:value-type="float" office:value="111155661" calcext:value-type="float">
            <text:p>111155661</text:p>
          </table:table-cell>
          <table:table-cell table:formula="of:=[.B207]-[.A207]" office:value-type="float" office:value="61652644" calcext:value-type="float">
            <text:p>61652644</text:p>
          </table:table-cell>
          <table:table-cell table:number-columns-repeated="3"/>
          <table:table-cell office:value-type="float" office:value="165945075" calcext:value-type="float">
            <text:p>165945075</text:p>
          </table:table-cell>
          <table:table-cell office:value-type="float" office:value="964856418" calcext:value-type="float">
            <text:p>964856418</text:p>
          </table:table-cell>
          <table:table-cell table:formula="of:=[.H207]-[.G207]" office:value-type="float" office:value="798911343" calcext:value-type="float">
            <text:p>798911343</text:p>
          </table:table-cell>
          <table:table-cell table:number-columns-repeated="2"/>
        </table:table-row>
        <table:table-row table:style-name="ro1">
          <table:table-cell office:value-type="float" office:value="213545127" calcext:value-type="float">
            <text:p>213545127</text:p>
          </table:table-cell>
          <table:table-cell office:value-type="float" office:value="127199365" calcext:value-type="float">
            <text:p>127199365</text:p>
          </table:table-cell>
          <table:table-cell table:formula="of:=[.B208]-[.A208]" office:value-type="float" office:value="-86345762" calcext:value-type="float">
            <text:p>-86345762</text:p>
          </table:table-cell>
          <table:table-cell table:number-columns-repeated="3"/>
          <table:table-cell office:value-type="float" office:value="263256761" calcext:value-type="float">
            <text:p>263256761</text:p>
          </table:table-cell>
          <table:table-cell office:value-type="float" office:value="2218841390" calcext:value-type="float">
            <text:p>2218841390</text:p>
          </table:table-cell>
          <table:table-cell table:formula="of:=[.H208]-[.G208]" office:value-type="float" office:value="1955584629" calcext:value-type="float">
            <text:p>1955584629</text:p>
          </table:table-cell>
          <table:table-cell table:number-columns-repeated="2"/>
        </table:table-row>
        <table:table-row table:style-name="ro1">
          <table:table-cell office:value-type="float" office:value="79837464" calcext:value-type="float">
            <text:p>79837464</text:p>
          </table:table-cell>
          <table:table-cell office:value-type="float" office:value="158981955" calcext:value-type="float">
            <text:p>158981955</text:p>
          </table:table-cell>
          <table:table-cell table:formula="of:=[.B209]-[.A209]" office:value-type="float" office:value="79144491" calcext:value-type="float">
            <text:p>79144491</text:p>
          </table:table-cell>
          <table:table-cell table:number-columns-repeated="3"/>
          <table:table-cell office:value-type="float" office:value="149763043" calcext:value-type="float">
            <text:p>149763043</text:p>
          </table:table-cell>
          <table:table-cell office:value-type="float" office:value="870814408" calcext:value-type="float">
            <text:p>870814408</text:p>
          </table:table-cell>
          <table:table-cell table:formula="of:=[.H209]-[.G209]" office:value-type="float" office:value="721051365" calcext:value-type="float">
            <text:p>721051365</text:p>
          </table:table-cell>
          <table:table-cell table:number-columns-repeated="2"/>
        </table:table-row>
        <table:table-row table:style-name="ro1">
          <table:table-cell office:value-type="float" office:value="124975913" calcext:value-type="float">
            <text:p>124975913</text:p>
          </table:table-cell>
          <table:table-cell office:value-type="float" office:value="137275189" calcext:value-type="float">
            <text:p>137275189</text:p>
          </table:table-cell>
          <table:table-cell table:formula="of:=[.B210]-[.A210]" office:value-type="float" office:value="12299276" calcext:value-type="float">
            <text:p>12299276</text:p>
          </table:table-cell>
          <table:table-cell table:number-columns-repeated="3"/>
          <table:table-cell office:value-type="float" office:value="262853021" calcext:value-type="float">
            <text:p>262853021</text:p>
          </table:table-cell>
          <table:table-cell office:value-type="float" office:value="154683336" calcext:value-type="float">
            <text:p>154683336</text:p>
          </table:table-cell>
          <table:table-cell table:formula="of:=[.H210]-[.G210]" office:value-type="float" office:value="-108169685" calcext:value-type="float">
            <text:p>-108169685</text:p>
          </table:table-cell>
          <table:table-cell table:number-columns-repeated="2"/>
        </table:table-row>
        <table:table-row table:style-name="ro1">
          <table:table-cell office:value-type="float" office:value="95243879" calcext:value-type="float">
            <text:p>95243879</text:p>
          </table:table-cell>
          <table:table-cell office:value-type="float" office:value="113729240" calcext:value-type="float">
            <text:p>113729240</text:p>
          </table:table-cell>
          <table:table-cell table:formula="of:=[.B211]-[.A211]" office:value-type="float" office:value="18485361" calcext:value-type="float">
            <text:p>18485361</text:p>
          </table:table-cell>
          <table:table-cell table:number-columns-repeated="3"/>
          <table:table-cell office:value-type="float" office:value="185560176" calcext:value-type="float">
            <text:p>185560176</text:p>
          </table:table-cell>
          <table:table-cell office:value-type="float" office:value="228311456" calcext:value-type="float">
            <text:p>228311456</text:p>
          </table:table-cell>
          <table:table-cell table:formula="of:=[.H211]-[.G211]" office:value-type="float" office:value="42751280" calcext:value-type="float">
            <text:p>42751280</text:p>
          </table:table-cell>
          <table:table-cell table:number-columns-repeated="2"/>
        </table:table-row>
        <table:table-row table:style-name="ro1">
          <table:table-cell office:value-type="float" office:value="72548499" calcext:value-type="float">
            <text:p>72548499</text:p>
          </table:table-cell>
          <table:table-cell office:value-type="float" office:value="250232588" calcext:value-type="float">
            <text:p>250232588</text:p>
          </table:table-cell>
          <table:table-cell table:formula="of:=[.B212]-[.A212]" office:value-type="float" office:value="177684089" calcext:value-type="float">
            <text:p>177684089</text:p>
          </table:table-cell>
          <table:table-cell table:number-columns-repeated="3"/>
          <table:table-cell office:value-type="float" office:value="148983399" calcext:value-type="float">
            <text:p>148983399</text:p>
          </table:table-cell>
          <table:table-cell office:value-type="float" office:value="1532410789" calcext:value-type="float">
            <text:p>1532410789</text:p>
          </table:table-cell>
          <table:table-cell table:formula="of:=[.H212]-[.G212]" office:value-type="float" office:value="1383427390" calcext:value-type="float">
            <text:p>1383427390</text:p>
          </table:table-cell>
          <table:table-cell table:number-columns-repeated="2"/>
        </table:table-row>
        <table:table-row table:style-name="ro1">
          <table:table-cell office:value-type="float" office:value="95744845" calcext:value-type="float">
            <text:p>95744845</text:p>
          </table:table-cell>
          <table:table-cell office:value-type="float" office:value="24394531" calcext:value-type="float">
            <text:p>24394531</text:p>
          </table:table-cell>
          <table:table-cell table:formula="of:=[.B213]-[.A213]" office:value-type="float" office:value="-71350314" calcext:value-type="float">
            <text:p>-71350314</text:p>
          </table:table-cell>
          <table:table-cell table:number-columns-repeated="3"/>
          <table:table-cell office:value-type="float" office:value="112704464" calcext:value-type="float">
            <text:p>112704464</text:p>
          </table:table-cell>
          <table:table-cell office:value-type="float" office:value="16572168" calcext:value-type="float">
            <text:p>16572168</text:p>
          </table:table-cell>
          <table:table-cell table:formula="of:=[.H213]-[.G213]" office:value-type="float" office:value="-96132296" calcext:value-type="float">
            <text:p>-96132296</text:p>
          </table:table-cell>
          <table:table-cell table:number-columns-repeated="2"/>
        </table:table-row>
        <table:table-row table:style-name="ro1">
          <table:table-cell office:value-type="float" office:value="147780261" calcext:value-type="float">
            <text:p>147780261</text:p>
          </table:table-cell>
          <table:table-cell office:value-type="float" office:value="205491839" calcext:value-type="float">
            <text:p>205491839</text:p>
          </table:table-cell>
          <table:table-cell table:formula="of:=[.B214]-[.A214]" office:value-type="float" office:value="57711578" calcext:value-type="float">
            <text:p>57711578</text:p>
          </table:table-cell>
          <table:table-cell table:number-columns-repeated="3"/>
          <table:table-cell office:value-type="float" office:value="223801949" calcext:value-type="float">
            <text:p>223801949</text:p>
          </table:table-cell>
          <table:table-cell office:value-type="float" office:value="1519420029" calcext:value-type="float">
            <text:p>1519420029</text:p>
          </table:table-cell>
          <table:table-cell table:formula="of:=[.H214]-[.G214]" office:value-type="float" office:value="1295618080" calcext:value-type="float">
            <text:p>1295618080</text:p>
          </table:table-cell>
          <table:table-cell table:number-columns-repeated="2"/>
        </table:table-row>
        <table:table-row table:style-name="ro1">
          <table:table-cell office:value-type="float" office:value="74439079" calcext:value-type="float">
            <text:p>74439079</text:p>
          </table:table-cell>
          <table:table-cell office:value-type="float" office:value="97843271" calcext:value-type="float">
            <text:p>97843271</text:p>
          </table:table-cell>
          <table:table-cell table:formula="of:=[.B215]-[.A215]" office:value-type="float" office:value="23404192" calcext:value-type="float">
            <text:p>23404192</text:p>
          </table:table-cell>
          <table:table-cell table:number-columns-repeated="3"/>
          <table:table-cell office:value-type="float" office:value="188883713" calcext:value-type="float">
            <text:p>188883713</text:p>
          </table:table-cell>
          <table:table-cell office:value-type="float" office:value="51651339" calcext:value-type="float">
            <text:p>51651339</text:p>
          </table:table-cell>
          <table:table-cell table:formula="of:=[.H215]-[.G215]" office:value-type="float" office:value="-137232374" calcext:value-type="float">
            <text:p>-1372323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1:52:25.762431186</meta:creation-date>
    <dc:date>2015-02-06T02:08:36.594314755</dc:date>
    <meta:editing-duration>PT30S</meta:editing-duration>
    <meta:editing-cycles>1</meta:editing-cycles>
    <meta:document-statistic meta:table-count="1" meta:cell-count="1230" meta:object-count="0"/>
    <meta:generator>LibreOffice/4.2.7.2$Linux_X86_64 LibreOffice_project/420m0$Build-2</meta:generator>
  </office:meta>
</office:document-meta>
</file>